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98in"/>
    </style:style>
    <style:style style:name="co2" style:family="table-column">
      <style:table-column-properties fo:break-before="auto" style:column-width="3.2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1.4602in"/>
    </style:style>
    <style:style style:name="co7" style:family="table-column">
      <style:table-column-properties fo:break-before="auto" style:column-width="1.5681in"/>
    </style:style>
    <style:style style:name="co8" style:family="table-column">
      <style:table-column-properties fo:break-before="auto" style:column-width="1.4071in"/>
    </style:style>
    <style:style style:name="co9" style:family="table-column">
      <style:table-column-properties fo:break-before="auto" style:column-width="1.5138in"/>
    </style:style>
    <style:style style:name="co10" style:family="table-column">
      <style:table-column-properties fo:break-before="auto" style:column-width="1.3535in"/>
    </style:style>
    <style:style style:name="co11" style:family="table-column">
      <style:table-column-properties fo:break-before="auto" style:column-width="1.3264in"/>
    </style:style>
    <style:style style:name="co12" style:family="table-column">
      <style:table-column-properties fo:break-before="auto" style:column-width="1.2457in"/>
    </style:style>
    <style:style style:name="co13" style:family="table-column">
      <style:table-column-properties fo:break-before="auto" style:column-width="1.8307in"/>
    </style:style>
    <style:style style:name="co14" style:family="table-column">
      <style:table-column-properties fo:break-before="auto" style:column-width="2.0283in"/>
    </style:style>
    <style:style style:name="co15" style:family="table-column">
      <style:table-column-properties fo:break-before="auto" style:column-width="1.7319in"/>
    </style:style>
    <style:style style:name="co16" style:family="table-column">
      <style:table-column-properties fo:break-before="auto" style:column-width="3.511in"/>
    </style:style>
    <style:style style:name="co17" style:family="table-column">
      <style:table-column-properties fo:break-before="auto" style:column-width="1.8154in"/>
    </style:style>
    <style:style style:name="co18" style:family="table-column">
      <style:table-column-properties fo:break-before="auto" style:column-width="2.4016in"/>
    </style:style>
    <style:style style:name="co19" style:family="table-column">
      <style:table-column-properties fo:break-before="auto" style:column-width="2.3016in"/>
    </style:style>
    <style:style style:name="co20" style:family="table-column">
      <style:table-column-properties fo:break-before="auto" style:column-width="1.872in"/>
    </style:style>
    <style:style style:name="co21" style:family="table-column">
      <style:table-column-properties fo:break-before="auto" style:column-width="1.7583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1.7866in"/>
    </style:style>
    <style:style style:name="co24" style:family="table-column">
      <style:table-column-properties fo:break-before="auto" style:column-width="2.7543in"/>
    </style:style>
    <style:style style:name="co25" style:family="table-column">
      <style:table-column-properties fo:break-before="auto" style:column-width="1.798in"/>
    </style:style>
    <style:style style:name="co26" style:family="table-column">
      <style:table-column-properties fo:break-before="auto" style:column-width="1.2535in"/>
    </style:style>
    <style:style style:name="co27" style:family="table-column">
      <style:table-column-properties fo:break-before="auto" style:column-width="1.3028in"/>
    </style:style>
    <style:style style:name="co28" style:family="table-column">
      <style:table-column-properties fo:break-before="auto" style:column-width="1.2366in"/>
    </style:style>
    <style:style style:name="co29" style:family="table-column">
      <style:table-column-properties fo:break-before="auto" style:column-width="1.5638in"/>
    </style:style>
    <style:style style:name="co30" style:family="table-column">
      <style:table-column-properties fo:break-before="auto" style:column-width="1.539in"/>
    </style:style>
    <style:style style:name="co31" style:family="table-column">
      <style:table-column-properties fo:break-before="auto" style:column-width="3.1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rv8(no rank interleaving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278495018041847" calcext:value-type="float">
            <text:p>0.278495018041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194180492570775" calcext:value-type="float">
            <text:p>0.19418049257077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load_input_bw[GB/sec](numadefault)</text:p>
          </table:table-cell>
          <table:table-cell table:style-name="ce1" office:value-type="float" office:value="9.869007" calcext:value-type="float">
            <text:p>9.8690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load_input_bw[GB/sec](numa12)</text:p>
          </table:table-cell>
          <table:table-cell table:style-name="ce1" office:value-type="float" office:value="15.971981" calcext:value-type="float">
            <text:p>15.9719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673168526738273" calcext:value-type="float">
            <text:p>0.6731685267382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758603855641873" calcext:value-type="float">
            <text:p>0.7586038556418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483364552198796" calcext:value-type="float">
            <text:p>0.048336455219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472156517873513" calcext:value-type="float">
            <text:p>0.0472156517873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88.69103" calcext:value-type="float">
            <text:p>88.69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78.59703" calcext:value-type="float">
            <text:p>78.59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502166688631368" calcext:value-type="float">
            <text:p>0.502166688631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450278423615584" calcext:value-type="float">
            <text:p>0.450278423615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default)</text:p>
          </table:table-cell>
          <table:table-cell office:value-type="float" office:value="13.313911" calcext:value-type="float">
            <text:p>13.3139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12)</text:p>
          </table:table-cell>
          <table:table-cell office:value-type="float" office:value="16.521357" calcext:value-type="float">
            <text:p>16.5213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422366940880304" calcext:value-type="float">
            <text:p>0.422366940880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469138566046281" calcext:value-type="float">
            <text:p>0.4691385660462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754663704883281" calcext:value-type="float">
            <text:p>0.075466370488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805830103381352" calcext:value-type="float">
            <text:p>0.0805830103381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72.92003" calcext:value-type="float">
            <text:p>72.92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65.53503" calcext:value-type="float">
            <text:p>65.53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725828609391019" calcext:value-type="float">
            <text:p>0.7258286093910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654667965926643" calcext:value-type="float">
            <text:p>0.6546679659266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default)</text:p>
          </table:table-cell>
          <table:table-cell office:value-type="float" office:value="17.870632" calcext:value-type="float">
            <text:p>17.8706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12)</text:p>
          </table:table-cell>
          <table:table-cell office:value-type="float" office:value="25.122572" calcext:value-type="float">
            <text:p>25.122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211075981319116" calcext:value-type="float">
            <text:p>0.211075981319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267622534727569" calcext:value-type="float">
            <text:p>0.2676225347275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630954092898649" calcext:value-type="float">
            <text:p>0.063095409289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777094993457876" calcext:value-type="float">
            <text:p>0.0777094993457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75.17203" calcext:value-type="float">
            <text:p>75.172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59.28503" calcext:value-type="float">
            <text:p>59.28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769444796814985" calcext:value-type="float">
            <text:p>0.769444796814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796249832669719" calcext:value-type="float">
            <text:p>0.7962498326697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default)</text:p>
          </table:table-cell>
          <table:table-cell office:value-type="float" office:value="29.086505" calcext:value-type="float">
            <text:p>29.0865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12)</text:p>
          </table:table-cell>
          <table:table-cell office:value-type="float" office:value="26.990955" calcext:value-type="float">
            <text:p>26.990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163042724804796" calcext:value-type="float">
            <text:p>0.163042724804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156625698727908" calcext:value-type="float">
            <text:p>0.1566256987279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675124783802183" calcext:value-type="float">
            <text:p>0.0675124783802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471244686023737" calcext:value-type="float">
            <text:p>0.047124468602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65.35103" calcext:value-type="float">
            <text:p>65.35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68.05403" calcext:value-type="float">
            <text:p>68.054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871272555110124" calcext:value-type="float">
            <text:p>0.8712725551101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844835205013715" calcext:value-type="float">
            <text:p>0.8448352050137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default)</text:p>
          </table:table-cell>
          <table:table-cell office:value-type="float" office:value="21.033886" calcext:value-type="float">
            <text:p>21.0338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12)</text:p>
          </table:table-cell>
          <table:table-cell office:value-type="float" office:value="26.080464" calcext:value-type="float">
            <text:p>26.0804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0776706136572496" calcext:value-type="float">
            <text:p>0.077670613657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0931124127926651" calcext:value-type="float">
            <text:p>0.093112412792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510568312326269" calcext:value-type="float">
            <text:p>0.051056831232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6205238219362" calcext:value-type="float">
            <text:p>0.062052382193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106.41103" calcext:value-type="float">
            <text:p>106.41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88.50603" calcext:value-type="float">
            <text:p>88.50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847257604031296" calcext:value-type="float">
            <text:p>0.8472576040312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885769890904354" calcext:value-type="float">
            <text:p>0.885769890904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default)</text:p>
          </table:table-cell>
          <table:table-cell office:value-type="float" office:value="27.056666" calcext:value-type="float">
            <text:p>27.0566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12)</text:p>
          </table:table-cell>
          <table:table-cell office:value-type="float" office:value="22.185" calcext:value-type="float">
            <text:p>22.1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0668730062613773" calcext:value-type="float">
            <text:p>0.066873006261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057074747579627" calcext:value-type="float">
            <text:p>0.057074747579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858693897073269" calcext:value-type="float">
            <text:p>0.085869389707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571553615160192" calcext:value-type="float">
            <text:p>0.0571553615160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106.33603" calcext:value-type="float">
            <text:p>106.33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124.04803" calcext:value-type="float">
            <text:p>124.04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899618134825144" calcext:value-type="float">
            <text:p>0.899618134825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894855110675218" calcext:value-type="float">
            <text:p>0.8948551106752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default)</text:p>
          </table:table-cell>
          <table:table-cell office:value-type="float" office:value="27.520926" calcext:value-type="float">
            <text:p>27.5209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12)</text:p>
          </table:table-cell>
          <table:table-cell office:value-type="float" office:value="28.955789" calcext:value-type="float">
            <text:p>28.9557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0493699355805122" calcext:value-type="float">
            <text:p>0.0493699355805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0514031858582045" calcext:value-type="float">
            <text:p>0.0514031858582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510119295943437" calcext:value-type="float">
            <text:p>0.051011929594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537417034665778" calcext:value-type="float">
            <text:p>0.0537417034665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118.14903" calcext:value-type="float">
            <text:p>118.149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112.89203" calcext:value-type="float">
            <text:p>112.892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905424496210127" calcext:value-type="float">
            <text:p>0.905424496210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904943798390843" calcext:value-type="float">
            <text:p>0.904943798390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default)</text:p>
          </table:table-cell>
          <table:table-cell office:value-type="float" office:value="32.52173" calcext:value-type="float">
            <text:p>32.521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12)</text:p>
          </table:table-cell>
          <table:table-cell office:value-type="float" office:value="32.397003" calcext:value-type="float">
            <text:p>32.397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0435301059914995" calcext:value-type="float">
            <text:p>0.04353010599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0431339607919005" calcext:value-type="float">
            <text:p>0.043133960791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510453977983733" calcext:value-type="float">
            <text:p>0.0510453977983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519222408172568" calcext:value-type="float">
            <text:p>0.0519222408172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115.89703" calcext:value-type="float">
            <text:p>115.89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116.40503" calcext:value-type="float">
            <text:p>116.40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907815835332961" calcext:value-type="float">
            <text:p>0.9078158353329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905750746469279" calcext:value-type="float">
            <text:p>0.9057507464692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default)</text:p>
          </table:table-cell>
          <table:table-cell office:value-type="float" office:value="38.376745" calcext:value-type="float">
            <text:p>38.376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12)</text:p>
          </table:table-cell>
          <table:table-cell office:value-type="float" office:value="37.560706" calcext:value-type="float">
            <text:p>37.5607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0412774342266813" calcext:value-type="float">
            <text:p>0.0412774342266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0404037646248533" calcext:value-type="float">
            <text:p>0.0404037646248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509067304403581" calcext:value-type="float">
            <text:p>0.0509067304403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538454889058672" calcext:value-type="float">
            <text:p>0.053845488905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111.95003" calcext:value-type="float">
            <text:p>111.95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114.64303" calcext:value-type="float">
            <text:p>114.643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911973990382152" calcext:value-type="float">
            <text:p>0.911973990382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927353300445735" calcext:value-type="float">
            <text:p>0.927353300445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default)</text:p>
          </table:table-cell>
          <table:table-cell office:value-type="float" office:value="42.719029" calcext:value-type="float">
            <text:p>42.719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_bw[GB/sec](numa12)</text:p>
          </table:table-cell>
          <table:table-cell office:value-type="float" office:value="40.871092" calcext:value-type="float">
            <text:p>40.87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036172898929315" calcext:value-type="float">
            <text:p>0.036172898929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0352176713669804" calcext:value-type="float">
            <text:p>0.0352176713669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518531106885327" calcext:value-type="float">
            <text:p>0.0518531106885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374290281872843" calcext:value-type="float">
            <text:p>0.0374290281872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112.62603" calcext:value-type="float">
            <text:p>112.62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115.76603" calcext:value-type="float">
            <text:p>115.76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5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default)</text:p>
          </table:table-cell>
          <table:table-cell office:value-type="float" office:value="0.917608489980527" calcext:value-type="float">
            <text:p>0.917608489980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ad_input[%total](numa12)</text:p>
          </table:table-cell>
          <table:table-cell office:value-type="float" office:value="0.903980441035889" calcext:value-type="float">
            <text:p>0.903980441035889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load_input_bw[GB/sec](numadefault)</text:p>
          </table:table-cell>
          <table:table-cell table:style-name="ce1" office:value-type="float" office:value="47.140647" calcext:value-type="float">
            <text:p>47.14064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load_input_bw[GB/sec](numa12)</text:p>
          </table:table-cell>
          <table:table-cell table:style-name="ce1" office:value-type="float" office:value="44.827328" calcext:value-type="float">
            <text:p>44.827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default)</text:p>
          </table:table-cell>
          <table:table-cell office:value-type="float" office:value="0.0332636150878529" calcext:value-type="float">
            <text:p>0.0332636150878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[%total](numa12)</text:p>
          </table:table-cell>
          <table:table-cell office:value-type="float" office:value="0.0312196848399493" calcext:value-type="float">
            <text:p>0.031219684839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default)</text:p>
          </table:table-cell>
          <table:table-cell office:value-type="float" office:value="0.0491278949316199" calcext:value-type="float">
            <text:p>0.04912789493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rieve[%total](numa12)</text:p>
          </table:table-cell>
          <table:table-cell office:value-type="float" office:value="0.0647998741241617" calcext:value-type="float">
            <text:p>0.064799874124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default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duce[%total](numa12)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default)</text:p>
          </table:table-cell>
          <table:table-cell office:value-type="float" office:value="112.70603" calcext:value-type="float">
            <text:p>112.70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[ms](numa12)</text:p>
          </table:table-cell>
          <table:table-cell office:value-type="float" office:value="120.30903" calcext:value-type="float">
            <text:p>120.30903</text:p>
          </table:table-cell>
          <table:table-cell table:number-columns-repeated="14"/>
        </table:table-row>
      </table:table>
      <table:table table:name="172.16.5.144(rank interleaving)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280571327705202" calcext:value-type="float">
            <text:p>0.280571327705202</text:p>
          </table:table-cell>
          <table:table-cell office:value-type="float" office:value="0.420141952904215" calcext:value-type="float">
            <text:p>0.420141952904215</text:p>
          </table:table-cell>
          <table:table-cell office:value-type="float" office:value="0.690655789124357" calcext:value-type="float">
            <text:p>0.690655789124357</text:p>
          </table:table-cell>
          <table:table-cell office:value-type="float" office:value="0.472784408622286" calcext:value-type="float">
            <text:p>0.472784408622286</text:p>
          </table:table-cell>
          <table:table-cell office:value-type="float" office:value="0.338302838772197" calcext:value-type="float">
            <text:p>0.338302838772197</text:p>
          </table:table-cell>
          <table:table-cell office:value-type="float" office:value="0.462260176046934" calcext:value-type="float">
            <text:p>0.462260176046934</text:p>
          </table:table-cell>
          <table:table-cell office:value-type="float" office:value="0.534926886275072" calcext:value-type="float">
            <text:p>0.534926886275072</text:p>
          </table:table-cell>
          <table:table-cell office:value-type="float" office:value="0.192817121644705" calcext:value-type="float">
            <text:p>0.192817121644705</text:p>
          </table:table-cell>
          <table:table-cell office:value-type="float" office:value="0.397309340293271" calcext:value-type="float">
            <text:p>0.397309340293271</text:p>
          </table:table-cell>
          <table:table-cell office:value-type="float" office:value="0.398966099570068" calcext:value-type="float">
            <text:p>0.398966099570068</text:p>
          </table:table-cell>
          <table:table-cell office:value-type="float" office:value="0.188338688780689" calcext:value-type="float">
            <text:p>0.188338688780689</text:p>
          </table:table-cell>
          <table:table-cell office:value-type="float" office:value="0.307648621729837" calcext:value-type="float">
            <text:p>0.307648621729837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285263678148569" calcext:value-type="float">
            <text:p>0.285263678148569</text:p>
          </table:table-cell>
          <table:table-cell office:value-type="float" office:value="0.431961219919003" calcext:value-type="float">
            <text:p>0.431961219919003</text:p>
          </table:table-cell>
          <table:table-cell office:value-type="float" office:value="0.723080627453182" calcext:value-type="float">
            <text:p>0.723080627453182</text:p>
          </table:table-cell>
          <table:table-cell office:value-type="float" office:value="0.462149247637518" calcext:value-type="float">
            <text:p>0.462149247637518</text:p>
          </table:table-cell>
          <table:table-cell office:value-type="float" office:value="0.370955759794185" calcext:value-type="float">
            <text:p>0.370955759794185</text:p>
          </table:table-cell>
          <table:table-cell office:value-type="float" office:value="0.458126163295932" calcext:value-type="float">
            <text:p>0.458126163295932</text:p>
          </table:table-cell>
          <table:table-cell office:value-type="float" office:value="0.517375667535276" calcext:value-type="float">
            <text:p>0.517375667535276</text:p>
          </table:table-cell>
          <table:table-cell office:value-type="float" office:value="0.239089861128071" calcext:value-type="float">
            <text:p>0.239089861128071</text:p>
          </table:table-cell>
          <table:table-cell office:value-type="float" office:value="0.407718798815462" calcext:value-type="float">
            <text:p>0.407718798815462</text:p>
          </table:table-cell>
          <table:table-cell office:value-type="float" office:value="0.386839041813988" calcext:value-type="float">
            <text:p>0.386839041813988</text:p>
          </table:table-cell>
          <table:table-cell office:value-type="float" office:value="0.190454646511288" calcext:value-type="float">
            <text:p>0.190454646511288</text:p>
          </table:table-cell>
          <table:table-cell office:value-type="float" office:value="0.313609634181734" calcext:value-type="float">
            <text:p>0.313609634181734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182106904255833" calcext:value-type="float">
            <text:p>0.182106904255833</text:p>
          </table:table-cell>
          <table:table-cell office:value-type="float" office:value="0.300427805414339" calcext:value-type="float">
            <text:p>0.300427805414339</text:p>
          </table:table-cell>
          <table:table-cell office:value-type="float" office:value="0.654325809685854" calcext:value-type="float">
            <text:p>0.654325809685854</text:p>
          </table:table-cell>
          <table:table-cell office:value-type="float" office:value="0.398734293333277" calcext:value-type="float">
            <text:p>0.398734293333277</text:p>
          </table:table-cell>
          <table:table-cell office:value-type="float" office:value="0.323176933211682" calcext:value-type="float">
            <text:p>0.323176933211682</text:p>
          </table:table-cell>
          <table:table-cell office:value-type="float" office:value="0.378885563370509" calcext:value-type="float">
            <text:p>0.378885563370509</text:p>
          </table:table-cell>
          <table:table-cell office:value-type="float" office:value="0.441357610938803" calcext:value-type="float">
            <text:p>0.441357610938803</text:p>
          </table:table-cell>
          <table:table-cell office:value-type="float" office:value="0.141215386726848" calcext:value-type="float">
            <text:p>0.141215386726848</text:p>
          </table:table-cell>
          <table:table-cell office:value-type="float" office:value="0.363519830615486" calcext:value-type="float">
            <text:p>0.363519830615486</text:p>
          </table:table-cell>
          <table:table-cell office:value-type="float" office:value="0.313025636716315" calcext:value-type="float">
            <text:p>0.313025636716315</text:p>
          </table:table-cell>
          <table:table-cell office:value-type="float" office:value="0.126945340632176" calcext:value-type="float">
            <text:p>0.126945340632176</text:p>
          </table:table-cell>
          <table:table-cell office:value-type="float" office:value="0.21510997013473" calcext:value-type="float">
            <text:p>0.21510997013473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666583962131053" calcext:value-type="float">
            <text:p>0.666583962131053</text:p>
          </table:table-cell>
          <table:table-cell office:value-type="float" office:value="0.541397897618197" calcext:value-type="float">
            <text:p>0.541397897618197</text:p>
          </table:table-cell>
          <table:table-cell office:value-type="float" office:value="0.214993655197707" calcext:value-type="float">
            <text:p>0.214993655197707</text:p>
          </table:table-cell>
          <table:table-cell office:value-type="float" office:value="0.388530164375045" calcext:value-type="float">
            <text:p>0.388530164375045</text:p>
          </table:table-cell>
          <table:table-cell office:value-type="float" office:value="0.610469938970428" calcext:value-type="float">
            <text:p>0.610469938970428</text:p>
          </table:table-cell>
          <table:table-cell office:value-type="float" office:value="0.330365727308742" calcext:value-type="float">
            <text:p>0.330365727308742</text:p>
          </table:table-cell>
          <table:table-cell office:value-type="float" office:value="0.34395080217488" calcext:value-type="float">
            <text:p>0.34395080217488</text:p>
          </table:table-cell>
          <table:table-cell office:value-type="float" office:value="0.763472168286287" calcext:value-type="float">
            <text:p>0.763472168286287</text:p>
          </table:table-cell>
          <table:table-cell office:value-type="float" office:value="0.393030690146269" calcext:value-type="float">
            <text:p>0.393030690146269</text:p>
          </table:table-cell>
          <table:table-cell office:value-type="float" office:value="0.334808226956631" calcext:value-type="float">
            <text:p>0.334808226956631</text:p>
          </table:table-cell>
          <table:table-cell office:value-type="float" office:value="0.757091875154934" calcext:value-type="float">
            <text:p>0.757091875154934</text:p>
          </table:table-cell>
          <table:table-cell office:value-type="float" office:value="0.614723618233862" calcext:value-type="float">
            <text:p>0.614723618233862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660085178192703" calcext:value-type="float">
            <text:p>0.660085178192703</text:p>
          </table:table-cell>
          <table:table-cell office:value-type="float" office:value="0.522508939177" calcext:value-type="float">
            <text:p>0.522508939177</text:p>
          </table:table-cell>
          <table:table-cell office:value-type="float" office:value="0.21567472995871" calcext:value-type="float">
            <text:p>0.21567472995871</text:p>
          </table:table-cell>
          <table:table-cell office:value-type="float" office:value="0.36426411463264" calcext:value-type="float">
            <text:p>0.36426411463264</text:p>
          </table:table-cell>
          <table:table-cell office:value-type="float" office:value="0.57883468219834" calcext:value-type="float">
            <text:p>0.57883468219834</text:p>
          </table:table-cell>
          <table:table-cell office:value-type="float" office:value="0.316335701835416" calcext:value-type="float">
            <text:p>0.316335701835416</text:p>
          </table:table-cell>
          <table:table-cell office:value-type="float" office:value="0.340589082614012" calcext:value-type="float">
            <text:p>0.340589082614012</text:p>
          </table:table-cell>
          <table:table-cell office:value-type="float" office:value="0.728459748501906" calcext:value-type="float">
            <text:p>0.728459748501906</text:p>
          </table:table-cell>
          <table:table-cell office:value-type="float" office:value="0.386609409962425" calcext:value-type="float">
            <text:p>0.386609409962425</text:p>
          </table:table-cell>
          <table:table-cell office:value-type="float" office:value="0.327548932416506" calcext:value-type="float">
            <text:p>0.327548932416506</text:p>
          </table:table-cell>
          <table:table-cell office:value-type="float" office:value="0.754506742039449" calcext:value-type="float">
            <text:p>0.754506742039449</text:p>
          </table:table-cell>
          <table:table-cell office:value-type="float" office:value="0.607492751540562" calcext:value-type="float">
            <text:p>0.607492751540562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773554406084093" calcext:value-type="float">
            <text:p>0.773554406084093</text:p>
          </table:table-cell>
          <table:table-cell office:value-type="float" office:value="0.667438097052267" calcext:value-type="float">
            <text:p>0.667438097052267</text:p>
          </table:table-cell>
          <table:table-cell office:value-type="float" office:value="0.27261622838092" calcext:value-type="float">
            <text:p>0.27261622838092</text:p>
          </table:table-cell>
          <table:table-cell office:value-type="float" office:value="0.44962632644341" calcext:value-type="float">
            <text:p>0.44962632644341</text:p>
          </table:table-cell>
          <table:table-cell office:value-type="float" office:value="0.594952072201033" calcext:value-type="float">
            <text:p>0.594952072201033</text:p>
          </table:table-cell>
          <table:table-cell office:value-type="float" office:value="0.381528826235335" calcext:value-type="float">
            <text:p>0.381528826235335</text:p>
          </table:table-cell>
          <table:table-cell office:value-type="float" office:value="0.424947656428414" calcext:value-type="float">
            <text:p>0.424947656428414</text:p>
          </table:table-cell>
          <table:table-cell office:value-type="float" office:value="0.810842968532305" calcext:value-type="float">
            <text:p>0.810842968532305</text:p>
          </table:table-cell>
          <table:table-cell office:value-type="float" office:value="0.411350548140023" calcext:value-type="float">
            <text:p>0.411350548140023</text:p>
          </table:table-cell>
          <table:table-cell office:value-type="float" office:value="0.319328025321597" calcext:value-type="float">
            <text:p>0.319328025321597</text:p>
          </table:table-cell>
          <table:table-cell office:value-type="float" office:value="0.811170039287309" calcext:value-type="float">
            <text:p>0.811170039287309</text:p>
          </table:table-cell>
          <table:table-cell office:value-type="float" office:value="0.689497219937068" calcext:value-type="float">
            <text:p>0.689497219937068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528447101637449" calcext:value-type="float">
            <text:p>0.052844710163745</text:p>
          </table:table-cell>
          <table:table-cell office:value-type="float" office:value="0.0384601494775874" calcext:value-type="float">
            <text:p>0.038460149477587</text:p>
          </table:table-cell>
          <table:table-cell office:value-type="float" office:value="0.0943505556779365" calcext:value-type="float">
            <text:p>0.094350555677937</text:p>
          </table:table-cell>
          <table:table-cell office:value-type="float" office:value="0.13868542700267" calcext:value-type="float">
            <text:p>0.13868542700267</text:p>
          </table:table-cell>
          <table:table-cell office:value-type="float" office:value="0.0512272222573747" calcext:value-type="float">
            <text:p>0.051227222257375</text:p>
          </table:table-cell>
          <table:table-cell office:value-type="float" office:value="0.207374096644324" calcext:value-type="float">
            <text:p>0.207374096644324</text:p>
          </table:table-cell>
          <table:table-cell office:value-type="float" office:value="0.121122311550048" calcext:value-type="float">
            <text:p>0.121122311550048</text:p>
          </table:table-cell>
          <table:table-cell office:value-type="float" office:value="0.0437107100690075" calcext:value-type="float">
            <text:p>0.043710710069008</text:p>
          </table:table-cell>
          <table:table-cell office:value-type="float" office:value="0.20965996956046" calcext:value-type="float">
            <text:p>0.20965996956046</text:p>
          </table:table-cell>
          <table:table-cell office:value-type="float" office:value="0.266225673473301" calcext:value-type="float">
            <text:p>0.266225673473301</text:p>
          </table:table-cell>
          <table:table-cell office:value-type="float" office:value="0.0545694360643776" calcext:value-type="float">
            <text:p>0.054569436064378</text:p>
          </table:table-cell>
          <table:table-cell office:value-type="float" office:value="0.0776277600363011" calcext:value-type="float">
            <text:p>0.077627760036301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54651143658728" calcext:value-type="float">
            <text:p>0.054651143658728</text:p>
          </table:table-cell>
          <table:table-cell office:value-type="float" office:value="0.0455298409039976" calcext:value-type="float">
            <text:p>0.045529840903998</text:p>
          </table:table-cell>
          <table:table-cell office:value-type="float" office:value="0.0612446425881083" calcext:value-type="float">
            <text:p>0.061244642588108</text:p>
          </table:table-cell>
          <table:table-cell office:value-type="float" office:value="0.173586637729842" calcext:value-type="float">
            <text:p>0.173586637729842</text:p>
          </table:table-cell>
          <table:table-cell office:value-type="float" office:value="0.0502095580074748" calcext:value-type="float">
            <text:p>0.050209558007475</text:p>
          </table:table-cell>
          <table:table-cell office:value-type="float" office:value="0.225538134868652" calcext:value-type="float">
            <text:p>0.225538134868652</text:p>
          </table:table-cell>
          <table:table-cell office:value-type="float" office:value="0.142035249850712" calcext:value-type="float">
            <text:p>0.142035249850712</text:p>
          </table:table-cell>
          <table:table-cell office:value-type="float" office:value="0.0324503903700224" calcext:value-type="float">
            <text:p>0.032450390370022</text:p>
          </table:table-cell>
          <table:table-cell office:value-type="float" office:value="0.205671791222113" calcext:value-type="float">
            <text:p>0.205671791222113</text:p>
          </table:table-cell>
          <table:table-cell office:value-type="float" office:value="0.285612025769506" calcext:value-type="float">
            <text:p>0.285612025769506</text:p>
          </table:table-cell>
          <table:table-cell office:value-type="float" office:value="0.0550386114492625" calcext:value-type="float">
            <text:p>0.055038611449263</text:p>
          </table:table-cell>
          <table:table-cell office:value-type="float" office:value="0.0788976142777041" calcext:value-type="float">
            <text:p>0.078897614277704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443386896600741" calcext:value-type="float">
            <text:p>0.044338689660074</text:p>
          </table:table-cell>
          <table:table-cell office:value-type="float" office:value="0.0321340975333939" calcext:value-type="float">
            <text:p>0.032134097533394</text:p>
          </table:table-cell>
          <table:table-cell office:value-type="float" office:value="0.0730579619332263" calcext:value-type="float">
            <text:p>0.073057961933226</text:p>
          </table:table-cell>
          <table:table-cell office:value-type="float" office:value="0.151639380223313" calcext:value-type="float">
            <text:p>0.151639380223313</text:p>
          </table:table-cell>
          <table:table-cell office:value-type="float" office:value="0.0818709945872858" calcext:value-type="float">
            <text:p>0.081870994587286</text:p>
          </table:table-cell>
          <table:table-cell office:value-type="float" office:value="0.239585610394155" calcext:value-type="float">
            <text:p>0.239585610394155</text:p>
          </table:table-cell>
          <table:table-cell office:value-type="float" office:value="0.133694732632782" calcext:value-type="float">
            <text:p>0.133694732632782</text:p>
          </table:table-cell>
          <table:table-cell office:value-type="float" office:value="0.0479416447408468" calcext:value-type="float">
            <text:p>0.047941644740847</text:p>
          </table:table-cell>
          <table:table-cell office:value-type="float" office:value="0.225129621244491" calcext:value-type="float">
            <text:p>0.225129621244491</text:p>
          </table:table-cell>
          <table:table-cell office:value-type="float" office:value="0.367646337962088" calcext:value-type="float">
            <text:p>0.367646337962088</text:p>
          </table:table-cell>
          <table:table-cell office:value-type="float" office:value="0.0618846200805147" calcext:value-type="float">
            <text:p>0.061884620080515</text:p>
          </table:table-cell>
          <table:table-cell office:value-type="float" office:value="0.0953928099282017" calcext:value-type="float">
            <text:p>0.095392809928202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08.94203" calcext:value-type="float">
            <text:p>108.94203</text:p>
          </table:table-cell>
          <table:table-cell office:value-type="float" office:value="49.01203" calcext:value-type="float">
            <text:p>49.01203</text:p>
          </table:table-cell>
          <table:table-cell office:value-type="float" office:value="59.33203" calcext:value-type="float">
            <text:p>59.33203</text:p>
          </table:table-cell>
          <table:table-cell office:value-type="float" office:value="43.52303" calcext:value-type="float">
            <text:p>43.52303</text:p>
          </table:table-cell>
          <table:table-cell office:value-type="float" office:value="11.53703" calcext:value-type="float">
            <text:p>11.53703</text:p>
          </table:table-cell>
          <table:table-cell office:value-type="float" office:value="43.69403" calcext:value-type="float">
            <text:p>43.69403</text:p>
          </table:table-cell>
          <table:table-cell office:value-type="float" office:value="65.05003" calcext:value-type="float">
            <text:p>65.05003</text:p>
          </table:table-cell>
          <table:table-cell office:value-type="float" office:value="28.09403" calcext:value-type="float">
            <text:p>28.09403</text:p>
          </table:table-cell>
          <table:table-cell office:value-type="float" office:value="1.63603" calcext:value-type="float">
            <text:p>1.63603</text:p>
          </table:table-cell>
          <table:table-cell office:value-type="float" office:value="1.35603" calcext:value-type="float">
            <text:p>1.35603</text:p>
          </table:table-cell>
          <table:table-cell office:value-type="float" office:value="6.41403" calcext:value-type="float">
            <text:p>6.41403</text:p>
          </table:table-cell>
          <table:table-cell office:value-type="float" office:value="3.50403" calcext:value-type="float">
            <text:p>3.504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10.00703" calcext:value-type="float">
            <text:p>110.00703</text:p>
          </table:table-cell>
          <table:table-cell office:value-type="float" office:value="50.82403" calcext:value-type="float">
            <text:p>50.82403</text:p>
          </table:table-cell>
          <table:table-cell office:value-type="float" office:value="59.14003" calcext:value-type="float">
            <text:p>59.14003</text:p>
          </table:table-cell>
          <table:table-cell office:value-type="float" office:value="46.34003" calcext:value-type="float">
            <text:p>46.34003</text:p>
          </table:table-cell>
          <table:table-cell office:value-type="float" office:value="12.20903" calcext:value-type="float">
            <text:p>12.20903</text:p>
          </table:table-cell>
          <table:table-cell office:value-type="float" office:value="45.67303" calcext:value-type="float">
            <text:p>45.67303</text:p>
          </table:table-cell>
          <table:table-cell office:value-type="float" office:value="65.69503" calcext:value-type="float">
            <text:p>65.69503</text:p>
          </table:table-cell>
          <table:table-cell office:value-type="float" office:value="29.39903" calcext:value-type="float">
            <text:p>29.39903</text:p>
          </table:table-cell>
          <table:table-cell office:value-type="float" office:value="1.65803" calcext:value-type="float">
            <text:p>1.65803</text:p>
          </table:table-cell>
          <table:table-cell office:value-type="float" office:value="1.38303" calcext:value-type="float">
            <text:p>1.38303</text:p>
          </table:table-cell>
          <table:table-cell office:value-type="float" office:value="6.43203" calcext:value-type="float">
            <text:p>6.43203</text:p>
          </table:table-cell>
          <table:table-cell office:value-type="float" office:value="3.54903" calcext:value-type="float">
            <text:p>3.549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93.84603" calcext:value-type="float">
            <text:p>93.84603</text:p>
          </table:table-cell>
          <table:table-cell office:value-type="float" office:value="39.74003" calcext:value-type="float">
            <text:p>39.74003</text:p>
          </table:table-cell>
          <table:table-cell office:value-type="float" office:value="46.64803" calcext:value-type="float">
            <text:p>46.64803</text:p>
          </table:table-cell>
          <table:table-cell office:value-type="float" office:value="37.60903" calcext:value-type="float">
            <text:p>37.60903</text:p>
          </table:table-cell>
          <table:table-cell office:value-type="float" office:value="11.84803" calcext:value-type="float">
            <text:p>11.84803</text:p>
          </table:table-cell>
          <table:table-cell office:value-type="float" office:value="37.83203" calcext:value-type="float">
            <text:p>37.83203</text:p>
          </table:table-cell>
          <table:table-cell office:value-type="float" office:value="52.59003" calcext:value-type="float">
            <text:p>52.59003</text:p>
          </table:table-cell>
          <table:table-cell office:value-type="float" office:value="26.44903" calcext:value-type="float">
            <text:p>26.44903</text:p>
          </table:table-cell>
          <table:table-cell office:value-type="float" office:value="1.56803" calcext:value-type="float">
            <text:p>1.56803</text:p>
          </table:table-cell>
          <table:table-cell office:value-type="float" office:value="1.42803" calcext:value-type="float">
            <text:p>1.42803</text:p>
          </table:table-cell>
          <table:table-cell office:value-type="float" office:value="5.97903" calcext:value-type="float">
            <text:p>5.97903</text:p>
          </table:table-cell>
          <table:table-cell office:value-type="float" office:value="3.12403" calcext:value-type="float">
            <text:p>3.124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496409698871252" calcext:value-type="float">
            <text:p>0.496409698871252</text:p>
          </table:table-cell>
          <table:table-cell office:value-type="float" office:value="0.606165427630828" calcext:value-type="float">
            <text:p>0.606165427630828</text:p>
          </table:table-cell>
          <table:table-cell office:value-type="float" office:value="0.867449520839782" calcext:value-type="float">
            <text:p>0.867449520839782</text:p>
          </table:table-cell>
          <table:table-cell office:value-type="float" office:value="0.684217560510477" calcext:value-type="float">
            <text:p>0.684217560510477</text:p>
          </table:table-cell>
          <table:table-cell office:value-type="float" office:value="0.643449335590232" calcext:value-type="float">
            <text:p>0.643449335590232</text:p>
          </table:table-cell>
          <table:table-cell office:value-type="float" office:value="0.603984605536905" calcext:value-type="float">
            <text:p>0.603984605536905</text:p>
          </table:table-cell>
          <table:table-cell office:value-type="float" office:value="0.751259376899273" calcext:value-type="float">
            <text:p>0.751259376899273</text:p>
          </table:table-cell>
          <table:table-cell office:value-type="float" office:value="0.402714374646605" calcext:value-type="float">
            <text:p>0.402714374646605</text:p>
          </table:table-cell>
          <table:table-cell office:value-type="float" office:value="0.543573087514544" calcext:value-type="float">
            <text:p>0.543573087514544</text:p>
          </table:table-cell>
          <table:table-cell office:value-type="float" office:value="0.512706662412184" calcext:value-type="float">
            <text:p>0.512706662412184</text:p>
          </table:table-cell>
          <table:table-cell office:value-type="float" office:value="0.444462946971947" calcext:value-type="float">
            <text:p>0.444462946971947</text:p>
          </table:table-cell>
          <table:table-cell office:value-type="float" office:value="0.538273932791302" calcext:value-type="float">
            <text:p>0.538273932791302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492443313571101" calcext:value-type="float">
            <text:p>0.492443313571101</text:p>
          </table:table-cell>
          <table:table-cell office:value-type="float" office:value="0.613627378428856" calcext:value-type="float">
            <text:p>0.613627378428856</text:p>
          </table:table-cell>
          <table:table-cell office:value-type="float" office:value="0.865317498946872" calcext:value-type="float">
            <text:p>0.865317498946872</text:p>
          </table:table-cell>
          <table:table-cell office:value-type="float" office:value="0.693332807701866" calcext:value-type="float">
            <text:p>0.693332807701866</text:p>
          </table:table-cell>
          <table:table-cell office:value-type="float" office:value="0.656037867863443" calcext:value-type="float">
            <text:p>0.656037867863443</text:p>
          </table:table-cell>
          <table:table-cell office:value-type="float" office:value="0.588142748731948" calcext:value-type="float">
            <text:p>0.588142748731948</text:p>
          </table:table-cell>
          <table:table-cell office:value-type="float" office:value="0.796719891061664" calcext:value-type="float">
            <text:p>0.796719891061664</text:p>
          </table:table-cell>
          <table:table-cell office:value-type="float" office:value="0.4125948880739" calcext:value-type="float">
            <text:p>0.4125948880739</text:p>
          </table:table-cell>
          <table:table-cell office:value-type="float" office:value="0.520133275117315" calcext:value-type="float">
            <text:p>0.520133275117315</text:p>
          </table:table-cell>
          <table:table-cell office:value-type="float" office:value="0.500779039410536" calcext:value-type="float">
            <text:p>0.500779039410536</text:p>
          </table:table-cell>
          <table:table-cell office:value-type="float" office:value="0.423985082136616" calcext:value-type="float">
            <text:p>0.423985082136616</text:p>
          </table:table-cell>
          <table:table-cell office:value-type="float" office:value="0.526578736481858" calcext:value-type="float">
            <text:p>0.526578736481858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477509532779785" calcext:value-type="float">
            <text:p>0.477509532779785</text:p>
          </table:table-cell>
          <table:table-cell office:value-type="float" office:value="0.605290485759115" calcext:value-type="float">
            <text:p>0.605290485759115</text:p>
          </table:table-cell>
          <table:table-cell office:value-type="float" office:value="0.847753881531019" calcext:value-type="float">
            <text:p>0.847753881531019</text:p>
          </table:table-cell>
          <table:table-cell office:value-type="float" office:value="0.667472232584891" calcext:value-type="float">
            <text:p>0.667472232584891</text:p>
          </table:table-cell>
          <table:table-cell office:value-type="float" office:value="0.612144739486499" calcext:value-type="float">
            <text:p>0.612144739486499</text:p>
          </table:table-cell>
          <table:table-cell office:value-type="float" office:value="0.498481131215797" calcext:value-type="float">
            <text:p>0.498481131215797</text:p>
          </table:table-cell>
          <table:table-cell office:value-type="float" office:value="0.693382470176153" calcext:value-type="float">
            <text:p>0.693382470176153</text:p>
          </table:table-cell>
          <table:table-cell office:value-type="float" office:value="0.374809793920808" calcext:value-type="float">
            <text:p>0.374809793920808</text:p>
          </table:table-cell>
          <table:table-cell office:value-type="float" office:value="0.494477997083757" calcext:value-type="float">
            <text:p>0.494477997083757</text:p>
          </table:table-cell>
          <table:table-cell office:value-type="float" office:value="0.467522941943864" calcext:value-type="float">
            <text:p>0.467522941943864</text:p>
          </table:table-cell>
          <table:table-cell office:value-type="float" office:value="0.390586123062499" calcext:value-type="float">
            <text:p>0.390586123062499</text:p>
          </table:table-cell>
          <table:table-cell office:value-type="float" office:value="0.395682812441119" calcext:value-type="float">
            <text:p>0.395682812441119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426288985870369" calcext:value-type="float">
            <text:p>0.426288985870369</text:p>
          </table:table-cell>
          <table:table-cell office:value-type="float" office:value="0.354970835325743" calcext:value-type="float">
            <text:p>0.354970835325743</text:p>
          </table:table-cell>
          <table:table-cell office:value-type="float" office:value="0.0866248664208684" calcext:value-type="float">
            <text:p>0.086624866420868</text:p>
          </table:table-cell>
          <table:table-cell office:value-type="float" office:value="0.196580503320158" calcext:value-type="float">
            <text:p>0.196580503320158</text:p>
          </table:table-cell>
          <table:table-cell office:value-type="float" office:value="0.304665520507586" calcext:value-type="float">
            <text:p>0.304665520507586</text:p>
          </table:table-cell>
          <table:table-cell office:value-type="float" office:value="0.174528855633057" calcext:value-type="float">
            <text:p>0.174528855633057</text:p>
          </table:table-cell>
          <table:table-cell office:value-type="float" office:value="0.157443877708499" calcext:value-type="float">
            <text:p>0.157443877708499</text:p>
          </table:table-cell>
          <table:table-cell office:value-type="float" office:value="0.549205865869886" calcext:value-type="float">
            <text:p>0.549205865869886</text:p>
          </table:table-cell>
          <table:table-cell office:value-type="float" office:value="0.201708871848088" calcext:value-type="float">
            <text:p>0.201708871848088</text:p>
          </table:table-cell>
          <table:table-cell office:value-type="float" office:value="0.19253879060913" calcext:value-type="float">
            <text:p>0.19253879060913</text:p>
          </table:table-cell>
          <table:table-cell office:value-type="float" office:value="0.452531574944678" calcext:value-type="float">
            <text:p>0.452531574944678</text:p>
          </table:table-cell>
          <table:table-cell office:value-type="float" office:value="0.326349774243022" calcext:value-type="float">
            <text:p>0.326349774243022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427763592993891" calcext:value-type="float">
            <text:p>0.427763592993891</text:p>
          </table:table-cell>
          <table:table-cell office:value-type="float" office:value="0.347274727519052" calcext:value-type="float">
            <text:p>0.347274727519052</text:p>
          </table:table-cell>
          <table:table-cell office:value-type="float" office:value="0.0850335415280311" calcext:value-type="float">
            <text:p>0.085033541528031</text:p>
          </table:table-cell>
          <table:table-cell office:value-type="float" office:value="0.185503113168528" calcext:value-type="float">
            <text:p>0.185503113168528</text:p>
          </table:table-cell>
          <table:table-cell office:value-type="float" office:value="0.295088659206137" calcext:value-type="float">
            <text:p>0.295088659206137</text:p>
          </table:table-cell>
          <table:table-cell office:value-type="float" office:value="0.159380281318021" calcext:value-type="float">
            <text:p>0.159380281318021</text:p>
          </table:table-cell>
          <table:table-cell office:value-type="float" office:value="0.116603998952626" calcext:value-type="float">
            <text:p>0.116603998952626</text:p>
          </table:table-cell>
          <table:table-cell office:value-type="float" office:value="0.541308546083487" calcext:value-type="float">
            <text:p>0.541308546083487</text:p>
          </table:table-cell>
          <table:table-cell office:value-type="float" office:value="0.192456221413038" calcext:value-type="float">
            <text:p>0.192456221413038</text:p>
          </table:table-cell>
          <table:table-cell office:value-type="float" office:value="0.195416434344434" calcext:value-type="float">
            <text:p>0.195416434344434</text:p>
          </table:table-cell>
          <table:table-cell office:value-type="float" office:value="0.474480751231283" calcext:value-type="float">
            <text:p>0.474480751231283</text:p>
          </table:table-cell>
          <table:table-cell office:value-type="float" office:value="0.321872611431277" calcext:value-type="float">
            <text:p>0.321872611431277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438554292854545" calcext:value-type="float">
            <text:p>0.438554292854545</text:p>
          </table:table-cell>
          <table:table-cell office:value-type="float" office:value="0.336073330289446" calcext:value-type="float">
            <text:p>0.336073330289446</text:p>
          </table:table-cell>
          <table:table-cell office:value-type="float" office:value="0.0883867911892135" calcext:value-type="float">
            <text:p>0.088386791189214</text:p>
          </table:table-cell>
          <table:table-cell office:value-type="float" office:value="0.18604914017435" calcext:value-type="float">
            <text:p>0.18604914017435</text:p>
          </table:table-cell>
          <table:table-cell office:value-type="float" office:value="0.320515084787494" calcext:value-type="float">
            <text:p>0.320515084787494</text:p>
          </table:table-cell>
          <table:table-cell office:value-type="float" office:value="0.194401437205413" calcext:value-type="float">
            <text:p>0.194401437205413</text:p>
          </table:table-cell>
          <table:table-cell office:value-type="float" office:value="0.193759490807221" calcext:value-type="float">
            <text:p>0.193759490807221</text:p>
          </table:table-cell>
          <table:table-cell office:value-type="float" office:value="0.555825642694996" calcext:value-type="float">
            <text:p>0.555825642694996</text:p>
          </table:table-cell>
          <table:table-cell office:value-type="float" office:value="0.199173884445017" calcext:value-type="float">
            <text:p>0.199173884445017</text:p>
          </table:table-cell>
          <table:table-cell office:value-type="float" office:value="0.198770457383135" calcext:value-type="float">
            <text:p>0.198770457383135</text:p>
          </table:table-cell>
          <table:table-cell office:value-type="float" office:value="0.499334792172373" calcext:value-type="float">
            <text:p>0.499334792172373</text:p>
          </table:table-cell>
          <table:table-cell office:value-type="float" office:value="0.417265324439968" calcext:value-type="float">
            <text:p>0.417265324439968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773013152583787" calcext:value-type="float">
            <text:p>0.077301315258379</text:p>
          </table:table-cell>
          <table:table-cell office:value-type="float" office:value="0.0388637370434297" calcext:value-type="float">
            <text:p>0.03886373704343</text:p>
          </table:table-cell>
          <table:table-cell office:value-type="float" office:value="0.0459256127393498" calcext:value-type="float">
            <text:p>0.04592561273935</text:p>
          </table:table-cell>
          <table:table-cell office:value-type="float" office:value="0.119201936169365" calcext:value-type="float">
            <text:p>0.119201936169365</text:p>
          </table:table-cell>
          <table:table-cell office:value-type="float" office:value="0.0518851439021819" calcext:value-type="float">
            <text:p>0.051885143902182</text:p>
          </table:table-cell>
          <table:table-cell office:value-type="float" office:value="0.221486538830039" calcext:value-type="float">
            <text:p>0.221486538830039</text:p>
          </table:table-cell>
          <table:table-cell office:value-type="float" office:value="0.0912967453922273" calcext:value-type="float">
            <text:p>0.091296745392227</text:p>
          </table:table-cell>
          <table:table-cell office:value-type="float" office:value="0.0480797594835086" calcext:value-type="float">
            <text:p>0.048079759483509</text:p>
          </table:table-cell>
          <table:table-cell office:value-type="float" office:value="0.254718040637368" calcext:value-type="float">
            <text:p>0.254718040637368</text:p>
          </table:table-cell>
          <table:table-cell office:value-type="float" office:value="0.294754546978686" calcext:value-type="float">
            <text:p>0.294754546978686</text:p>
          </table:table-cell>
          <table:table-cell office:value-type="float" office:value="0.103005478083375" calcext:value-type="float">
            <text:p>0.103005478083375</text:p>
          </table:table-cell>
          <table:table-cell office:value-type="float" office:value="0.135376292965676" calcext:value-type="float">
            <text:p>0.135376292965676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797930934350083" calcext:value-type="float">
            <text:p>0.079793093435008</text:p>
          </table:table-cell>
          <table:table-cell office:value-type="float" office:value="0.0390978940520919" calcext:value-type="float">
            <text:p>0.039097894052092</text:p>
          </table:table-cell>
          <table:table-cell office:value-type="float" office:value="0.0496489595250968" calcext:value-type="float">
            <text:p>0.049648959525097</text:p>
          </table:table-cell>
          <table:table-cell office:value-type="float" office:value="0.121164079129607" calcext:value-type="float">
            <text:p>0.121164079129607</text:p>
          </table:table-cell>
          <table:table-cell office:value-type="float" office:value="0.0488734729304197" calcext:value-type="float">
            <text:p>0.04887347293042</text:p>
          </table:table-cell>
          <table:table-cell office:value-type="float" office:value="0.252476969950031" calcext:value-type="float">
            <text:p>0.252476969950031</text:p>
          </table:table-cell>
          <table:table-cell office:value-type="float" office:value="0.0866761099857099" calcext:value-type="float">
            <text:p>0.08667610998571</text:p>
          </table:table-cell>
          <table:table-cell office:value-type="float" office:value="0.046096565842613" calcext:value-type="float">
            <text:p>0.046096565842613</text:p>
          </table:table-cell>
          <table:table-cell office:value-type="float" office:value="0.287410503469646" calcext:value-type="float">
            <text:p>0.287410503469646</text:p>
          </table:table-cell>
          <table:table-cell office:value-type="float" office:value="0.30380452624503" calcext:value-type="float">
            <text:p>0.30380452624503</text:p>
          </table:table-cell>
          <table:table-cell office:value-type="float" office:value="0.101534166632101" calcext:value-type="float">
            <text:p>0.101534166632101</text:p>
          </table:table-cell>
          <table:table-cell office:value-type="float" office:value="0.151548652086865" calcext:value-type="float">
            <text:p>0.151548652086865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839361743656702" calcext:value-type="float">
            <text:p>0.08393617436567</text:p>
          </table:table-cell>
          <table:table-cell office:value-type="float" office:value="0.0586361839514393" calcext:value-type="float">
            <text:p>0.058636183951439</text:p>
          </table:table-cell>
          <table:table-cell office:value-type="float" office:value="0.0638593272797672" calcext:value-type="float">
            <text:p>0.063859327279767</text:p>
          </table:table-cell>
          <table:table-cell office:value-type="float" office:value="0.146478627240759" calcext:value-type="float">
            <text:p>0.146478627240759</text:p>
          </table:table-cell>
          <table:table-cell office:value-type="float" office:value="0.0673401757260073" calcext:value-type="float">
            <text:p>0.067340175726007</text:p>
          </table:table-cell>
          <table:table-cell office:value-type="float" office:value="0.307117431578791" calcext:value-type="float">
            <text:p>0.307117431578791</text:p>
          </table:table-cell>
          <table:table-cell office:value-type="float" office:value="0.112858039016626" calcext:value-type="float">
            <text:p>0.112858039016626</text:p>
          </table:table-cell>
          <table:table-cell office:value-type="float" office:value="0.0693645633841953" calcext:value-type="float">
            <text:p>0.069364563384195</text:p>
          </table:table-cell>
          <table:table-cell office:value-type="float" office:value="0.306348118471226" calcext:value-type="float">
            <text:p>0.306348118471226</text:p>
          </table:table-cell>
          <table:table-cell office:value-type="float" office:value="0.333706600673001" calcext:value-type="float">
            <text:p>0.333706600673001</text:p>
          </table:table-cell>
          <table:table-cell office:value-type="float" office:value="0.110079084765128" calcext:value-type="float">
            <text:p>0.110079084765128</text:p>
          </table:table-cell>
          <table:table-cell office:value-type="float" office:value="0.187051863118913" calcext:value-type="float">
            <text:p>0.187051863118913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87.87703" calcext:value-type="float">
            <text:p>87.87703</text:p>
          </table:table-cell>
          <table:table-cell office:value-type="float" office:value="38.08203" calcext:value-type="float">
            <text:p>38.08203</text:p>
          </table:table-cell>
          <table:table-cell office:value-type="float" office:value="76.53703" calcext:value-type="float">
            <text:p>76.53703</text:p>
          </table:table-cell>
          <table:table-cell office:value-type="float" office:value="43.39703" calcext:value-type="float">
            <text:p>43.39703</text:p>
          </table:table-cell>
          <table:table-cell office:value-type="float" office:value="12.04603" calcext:value-type="float">
            <text:p>12.04603</text:p>
          </table:table-cell>
          <table:table-cell office:value-type="float" office:value="51.19503" calcext:value-type="float">
            <text:p>51.19503</text:p>
          </table:table-cell>
          <table:table-cell office:value-type="float" office:value="72.24803" calcext:value-type="float">
            <text:p>72.24803</text:p>
          </table:table-cell>
          <table:table-cell office:value-type="float" office:value="19.96703" calcext:value-type="float">
            <text:p>19.96703</text:p>
          </table:table-cell>
          <table:table-cell office:value-type="float" office:value="2.22603" calcext:value-type="float">
            <text:p>2.22603</text:p>
          </table:table-cell>
          <table:table-cell office:value-type="float" office:value="1.84903" calcext:value-type="float">
            <text:p>1.84903</text:p>
          </table:table-cell>
          <table:table-cell office:value-type="float" office:value="5.82503" calcext:value-type="float">
            <text:p>5.82503</text:p>
          </table:table-cell>
          <table:table-cell office:value-type="float" office:value="3.72303" calcext:value-type="float">
            <text:p>3.723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87.53903" calcext:value-type="float">
            <text:p>87.53903</text:p>
          </table:table-cell>
          <table:table-cell office:value-type="float" office:value="38.87703" calcext:value-type="float">
            <text:p>38.87703</text:p>
          </table:table-cell>
          <table:table-cell office:value-type="float" office:value="77.88703" calcext:value-type="float">
            <text:p>77.88703</text:p>
          </table:table-cell>
          <table:table-cell office:value-type="float" office:value="45.91303" calcext:value-type="float">
            <text:p>45.91303</text:p>
          </table:table-cell>
          <table:table-cell office:value-type="float" office:value="12.42003" calcext:value-type="float">
            <text:p>12.42003</text:p>
          </table:table-cell>
          <table:table-cell office:value-type="float" office:value="56.01703" calcext:value-type="float">
            <text:p>56.01703</text:p>
          </table:table-cell>
          <table:table-cell office:value-type="float" office:value="97.50103" calcext:value-type="float">
            <text:p>97.50103</text:p>
          </table:table-cell>
          <table:table-cell office:value-type="float" office:value="20.26203" calcext:value-type="float">
            <text:p>20.26203</text:p>
          </table:table-cell>
          <table:table-cell office:value-type="float" office:value="2.35903" calcext:value-type="float">
            <text:p>2.35903</text:p>
          </table:table-cell>
          <table:table-cell office:value-type="float" office:value="1.91903" calcext:value-type="float">
            <text:p>1.91903</text:p>
          </table:table-cell>
          <table:table-cell office:value-type="float" office:value="5.54503" calcext:value-type="float">
            <text:p>5.54503</text:p>
          </table:table-cell>
          <table:table-cell office:value-type="float" office:value="3.78103" calcext:value-type="float">
            <text:p>3.781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85.30303" calcext:value-type="float">
            <text:p>85.30303</text:p>
          </table:table-cell>
          <table:table-cell office:value-type="float" office:value="40.14603" calcext:value-type="float">
            <text:p>40.14603</text:p>
          </table:table-cell>
          <table:table-cell office:value-type="float" office:value="75.18103" calcext:value-type="float">
            <text:p>75.18103</text:p>
          </table:table-cell>
          <table:table-cell office:value-type="float" office:value="45.91803" calcext:value-type="float">
            <text:p>45.91803</text:p>
          </table:table-cell>
          <table:table-cell office:value-type="float" office:value="11.49403" calcext:value-type="float">
            <text:p>11.49403</text:p>
          </table:table-cell>
          <table:table-cell office:value-type="float" office:value="45.76103" calcext:value-type="float">
            <text:p>45.76103</text:p>
          </table:table-cell>
          <table:table-cell office:value-type="float" office:value="58.39203" calcext:value-type="float">
            <text:p>58.39203</text:p>
          </table:table-cell>
          <table:table-cell office:value-type="float" office:value="19.72203" calcext:value-type="float">
            <text:p>19.72203</text:p>
          </table:table-cell>
          <table:table-cell office:value-type="float" office:value="2.17403" calcext:value-type="float">
            <text:p>2.17403</text:p>
          </table:table-cell>
          <table:table-cell office:value-type="float" office:value="1.78603" calcext:value-type="float">
            <text:p>1.78603</text:p>
          </table:table-cell>
          <table:table-cell office:value-type="float" office:value="5.26903" calcext:value-type="float">
            <text:p>5.26903</text:p>
          </table:table-cell>
          <table:table-cell office:value-type="float" office:value="2.91903" calcext:value-type="float">
            <text:p>2.919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768977620669887" calcext:value-type="float">
            <text:p>0.768977620669887</text:p>
          </table:table-cell>
          <table:table-cell office:value-type="float" office:value="0.849612874274424" calcext:value-type="float">
            <text:p>0.849612874274424</text:p>
          </table:table-cell>
          <table:table-cell office:value-type="float" office:value="0.939479853648569" calcext:value-type="float">
            <text:p>0.939479853648569</text:p>
          </table:table-cell>
          <table:table-cell office:value-type="float" office:value="0.844161286471963" calcext:value-type="float">
            <text:p>0.844161286471963</text:p>
          </table:table-cell>
          <table:table-cell office:value-type="float" office:value="0.874480335906277" calcext:value-type="float">
            <text:p>0.874480335906277</text:p>
          </table:table-cell>
          <table:table-cell office:value-type="float" office:value="0.678943012238807" calcext:value-type="float">
            <text:p>0.678943012238807</text:p>
          </table:table-cell>
          <table:table-cell office:value-type="float" office:value="0.859657506096972" calcext:value-type="float">
            <text:p>0.859657506096972</text:p>
          </table:table-cell>
          <table:table-cell office:value-type="float" office:value="0.675413362377687" calcext:value-type="float">
            <text:p>0.675413362377687</text:p>
          </table:table-cell>
          <table:table-cell office:value-type="float" office:value="0.649164698012718" calcext:value-type="float">
            <text:p>0.649164698012718</text:p>
          </table:table-cell>
          <table:table-cell office:value-type="float" office:value="0.562457975226496" calcext:value-type="float">
            <text:p>0.562457975226496</text:p>
          </table:table-cell>
          <table:table-cell office:value-type="float" office:value="0.639652815125373" calcext:value-type="float">
            <text:p>0.639652815125373</text:p>
          </table:table-cell>
          <table:table-cell office:value-type="float" office:value="0.680981913845269" calcext:value-type="float">
            <text:p>0.680981913845269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74981421512577" calcext:value-type="float">
            <text:p>0.74981421512577</text:p>
          </table:table-cell>
          <table:table-cell office:value-type="float" office:value="0.858766565348231" calcext:value-type="float">
            <text:p>0.858766565348231</text:p>
          </table:table-cell>
          <table:table-cell office:value-type="float" office:value="0.939630621724003" calcext:value-type="float">
            <text:p>0.939630621724003</text:p>
          </table:table-cell>
          <table:table-cell office:value-type="float" office:value="0.792039673176655" calcext:value-type="float">
            <text:p>0.792039673176655</text:p>
          </table:table-cell>
          <table:table-cell office:value-type="float" office:value="0.827019362055185" calcext:value-type="float">
            <text:p>0.827019362055185</text:p>
          </table:table-cell>
          <table:table-cell office:value-type="float" office:value="0.668727386620731" calcext:value-type="float">
            <text:p>0.668727386620731</text:p>
          </table:table-cell>
          <table:table-cell office:value-type="float" office:value="0.887749766320982" calcext:value-type="float">
            <text:p>0.887749766320982</text:p>
          </table:table-cell>
          <table:table-cell office:value-type="float" office:value="0.778762771177813" calcext:value-type="float">
            <text:p>0.778762771177813</text:p>
          </table:table-cell>
          <table:table-cell office:value-type="float" office:value="0.642814787181621" calcext:value-type="float">
            <text:p>0.642814787181621</text:p>
          </table:table-cell>
          <table:table-cell office:value-type="float" office:value="0.586566646403758" calcext:value-type="float">
            <text:p>0.586566646403758</text:p>
          </table:table-cell>
          <table:table-cell office:value-type="float" office:value="0.633056033163661" calcext:value-type="float">
            <text:p>0.633056033163661</text:p>
          </table:table-cell>
          <table:table-cell office:value-type="float" office:value="0.678656524209988" calcext:value-type="float">
            <text:p>0.678656524209988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729194213895289" calcext:value-type="float">
            <text:p>0.729194213895289</text:p>
          </table:table-cell>
          <table:table-cell office:value-type="float" office:value="0.82507218762288" calcext:value-type="float">
            <text:p>0.82507218762288</text:p>
          </table:table-cell>
          <table:table-cell office:value-type="float" office:value="0.921807639688248" calcext:value-type="float">
            <text:p>0.921807639688248</text:p>
          </table:table-cell>
          <table:table-cell office:value-type="float" office:value="0.838428423455498" calcext:value-type="float">
            <text:p>0.838428423455498</text:p>
          </table:table-cell>
          <table:table-cell office:value-type="float" office:value="0.807562975029584" calcext:value-type="float">
            <text:p>0.807562975029584</text:p>
          </table:table-cell>
          <table:table-cell office:value-type="float" office:value="0.60201958640092" calcext:value-type="float">
            <text:p>0.60201958640092</text:p>
          </table:table-cell>
          <table:table-cell office:value-type="float" office:value="0.87933739870209" calcext:value-type="float">
            <text:p>0.87933739870209</text:p>
          </table:table-cell>
          <table:table-cell office:value-type="float" office:value="0.659487248104411" calcext:value-type="float">
            <text:p>0.659487248104411</text:p>
          </table:table-cell>
          <table:table-cell office:value-type="float" office:value="0.619890505292996" calcext:value-type="float">
            <text:p>0.619890505292996</text:p>
          </table:table-cell>
          <table:table-cell office:value-type="float" office:value="0.486046531493182" calcext:value-type="float">
            <text:p>0.486046531493182</text:p>
          </table:table-cell>
          <table:table-cell office:value-type="float" office:value="0.613885159596374" calcext:value-type="float">
            <text:p>0.613885159596374</text:p>
          </table:table-cell>
          <table:table-cell office:value-type="float" office:value="0.655494740276204" calcext:value-type="float">
            <text:p>0.655494740276204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16927522787055" calcext:value-type="float">
            <text:p>0.16927522787055</text:p>
          </table:table-cell>
          <table:table-cell office:value-type="float" office:value="0.110995758251171" calcext:value-type="float">
            <text:p>0.110995758251171</text:p>
          </table:table-cell>
          <table:table-cell office:value-type="float" office:value="0.0283599230923409" calcext:value-type="float">
            <text:p>0.028359923092341</text:p>
          </table:table-cell>
          <table:table-cell office:value-type="float" office:value="0.0735464272574995" calcext:value-type="float">
            <text:p>0.0735464272575</text:p>
          </table:table-cell>
          <table:table-cell office:value-type="float" office:value="0.0860351302422972" calcext:value-type="float">
            <text:p>0.086035130242297</text:p>
          </table:table-cell>
          <table:table-cell office:value-type="float" office:value="0.0789457894139435" calcext:value-type="float">
            <text:p>0.078945789413944</text:p>
          </table:table-cell>
          <table:table-cell office:value-type="float" office:value="0.0515828898080952" calcext:value-type="float">
            <text:p>0.051582889808095</text:p>
          </table:table-cell>
          <table:table-cell office:value-type="float" office:value="0.272244254734404" calcext:value-type="float">
            <text:p>0.272244254734404</text:p>
          </table:table-cell>
          <table:table-cell office:value-type="float" office:value="0.0982238366595823" calcext:value-type="float">
            <text:p>0.098223836659582</text:p>
          </table:table-cell>
          <table:table-cell office:value-type="float" office:value="0.137987845877828" calcext:value-type="float">
            <text:p>0.137987845877828</text:p>
          </table:table-cell>
          <table:table-cell office:value-type="float" office:value="0.218640598004405" calcext:value-type="float">
            <text:p>0.218640598004405</text:p>
          </table:table-cell>
          <table:table-cell office:value-type="float" office:value="0.130413246900345" calcext:value-type="float">
            <text:p>0.130413246900345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181493466906038" calcext:value-type="float">
            <text:p>0.181493466906038</text:p>
          </table:table-cell>
          <table:table-cell office:value-type="float" office:value="0.114376044020586" calcext:value-type="float">
            <text:p>0.114376044020586</text:p>
          </table:table-cell>
          <table:table-cell office:value-type="float" office:value="0.0274333839227918" calcext:value-type="float">
            <text:p>0.027433383922792</text:p>
          </table:table-cell>
          <table:table-cell office:value-type="float" office:value="0.0716115078855327" calcext:value-type="float">
            <text:p>0.071611507885533</text:p>
          </table:table-cell>
          <table:table-cell office:value-type="float" office:value="0.132572543608895" calcext:value-type="float">
            <text:p>0.132572543608895</text:p>
          </table:table-cell>
          <table:table-cell office:value-type="float" office:value="0.0765027599435807" calcext:value-type="float">
            <text:p>0.076502759943581</text:p>
          </table:table-cell>
          <table:table-cell office:value-type="float" office:value="0.0471121011224765" calcext:value-type="float">
            <text:p>0.047112101122477</text:p>
          </table:table-cell>
          <table:table-cell office:value-type="float" office:value="0.171329232192222" calcext:value-type="float">
            <text:p>0.171329232192222</text:p>
          </table:table-cell>
          <table:table-cell office:value-type="float" office:value="0.106627728610284" calcext:value-type="float">
            <text:p>0.106627728610284</text:p>
          </table:table-cell>
          <table:table-cell office:value-type="float" office:value="0.112987463518808" calcext:value-type="float">
            <text:p>0.112987463518808</text:p>
          </table:table-cell>
          <table:table-cell office:value-type="float" office:value="0.223980378561301" calcext:value-type="float">
            <text:p>0.223980378561301</text:p>
          </table:table-cell>
          <table:table-cell office:value-type="float" office:value="0.129823793063297" calcext:value-type="float">
            <text:p>0.129823793063297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191319039346237" calcext:value-type="float">
            <text:p>0.191319039346237</text:p>
          </table:table-cell>
          <table:table-cell office:value-type="float" office:value="0.117607064458634" calcext:value-type="float">
            <text:p>0.117607064458634</text:p>
          </table:table-cell>
          <table:table-cell office:value-type="float" office:value="0.035393315691927" calcext:value-type="float">
            <text:p>0.035393315691927</text:p>
          </table:table-cell>
          <table:table-cell office:value-type="float" office:value="0.0727923338934314" calcext:value-type="float">
            <text:p>0.072792333893431</text:p>
          </table:table-cell>
          <table:table-cell office:value-type="float" office:value="0.129832162901959" calcext:value-type="float">
            <text:p>0.129832162901959</text:p>
          </table:table-cell>
          <table:table-cell office:value-type="float" office:value="0.0786917451793921" calcext:value-type="float">
            <text:p>0.078691745179392</text:p>
          </table:table-cell>
          <table:table-cell office:value-type="float" office:value="0.0557774639845234" calcext:value-type="float">
            <text:p>0.055777463984523</text:p>
          </table:table-cell>
          <table:table-cell office:value-type="float" office:value="0.264033454566117" calcext:value-type="float">
            <text:p>0.264033454566117</text:p>
          </table:table-cell>
          <table:table-cell office:value-type="float" office:value="0.102566053259623" calcext:value-type="float">
            <text:p>0.102566053259623</text:p>
          </table:table-cell>
          <table:table-cell office:value-type="float" office:value="0.103646608941268" calcext:value-type="float">
            <text:p>0.103646608941268</text:p>
          </table:table-cell>
          <table:table-cell office:value-type="float" office:value="0.225245798784721" calcext:value-type="float">
            <text:p>0.225245798784721</text:p>
          </table:table-cell>
          <table:table-cell office:value-type="float" office:value="0.132979789114597" calcext:value-type="float">
            <text:p>0.132979789114597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617471514595639" calcext:value-type="float">
            <text:p>0.061747151459564</text:p>
          </table:table-cell>
          <table:table-cell office:value-type="float" office:value="0.0393913674744049" calcext:value-type="float">
            <text:p>0.039391367474405</text:p>
          </table:table-cell>
          <table:table-cell office:value-type="float" office:value="0.0321602232590902" calcext:value-type="float">
            <text:p>0.03216022325909</text:p>
          </table:table-cell>
          <table:table-cell office:value-type="float" office:value="0.0822922862705378" calcext:value-type="float">
            <text:p>0.082292286270538</text:p>
          </table:table-cell>
          <table:table-cell office:value-type="float" office:value="0.0394845338514259" calcext:value-type="float">
            <text:p>0.039484533851426</text:p>
          </table:table-cell>
          <table:table-cell office:value-type="float" office:value="0.24211119834725" calcext:value-type="float">
            <text:p>0.24211119834725</text:p>
          </table:table-cell>
          <table:table-cell office:value-type="float" office:value="0.0887596040949325" calcext:value-type="float">
            <text:p>0.088759604094933</text:p>
          </table:table-cell>
          <table:table-cell office:value-type="float" office:value="0.0523423828879098" calcext:value-type="float">
            <text:p>0.05234238288791</text:p>
          </table:table-cell>
          <table:table-cell office:value-type="float" office:value="0.2526114653277" calcext:value-type="float">
            <text:p>0.2526114653277</text:p>
          </table:table-cell>
          <table:table-cell office:value-type="float" office:value="0.299554178895676" calcext:value-type="float">
            <text:p>0.299554178895676</text:p>
          </table:table-cell>
          <table:table-cell office:value-type="float" office:value="0.141706586870222" calcext:value-type="float">
            <text:p>0.141706586870222</text:p>
          </table:table-cell>
          <table:table-cell office:value-type="float" office:value="0.188604839254386" calcext:value-type="float">
            <text:p>0.188604839254386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686923179681918" calcext:value-type="float">
            <text:p>0.068692317968192</text:p>
          </table:table-cell>
          <table:table-cell office:value-type="float" office:value="0.026857390631183" calcext:value-type="float">
            <text:p>0.026857390631183</text:p>
          </table:table-cell>
          <table:table-cell office:value-type="float" office:value="0.0329359943532052" calcext:value-type="float">
            <text:p>0.032935994353205</text:p>
          </table:table-cell>
          <table:table-cell office:value-type="float" office:value="0.136348818937813" calcext:value-type="float">
            <text:p>0.136348818937813</text:p>
          </table:table-cell>
          <table:table-cell office:value-type="float" office:value="0.0404080943359203" calcext:value-type="float">
            <text:p>0.04040809433592</text:p>
          </table:table-cell>
          <table:table-cell office:value-type="float" office:value="0.254769853435688" calcext:value-type="float">
            <text:p>0.254769853435688</text:p>
          </table:table-cell>
          <table:table-cell office:value-type="float" office:value="0.0651381325565419" calcext:value-type="float">
            <text:p>0.065138132556542</text:p>
          </table:table-cell>
          <table:table-cell office:value-type="float" office:value="0.0499079966299655" calcext:value-type="float">
            <text:p>0.049907996629966</text:p>
          </table:table-cell>
          <table:table-cell office:value-type="float" office:value="0.250557484208094" calcext:value-type="float">
            <text:p>0.250557484208094</text:p>
          </table:table-cell>
          <table:table-cell office:value-type="float" office:value="0.300445890077434" calcext:value-type="float">
            <text:p>0.300445890077434</text:p>
          </table:table-cell>
          <table:table-cell office:value-type="float" office:value="0.142963588275037" calcext:value-type="float">
            <text:p>0.142963588275037</text:p>
          </table:table-cell>
          <table:table-cell office:value-type="float" office:value="0.191519682726715" calcext:value-type="float">
            <text:p>0.191519682726715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794867467584739" calcext:value-type="float">
            <text:p>0.079486746758474</text:p>
          </table:table-cell>
          <table:table-cell office:value-type="float" office:value="0.0573207479184858" calcext:value-type="float">
            <text:p>0.057320747918486</text:p>
          </table:table-cell>
          <table:table-cell office:value-type="float" office:value="0.0427990446198254" calcext:value-type="float">
            <text:p>0.042799044619825</text:p>
          </table:table-cell>
          <table:table-cell office:value-type="float" office:value="0.08877924265107" calcext:value-type="float">
            <text:p>0.08877924265107</text:p>
          </table:table-cell>
          <table:table-cell office:value-type="float" office:value="0.0626048620684563" calcext:value-type="float">
            <text:p>0.062604862068456</text:p>
          </table:table-cell>
          <table:table-cell office:value-type="float" office:value="0.319288668419688" calcext:value-type="float">
            <text:p>0.319288668419688</text:p>
          </table:table-cell>
          <table:table-cell office:value-type="float" office:value="0.0648851373133866" calcext:value-type="float">
            <text:p>0.064885137313387</text:p>
          </table:table-cell>
          <table:table-cell office:value-type="float" office:value="0.0764792973294726" calcext:value-type="float">
            <text:p>0.076479297329473</text:p>
          </table:table-cell>
          <table:table-cell office:value-type="float" office:value="0.277543441447381" calcext:value-type="float">
            <text:p>0.277543441447381</text:p>
          </table:table-cell>
          <table:table-cell office:value-type="float" office:value="0.41030685956555" calcext:value-type="float">
            <text:p>0.41030685956555</text:p>
          </table:table-cell>
          <table:table-cell office:value-type="float" office:value="0.160869041618905" calcext:value-type="float">
            <text:p>0.160869041618905</text:p>
          </table:table-cell>
          <table:table-cell office:value-type="float" office:value="0.211525470609199" calcext:value-type="float">
            <text:p>0.211525470609199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14.30503" calcext:value-type="float">
            <text:p>114.30503</text:p>
          </table:table-cell>
          <table:table-cell office:value-type="float" office:value="62.55203" calcext:value-type="float">
            <text:p>62.55203</text:p>
          </table:table-cell>
          <table:table-cell office:value-type="float" office:value="122.88503" calcext:value-type="float">
            <text:p>122.88503</text:p>
          </table:table-cell>
          <table:table-cell office:value-type="float" office:value="59.22803" calcext:value-type="float">
            <text:p>59.22803</text:p>
          </table:table-cell>
          <table:table-cell office:value-type="float" office:value="22.64203" calcext:value-type="float">
            <text:p>22.64203</text:p>
          </table:table-cell>
          <table:table-cell office:value-type="float" office:value="78.49703" calcext:value-type="float">
            <text:p>78.49703</text:p>
          </table:table-cell>
          <table:table-cell office:value-type="float" office:value="113.21603" calcext:value-type="float">
            <text:p>113.21603</text:p>
          </table:table-cell>
          <table:table-cell office:value-type="float" office:value="21.26403" calcext:value-type="float">
            <text:p>21.26403</text:p>
          </table:table-cell>
          <table:table-cell office:value-type="float" office:value="3.54303" calcext:value-type="float">
            <text:p>3.54303</text:p>
          </table:table-cell>
          <table:table-cell office:value-type="float" office:value="3.13803" calcext:value-type="float">
            <text:p>3.13803</text:p>
          </table:table-cell>
          <table:table-cell office:value-type="float" office:value="6.82403" calcext:value-type="float">
            <text:p>6.82403</text:p>
          </table:table-cell>
          <table:table-cell office:value-type="float" office:value="5.77403" calcext:value-type="float">
            <text:p>5.774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06.37303" calcext:value-type="float">
            <text:p>106.37303</text:p>
          </table:table-cell>
          <table:table-cell office:value-type="float" office:value="60.17003" calcext:value-type="float">
            <text:p>60.17003</text:p>
          </table:table-cell>
          <table:table-cell office:value-type="float" office:value="125.39503" calcext:value-type="float">
            <text:p>125.39503</text:p>
          </table:table-cell>
          <table:table-cell office:value-type="float" office:value="60.95403" calcext:value-type="float">
            <text:p>60.95403</text:p>
          </table:table-cell>
          <table:table-cell office:value-type="float" office:value="14.62603" calcext:value-type="float">
            <text:p>14.62603</text:p>
          </table:table-cell>
          <table:table-cell office:value-type="float" office:value="80.87303" calcext:value-type="float">
            <text:p>80.87303</text:p>
          </table:table-cell>
          <table:table-cell office:value-type="float" office:value="123.59903" calcext:value-type="float">
            <text:p>123.59903</text:p>
          </table:table-cell>
          <table:table-cell office:value-type="float" office:value="33.60203" calcext:value-type="float">
            <text:p>33.60203</text:p>
          </table:table-cell>
          <table:table-cell office:value-type="float" office:value="3.59203" calcext:value-type="float">
            <text:p>3.59203</text:p>
          </table:table-cell>
          <table:table-cell office:value-type="float" office:value="3.14203" calcext:value-type="float">
            <text:p>3.14203</text:p>
          </table:table-cell>
          <table:table-cell office:value-type="float" office:value="6.76403" calcext:value-type="float">
            <text:p>6.76403</text:p>
          </table:table-cell>
          <table:table-cell office:value-type="float" office:value="5.75403" calcext:value-type="float">
            <text:p>5.754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00.91003" calcext:value-type="float">
            <text:p>100.91003</text:p>
          </table:table-cell>
          <table:table-cell office:value-type="float" office:value="58.67003" calcext:value-type="float">
            <text:p>58.67003</text:p>
          </table:table-cell>
          <table:table-cell office:value-type="float" office:value="97.22203" calcext:value-type="float">
            <text:p>97.22203</text:p>
          </table:table-cell>
          <table:table-cell office:value-type="float" office:value="59.92403" calcext:value-type="float">
            <text:p>59.92403</text:p>
          </table:table-cell>
          <table:table-cell office:value-type="float" office:value="15.57403" calcext:value-type="float">
            <text:p>15.57403</text:p>
          </table:table-cell>
          <table:table-cell office:value-type="float" office:value="78.72503" calcext:value-type="float">
            <text:p>78.72503</text:p>
          </table:table-cell>
          <table:table-cell office:value-type="float" office:value="105.18603" calcext:value-type="float">
            <text:p>105.18603</text:p>
          </table:table-cell>
          <table:table-cell office:value-type="float" office:value="21.82303" calcext:value-type="float">
            <text:p>21.82303</text:p>
          </table:table-cell>
          <table:table-cell office:value-type="float" office:value="3.54903" calcext:value-type="float">
            <text:p>3.54903</text:p>
          </table:table-cell>
          <table:table-cell office:value-type="float" office:value="3.51203" calcext:value-type="float">
            <text:p>3.51203</text:p>
          </table:table-cell>
          <table:table-cell office:value-type="float" office:value="6.72603" calcext:value-type="float">
            <text:p>6.72603</text:p>
          </table:table-cell>
          <table:table-cell office:value-type="float" office:value="5.64003" calcext:value-type="float">
            <text:p>5.640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842179480106558" calcext:value-type="float">
            <text:p>0.842179480106558</text:p>
          </table:table-cell>
          <table:table-cell office:value-type="float" office:value="0.912417085541634" calcext:value-type="float">
            <text:p>0.912417085541634</text:p>
          </table:table-cell>
          <table:table-cell office:value-type="float" office:value="0.958455388913437" calcext:value-type="float">
            <text:p>0.958455388913437</text:p>
          </table:table-cell>
          <table:table-cell office:value-type="float" office:value="0.898107040698348" calcext:value-type="float">
            <text:p>0.898107040698348</text:p>
          </table:table-cell>
          <table:table-cell office:value-type="float" office:value="0.893660339971696" calcext:value-type="float">
            <text:p>0.893660339971696</text:p>
          </table:table-cell>
          <table:table-cell office:value-type="float" office:value="0.711461011247927" calcext:value-type="float">
            <text:p>0.711461011247927</text:p>
          </table:table-cell>
          <table:table-cell office:value-type="float" office:value="0.903838271235436" calcext:value-type="float">
            <text:p>0.903838271235436</text:p>
          </table:table-cell>
          <table:table-cell office:value-type="float" office:value="0.830189411544703" calcext:value-type="float">
            <text:p>0.830189411544703</text:p>
          </table:table-cell>
          <table:table-cell office:value-type="float" office:value="0.661038022182654" calcext:value-type="float">
            <text:p>0.661038022182654</text:p>
          </table:table-cell>
          <table:table-cell office:value-type="float" office:value="0.643176206028149" calcext:value-type="float">
            <text:p>0.643176206028149</text:p>
          </table:table-cell>
          <table:table-cell office:value-type="float" office:value="0.684083844415624" calcext:value-type="float">
            <text:p>0.684083844415624</text:p>
          </table:table-cell>
          <table:table-cell office:value-type="float" office:value="0.792262238466297" calcext:value-type="float">
            <text:p>0.792262238466297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812200665659027" calcext:value-type="float">
            <text:p>0.812200665659027</text:p>
          </table:table-cell>
          <table:table-cell office:value-type="float" office:value="0.914754009838233" calcext:value-type="float">
            <text:p>0.914754009838233</text:p>
          </table:table-cell>
          <table:table-cell office:value-type="float" office:value="0.955635834340611" calcext:value-type="float">
            <text:p>0.955635834340611</text:p>
          </table:table-cell>
          <table:table-cell office:value-type="float" office:value="0.897213031567409" calcext:value-type="float">
            <text:p>0.897213031567409</text:p>
          </table:table-cell>
          <table:table-cell office:value-type="float" office:value="0.856950700361857" calcext:value-type="float">
            <text:p>0.856950700361857</text:p>
          </table:table-cell>
          <table:table-cell office:value-type="float" office:value="0.707543969336293" calcext:value-type="float">
            <text:p>0.707543969336293</text:p>
          </table:table-cell>
          <table:table-cell office:value-type="float" office:value="0.913038387755983" calcext:value-type="float">
            <text:p>0.913038387755983</text:p>
          </table:table-cell>
          <table:table-cell office:value-type="float" office:value="0.829397360916336" calcext:value-type="float">
            <text:p>0.829397360916336</text:p>
          </table:table-cell>
          <table:table-cell office:value-type="float" office:value="0.757358792254236" calcext:value-type="float">
            <text:p>0.757358792254236</text:p>
          </table:table-cell>
          <table:table-cell office:value-type="float" office:value="0.644018227025767" calcext:value-type="float">
            <text:p>0.644018227025767</text:p>
          </table:table-cell>
          <table:table-cell office:value-type="float" office:value="0.797602203887557" calcext:value-type="float">
            <text:p>0.797602203887557</text:p>
          </table:table-cell>
          <table:table-cell office:value-type="float" office:value="0.841298156927445" calcext:value-type="float">
            <text:p>0.841298156927445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797066244145498" calcext:value-type="float">
            <text:p>0.797066244145498</text:p>
          </table:table-cell>
          <table:table-cell office:value-type="float" office:value="0.875175879888061" calcext:value-type="float">
            <text:p>0.875175879888061</text:p>
          </table:table-cell>
          <table:table-cell office:value-type="float" office:value="0.951752619450738" calcext:value-type="float">
            <text:p>0.951752619450738</text:p>
          </table:table-cell>
          <table:table-cell office:value-type="float" office:value="0.826510286765915" calcext:value-type="float">
            <text:p>0.826510286765915</text:p>
          </table:table-cell>
          <table:table-cell office:value-type="float" office:value="0.847113990015711" calcext:value-type="float">
            <text:p>0.847113990015711</text:p>
          </table:table-cell>
          <table:table-cell office:value-type="float" office:value="0.661708788443429" calcext:value-type="float">
            <text:p>0.661708788443429</text:p>
          </table:table-cell>
          <table:table-cell office:value-type="float" office:value="0.896836407408557" calcext:value-type="float">
            <text:p>0.896836407408557</text:p>
          </table:table-cell>
          <table:table-cell office:value-type="float" office:value="0.78818865236945" calcext:value-type="float">
            <text:p>0.78818865236945</text:p>
          </table:table-cell>
          <table:table-cell office:value-type="float" office:value="0.60844078533277" calcext:value-type="float">
            <text:p>0.60844078533277</text:p>
          </table:table-cell>
          <table:table-cell office:value-type="float" office:value="0.475241050260628" calcext:value-type="float">
            <text:p>0.475241050260628</text:p>
          </table:table-cell>
          <table:table-cell office:value-type="float" office:value="0.674060902839518" calcext:value-type="float">
            <text:p>0.674060902839518</text:p>
          </table:table-cell>
          <table:table-cell office:value-type="float" office:value="0.717609551579694" calcext:value-type="float">
            <text:p>0.717609551579694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101457698329086" calcext:value-type="float">
            <text:p>0.101457698329086</text:p>
          </table:table-cell>
          <table:table-cell office:value-type="float" office:value="0.0570604511726001" calcext:value-type="float">
            <text:p>0.0570604511726</text:p>
          </table:table-cell>
          <table:table-cell office:value-type="float" office:value="0.0148114692052978" calcext:value-type="float">
            <text:p>0.014811469205298</text:p>
          </table:table-cell>
          <table:table-cell office:value-type="float" office:value="0.0326214234512721" calcext:value-type="float">
            <text:p>0.032621423451272</text:p>
          </table:table-cell>
          <table:table-cell office:value-type="float" office:value="0.0630519915722899" calcext:value-type="float">
            <text:p>0.06305199157229</text:p>
          </table:table-cell>
          <table:table-cell office:value-type="float" office:value="0.0475433670970754" calcext:value-type="float">
            <text:p>0.047543367097075</text:p>
          </table:table-cell>
          <table:table-cell office:value-type="float" office:value="0.028187927256496" calcext:value-type="float">
            <text:p>0.028187927256496</text:p>
          </table:table-cell>
          <table:table-cell office:value-type="float" office:value="0.126988907824377" calcext:value-type="float">
            <text:p>0.126988907824377</text:p>
          </table:table-cell>
          <table:table-cell office:value-type="float" office:value="0.100142614830255" calcext:value-type="float">
            <text:p>0.100142614830255</text:p>
          </table:table-cell>
          <table:table-cell office:value-type="float" office:value="0.0749607334922376" calcext:value-type="float">
            <text:p>0.074960733492238</text:p>
          </table:table-cell>
          <table:table-cell office:value-type="float" office:value="0.180206586508694" calcext:value-type="float">
            <text:p>0.180206586508694</text:p>
          </table:table-cell>
          <table:table-cell office:value-type="float" office:value="0.0888030328710726" calcext:value-type="float">
            <text:p>0.088803032871073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131318519882803" calcext:value-type="float">
            <text:p>0.131318519882803</text:p>
          </table:table-cell>
          <table:table-cell office:value-type="float" office:value="0.0541500835059293" calcext:value-type="float">
            <text:p>0.054150083505929</text:p>
          </table:table-cell>
          <table:table-cell office:value-type="float" office:value="0.0152956211100851" calcext:value-type="float">
            <text:p>0.015295621110085</text:p>
          </table:table-cell>
          <table:table-cell office:value-type="float" office:value="0.0356856130934848" calcext:value-type="float">
            <text:p>0.035685613093485</text:p>
          </table:table-cell>
          <table:table-cell office:value-type="float" office:value="0.0879958812363682" calcext:value-type="float">
            <text:p>0.087995881236368</text:p>
          </table:table-cell>
          <table:table-cell office:value-type="float" office:value="0.0438972493136853" calcext:value-type="float">
            <text:p>0.043897249313685</text:p>
          </table:table-cell>
          <table:table-cell office:value-type="float" office:value="0.0373529056021002" calcext:value-type="float">
            <text:p>0.0373529056021</text:p>
          </table:table-cell>
          <table:table-cell office:value-type="float" office:value="0.126831963749955" calcext:value-type="float">
            <text:p>0.126831963749955</text:p>
          </table:table-cell>
          <table:table-cell office:value-type="float" office:value="0.0670905678872463" calcext:value-type="float">
            <text:p>0.067090567887246</text:p>
          </table:table-cell>
          <table:table-cell office:value-type="float" office:value="0.0775894818724711" calcext:value-type="float">
            <text:p>0.077589481872471</text:p>
          </table:table-cell>
          <table:table-cell office:value-type="float" office:value="0.11333066401199" calcext:value-type="float">
            <text:p>0.11333066401199</text:p>
          </table:table-cell>
          <table:table-cell office:value-type="float" office:value="0.073776276445464" calcext:value-type="float">
            <text:p>0.073776276445464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130460266003246" calcext:value-type="float">
            <text:p>0.130460266003246</text:p>
          </table:table-cell>
          <table:table-cell office:value-type="float" office:value="0.0876323950128385" calcext:value-type="float">
            <text:p>0.087632395012839</text:p>
          </table:table-cell>
          <table:table-cell office:value-type="float" office:value="0.0175093852758278" calcext:value-type="float">
            <text:p>0.017509385275828</text:p>
          </table:table-cell>
          <table:table-cell office:value-type="float" office:value="0.0485634150609714" calcext:value-type="float">
            <text:p>0.048563415060971</text:p>
          </table:table-cell>
          <table:table-cell office:value-type="float" office:value="0.0889067680345823" calcext:value-type="float">
            <text:p>0.088906768034582</text:p>
          </table:table-cell>
          <table:table-cell office:value-type="float" office:value="0.0558882781470393" calcext:value-type="float">
            <text:p>0.055888278147039</text:p>
          </table:table-cell>
          <table:table-cell office:value-type="float" office:value="0.0362952155788166" calcext:value-type="float">
            <text:p>0.036295215578817</text:p>
          </table:table-cell>
          <table:table-cell office:value-type="float" office:value="0.143495521723482" calcext:value-type="float">
            <text:p>0.143495521723482</text:p>
          </table:table-cell>
          <table:table-cell office:value-type="float" office:value="0.112236257055685" calcext:value-type="float">
            <text:p>0.112236257055685</text:p>
          </table:table-cell>
          <table:table-cell office:value-type="float" office:value="0.113833849565262" calcext:value-type="float">
            <text:p>0.113833849565262</text:p>
          </table:table-cell>
          <table:table-cell office:value-type="float" office:value="0.179844469479049" calcext:value-type="float">
            <text:p>0.179844469479049</text:p>
          </table:table-cell>
          <table:table-cell office:value-type="float" office:value="0.116411285704361" calcext:value-type="float">
            <text:p>0.116411285704361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56362821564356" calcext:value-type="float">
            <text:p>0.056362821564356</text:p>
          </table:table-cell>
          <table:table-cell office:value-type="float" office:value="0.030522463285766" calcext:value-type="float">
            <text:p>0.030522463285766</text:p>
          </table:table-cell>
          <table:table-cell office:value-type="float" office:value="0.0267331418812653" calcext:value-type="float">
            <text:p>0.026733141881265</text:p>
          </table:table-cell>
          <table:table-cell office:value-type="float" office:value="0.0692715358503798" calcext:value-type="float">
            <text:p>0.06927153585038</text:p>
          </table:table-cell>
          <table:table-cell office:value-type="float" office:value="0.0432876684560136" calcext:value-type="float">
            <text:p>0.043287668456014</text:p>
          </table:table-cell>
          <table:table-cell office:value-type="float" office:value="0.240995621654998" calcext:value-type="float">
            <text:p>0.240995621654998</text:p>
          </table:table-cell>
          <table:table-cell office:value-type="float" office:value="0.067973801508068" calcext:value-type="float">
            <text:p>0.067973801508068</text:p>
          </table:table-cell>
          <table:table-cell office:value-type="float" office:value="0.0428216806309206" calcext:value-type="float">
            <text:p>0.042821680630921</text:p>
          </table:table-cell>
          <table:table-cell office:value-type="float" office:value="0.238819362987092" calcext:value-type="float">
            <text:p>0.238819362987092</text:p>
          </table:table-cell>
          <table:table-cell office:value-type="float" office:value="0.281863060479613" calcext:value-type="float">
            <text:p>0.281863060479613</text:p>
          </table:table-cell>
          <table:table-cell office:value-type="float" office:value="0.135709569075681" calcext:value-type="float">
            <text:p>0.135709569075681</text:p>
          </table:table-cell>
          <table:table-cell office:value-type="float" office:value="0.118934728662631" calcext:value-type="float">
            <text:p>0.118934728662631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5648081445817" calcext:value-type="float">
            <text:p>0.05648081445817</text:p>
          </table:table-cell>
          <table:table-cell office:value-type="float" office:value="0.0310959066558375" calcext:value-type="float">
            <text:p>0.031095906655838</text:p>
          </table:table-cell>
          <table:table-cell office:value-type="float" office:value="0.0290685445493042" calcext:value-type="float">
            <text:p>0.029068544549304</text:p>
          </table:table-cell>
          <table:table-cell office:value-type="float" office:value="0.0671013553391066" calcext:value-type="float">
            <text:p>0.067101355339107</text:p>
          </table:table-cell>
          <table:table-cell office:value-type="float" office:value="0.0550534184017744" calcext:value-type="float">
            <text:p>0.055053418401774</text:p>
          </table:table-cell>
          <table:table-cell office:value-type="float" office:value="0.248558781350022" calcext:value-type="float">
            <text:p>0.248558781350022</text:p>
          </table:table-cell>
          <table:table-cell office:value-type="float" office:value="0.0496087066419171" calcext:value-type="float">
            <text:p>0.049608706641917</text:p>
          </table:table-cell>
          <table:table-cell office:value-type="float" office:value="0.043770675333709" calcext:value-type="float">
            <text:p>0.043770675333709</text:p>
          </table:table-cell>
          <table:table-cell office:value-type="float" office:value="0.175550639858517" calcext:value-type="float">
            <text:p>0.175550639858517</text:p>
          </table:table-cell>
          <table:table-cell office:value-type="float" office:value="0.278392291101762" calcext:value-type="float">
            <text:p>0.278392291101762</text:p>
          </table:table-cell>
          <table:table-cell office:value-type="float" office:value="0.089067132100453" calcext:value-type="float">
            <text:p>0.089067132100453</text:p>
          </table:table-cell>
          <table:table-cell office:value-type="float" office:value="0.0849255666270907" calcext:value-type="float">
            <text:p>0.084925566627091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724734898512557" calcext:value-type="float">
            <text:p>0.072473489851256</text:p>
          </table:table-cell>
          <table:table-cell office:value-type="float" office:value="0.0371917250991007" calcext:value-type="float">
            <text:p>0.037191725099101</text:p>
          </table:table-cell>
          <table:table-cell office:value-type="float" office:value="0.0307379952734337" calcext:value-type="float">
            <text:p>0.030737995273434</text:p>
          </table:table-cell>
          <table:table-cell office:value-type="float" office:value="0.124926298173113" calcext:value-type="float">
            <text:p>0.124926298173113</text:p>
          </table:table-cell>
          <table:table-cell office:value-type="float" office:value="0.0639792419497068" calcext:value-type="float">
            <text:p>0.063979241949707</text:p>
          </table:table-cell>
          <table:table-cell office:value-type="float" office:value="0.282402933409531" calcext:value-type="float">
            <text:p>0.282402933409531</text:p>
          </table:table-cell>
          <table:table-cell office:value-type="float" office:value="0.0668683770126263" calcext:value-type="float">
            <text:p>0.066868377012626</text:p>
          </table:table-cell>
          <table:table-cell office:value-type="float" office:value="0.0683158259070685" calcext:value-type="float">
            <text:p>0.068315825907069</text:p>
          </table:table-cell>
          <table:table-cell office:value-type="float" office:value="0.279322957611545" calcext:value-type="float">
            <text:p>0.279322957611545</text:p>
          </table:table-cell>
          <table:table-cell office:value-type="float" office:value="0.410925100174111" calcext:value-type="float">
            <text:p>0.410925100174111</text:p>
          </table:table-cell>
          <table:table-cell office:value-type="float" office:value="0.146094627681433" calcext:value-type="float">
            <text:p>0.146094627681433</text:p>
          </table:table-cell>
          <table:table-cell office:value-type="float" office:value="0.165979162715944" calcext:value-type="float">
            <text:p>0.165979162715944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28.15203" calcext:value-type="float">
            <text:p>128.15203</text:p>
          </table:table-cell>
          <table:table-cell office:value-type="float" office:value="82.07103" calcext:value-type="float">
            <text:p>82.07103</text:p>
          </table:table-cell>
          <table:table-cell office:value-type="float" office:value="165.41303" calcext:value-type="float">
            <text:p>165.41303</text:p>
          </table:table-cell>
          <table:table-cell office:value-type="float" office:value="92.08703" calcext:value-type="float">
            <text:p>92.08703</text:p>
          </table:table-cell>
          <table:table-cell office:value-type="float" office:value="23.67903" calcext:value-type="float">
            <text:p>23.67903</text:p>
          </table:table-cell>
          <table:table-cell office:value-type="float" office:value="93.01003" calcext:value-type="float">
            <text:p>93.01003</text:p>
          </table:table-cell>
          <table:table-cell office:value-type="float" office:value="141.23103" calcext:value-type="float">
            <text:p>141.23103</text:p>
          </table:table-cell>
          <table:table-cell office:value-type="float" office:value="31.17603" calcext:value-type="float">
            <text:p>31.17603</text:p>
          </table:table-cell>
          <table:table-cell office:value-type="float" office:value="3.55503" calcext:value-type="float">
            <text:p>3.55503</text:p>
          </table:table-cell>
          <table:table-cell office:value-type="float" office:value="4.89603" calcext:value-type="float">
            <text:p>4.89603</text:p>
          </table:table-cell>
          <table:table-cell office:value-type="float" office:value="6.31503" calcext:value-type="float">
            <text:p>6.31503</text:p>
          </table:table-cell>
          <table:table-cell office:value-type="float" office:value="6.90303" calcext:value-type="float">
            <text:p>6.903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98.60003" calcext:value-type="float">
            <text:p>98.60003</text:p>
          </table:table-cell>
          <table:table-cell office:value-type="float" office:value="85.92803" calcext:value-type="float">
            <text:p>85.92803</text:p>
          </table:table-cell>
          <table:table-cell office:value-type="float" office:value="158.93503" calcext:value-type="float">
            <text:p>158.93503</text:p>
          </table:table-cell>
          <table:table-cell office:value-type="float" office:value="83.14303" calcext:value-type="float">
            <text:p>83.14303</text:p>
          </table:table-cell>
          <table:table-cell office:value-type="float" office:value="15.69403" calcext:value-type="float">
            <text:p>15.69403</text:p>
          </table:table-cell>
          <table:table-cell office:value-type="float" office:value="100.78103" calcext:value-type="float">
            <text:p>100.78103</text:p>
          </table:table-cell>
          <table:table-cell office:value-type="float" office:value="105.90903" calcext:value-type="float">
            <text:p>105.90903</text:p>
          </table:table-cell>
          <table:table-cell office:value-type="float" office:value="31.25403" calcext:value-type="float">
            <text:p>31.25403</text:p>
          </table:table-cell>
          <table:table-cell office:value-type="float" office:value="5.36603" calcext:value-type="float">
            <text:p>5.36603</text:p>
          </table:table-cell>
          <table:table-cell office:value-type="float" office:value="4.97503" calcext:value-type="float">
            <text:p>4.97503</text:p>
          </table:table-cell>
          <table:table-cell office:value-type="float" office:value="10.01503" calcext:value-type="float">
            <text:p>10.01503</text:p>
          </table:table-cell>
          <table:table-cell office:value-type="float" office:value="8.43103" calcext:value-type="float">
            <text:p>8.431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99.19503" calcext:value-type="float">
            <text:p>99.19503</text:p>
          </table:table-cell>
          <table:table-cell office:value-type="float" office:value="53.21103" calcext:value-type="float">
            <text:p>53.21103</text:p>
          </table:table-cell>
          <table:table-cell office:value-type="float" office:value="137.12703" calcext:value-type="float">
            <text:p>137.12703</text:p>
          </table:table-cell>
          <table:table-cell office:value-type="float" office:value="60.97203" calcext:value-type="float">
            <text:p>60.97203</text:p>
          </table:table-cell>
          <table:table-cell office:value-type="float" office:value="16.56803" calcext:value-type="float">
            <text:p>16.56803</text:p>
          </table:table-cell>
          <table:table-cell office:value-type="float" office:value="79.33703" calcext:value-type="float">
            <text:p>79.33703</text:p>
          </table:table-cell>
          <table:table-cell office:value-type="float" office:value="113.07303" calcext:value-type="float">
            <text:p>113.07303</text:p>
          </table:table-cell>
          <table:table-cell office:value-type="float" office:value="27.53403" calcext:value-type="float">
            <text:p>27.53403</text:p>
          </table:table-cell>
          <table:table-cell office:value-type="float" office:value="3.95603" calcext:value-type="float">
            <text:p>3.95603</text:p>
          </table:table-cell>
          <table:table-cell office:value-type="float" office:value="3.71603" calcext:value-type="float">
            <text:p>3.71603</text:p>
          </table:table-cell>
          <table:table-cell office:value-type="float" office:value="6.40003" calcext:value-type="float">
            <text:p>6.40003</text:p>
          </table:table-cell>
          <table:table-cell office:value-type="float" office:value="5.32603" calcext:value-type="float">
            <text:p>5.326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868027409882728" calcext:value-type="float">
            <text:p>0.868027409882728</text:p>
          </table:table-cell>
          <table:table-cell office:value-type="float" office:value="0.914513101560319" calcext:value-type="float">
            <text:p>0.914513101560319</text:p>
          </table:table-cell>
          <table:table-cell office:value-type="float" office:value="0.965575410575421" calcext:value-type="float">
            <text:p>0.965575410575421</text:p>
          </table:table-cell>
          <table:table-cell office:value-type="float" office:value="0.910048389167556" calcext:value-type="float">
            <text:p>0.910048389167556</text:p>
          </table:table-cell>
          <table:table-cell office:value-type="float" office:value="0.913334229730807" calcext:value-type="float">
            <text:p>0.913334229730807</text:p>
          </table:table-cell>
          <table:table-cell office:value-type="float" office:value="0.762061662368683" calcext:value-type="float">
            <text:p>0.762061662368683</text:p>
          </table:table-cell>
          <table:table-cell office:value-type="float" office:value="0.943187012694899" calcext:value-type="float">
            <text:p>0.943187012694899</text:p>
          </table:table-cell>
          <table:table-cell office:value-type="float" office:value="0.855307636841344" calcext:value-type="float">
            <text:p>0.855307636841344</text:p>
          </table:table-cell>
          <table:table-cell office:value-type="float" office:value="0.719195187459751" calcext:value-type="float">
            <text:p>0.719195187459751</text:p>
          </table:table-cell>
          <table:table-cell office:value-type="float" office:value="0.56779534189321" calcext:value-type="float">
            <text:p>0.56779534189321</text:p>
          </table:table-cell>
          <table:table-cell office:value-type="float" office:value="0.810224908372347" calcext:value-type="float">
            <text:p>0.810224908372347</text:p>
          </table:table-cell>
          <table:table-cell office:value-type="float" office:value="0.837592034737214" calcext:value-type="float">
            <text:p>0.837592034737214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865795327257372" calcext:value-type="float">
            <text:p>0.865795327257372</text:p>
          </table:table-cell>
          <table:table-cell office:value-type="float" office:value="0.915273268297621" calcext:value-type="float">
            <text:p>0.915273268297621</text:p>
          </table:table-cell>
          <table:table-cell office:value-type="float" office:value="0.971319367451967" calcext:value-type="float">
            <text:p>0.971319367451967</text:p>
          </table:table-cell>
          <table:table-cell office:value-type="float" office:value="0.911428475527216" calcext:value-type="float">
            <text:p>0.911428475527216</text:p>
          </table:table-cell>
          <table:table-cell office:value-type="float" office:value="0.925238309481441" calcext:value-type="float">
            <text:p>0.925238309481441</text:p>
          </table:table-cell>
          <table:table-cell office:value-type="float" office:value="0.768789727541191" calcext:value-type="float">
            <text:p>0.768789727541191</text:p>
          </table:table-cell>
          <table:table-cell office:value-type="float" office:value="0.940229936186928" calcext:value-type="float">
            <text:p>0.940229936186928</text:p>
          </table:table-cell>
          <table:table-cell office:value-type="float" office:value="0.863966792725642" calcext:value-type="float">
            <text:p>0.863966792725642</text:p>
          </table:table-cell>
          <table:table-cell office:value-type="float" office:value="0.753652666377926" calcext:value-type="float">
            <text:p>0.753652666377926</text:p>
          </table:table-cell>
          <table:table-cell office:value-type="float" office:value="0.640696039585882" calcext:value-type="float">
            <text:p>0.640696039585882</text:p>
          </table:table-cell>
          <table:table-cell office:value-type="float" office:value="0.80464024920606" calcext:value-type="float">
            <text:p>0.80464024920606</text:p>
          </table:table-cell>
          <table:table-cell office:value-type="float" office:value="0.846655317670767" calcext:value-type="float">
            <text:p>0.846655317670767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824162892346802" calcext:value-type="float">
            <text:p>0.824162892346802</text:p>
          </table:table-cell>
          <table:table-cell office:value-type="float" office:value="0.885662885820866" calcext:value-type="float">
            <text:p>0.885662885820866</text:p>
          </table:table-cell>
          <table:table-cell office:value-type="float" office:value="0.956587547407718" calcext:value-type="float">
            <text:p>0.956587547407718</text:p>
          </table:table-cell>
          <table:table-cell office:value-type="float" office:value="0.87667447457249" calcext:value-type="float">
            <text:p>0.87667447457249</text:p>
          </table:table-cell>
          <table:table-cell office:value-type="float" office:value="0.893651889362554" calcext:value-type="float">
            <text:p>0.893651889362554</text:p>
          </table:table-cell>
          <table:table-cell office:value-type="float" office:value="0.669474876397155" calcext:value-type="float">
            <text:p>0.669474876397155</text:p>
          </table:table-cell>
          <table:table-cell office:value-type="float" office:value="0.912927436278228" calcext:value-type="float">
            <text:p>0.912927436278228</text:p>
          </table:table-cell>
          <table:table-cell office:value-type="float" office:value="0.830821644221326" calcext:value-type="float">
            <text:p>0.830821644221326</text:p>
          </table:table-cell>
          <table:table-cell office:value-type="float" office:value="0.651488434330245" calcext:value-type="float">
            <text:p>0.651488434330245</text:p>
          </table:table-cell>
          <table:table-cell office:value-type="float" office:value="0.512281095055366" calcext:value-type="float">
            <text:p>0.512281095055366</text:p>
          </table:table-cell>
          <table:table-cell office:value-type="float" office:value="0.718411448563539" calcext:value-type="float">
            <text:p>0.718411448563539</text:p>
          </table:table-cell>
          <table:table-cell office:value-type="float" office:value="0.767365894960446" calcext:value-type="float">
            <text:p>0.767365894960446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0764821126066837" calcext:value-type="float">
            <text:p>0.076482112606684</text:p>
          </table:table-cell>
          <table:table-cell office:value-type="float" office:value="0.0522001884696321" calcext:value-type="float">
            <text:p>0.052200188469632</text:p>
          </table:table-cell>
          <table:table-cell office:value-type="float" office:value="0.0119790392708954" calcext:value-type="float">
            <text:p>0.011979039270895</text:p>
          </table:table-cell>
          <table:table-cell office:value-type="float" office:value="0.0262113383015467" calcext:value-type="float">
            <text:p>0.026211338301547</text:p>
          </table:table-cell>
          <table:table-cell office:value-type="float" office:value="0.0490246124568311" calcext:value-type="float">
            <text:p>0.049024612456831</text:p>
          </table:table-cell>
          <table:table-cell office:value-type="float" office:value="0.0349500890188838" calcext:value-type="float">
            <text:p>0.034950089018884</text:p>
          </table:table-cell>
          <table:table-cell office:value-type="float" office:value="0.0191208081886801" calcext:value-type="float">
            <text:p>0.01912080818868</text:p>
          </table:table-cell>
          <table:table-cell office:value-type="float" office:value="0.0981760025149332" calcext:value-type="float">
            <text:p>0.098176002514933</text:p>
          </table:table-cell>
          <table:table-cell office:value-type="float" office:value="0.0663190245077251" calcext:value-type="float">
            <text:p>0.066319024507725</text:p>
          </table:table-cell>
          <table:table-cell office:value-type="float" office:value="0.0665358824240042" calcext:value-type="float">
            <text:p>0.066535882424004</text:p>
          </table:table-cell>
          <table:table-cell office:value-type="float" office:value="0.0963022545404571" calcext:value-type="float">
            <text:p>0.096302254540457</text:p>
          </table:table-cell>
          <table:table-cell office:value-type="float" office:value="0.0721163035308272" calcext:value-type="float">
            <text:p>0.072116303530827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07215327670664" calcext:value-type="float">
            <text:p>0.07215327670664</text:p>
          </table:table-cell>
          <table:table-cell office:value-type="float" office:value="0.0524727706173141" calcext:value-type="float">
            <text:p>0.052472770617314</text:p>
          </table:table-cell>
          <table:table-cell office:value-type="float" office:value="0.0094303333581268" calcext:value-type="float">
            <text:p>0.009430333358127</text:p>
          </table:table-cell>
          <table:table-cell office:value-type="float" office:value="0.0250594147165254" calcext:value-type="float">
            <text:p>0.025059414716525</text:p>
          </table:table-cell>
          <table:table-cell office:value-type="float" office:value="0.0402834970440739" calcext:value-type="float">
            <text:p>0.040283497044074</text:p>
          </table:table-cell>
          <table:table-cell office:value-type="float" office:value="0.031213759232797" calcext:value-type="float">
            <text:p>0.031213759232797</text:p>
          </table:table-cell>
          <table:table-cell office:value-type="float" office:value="0.0223569249882096" calcext:value-type="float">
            <text:p>0.02235692498821</text:p>
          </table:table-cell>
          <table:table-cell office:value-type="float" office:value="0.0983525050908433" calcext:value-type="float">
            <text:p>0.098352505090843</text:p>
          </table:table-cell>
          <table:table-cell office:value-type="float" office:value="0.0707251239485164" calcext:value-type="float">
            <text:p>0.070725123948516</text:p>
          </table:table-cell>
          <table:table-cell office:value-type="float" office:value="0.0779078236488721" calcext:value-type="float">
            <text:p>0.077907823648872</text:p>
          </table:table-cell>
          <table:table-cell office:value-type="float" office:value="0.100394654334118" calcext:value-type="float">
            <text:p>0.100394654334118</text:p>
          </table:table-cell>
          <table:table-cell office:value-type="float" office:value="0.0642407890526206" calcext:value-type="float">
            <text:p>0.064240789052621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10671594124038" calcext:value-type="float">
            <text:p>0.10671594124038</text:p>
          </table:table-cell>
          <table:table-cell office:value-type="float" office:value="0.069799228674034" calcext:value-type="float">
            <text:p>0.069799228674034</text:p>
          </table:table-cell>
          <table:table-cell office:value-type="float" office:value="0.0130271787056545" calcext:value-type="float">
            <text:p>0.013027178705655</text:p>
          </table:table-cell>
          <table:table-cell office:value-type="float" office:value="0.0368040176897412" calcext:value-type="float">
            <text:p>0.036804017689741</text:p>
          </table:table-cell>
          <table:table-cell office:value-type="float" office:value="0.0570063851405243" calcext:value-type="float">
            <text:p>0.057006385140524</text:p>
          </table:table-cell>
          <table:table-cell office:value-type="float" office:value="0.0399482185930575" calcext:value-type="float">
            <text:p>0.039948218593058</text:p>
          </table:table-cell>
          <table:table-cell office:value-type="float" office:value="0.0269510648118749" calcext:value-type="float">
            <text:p>0.026951064811875</text:p>
          </table:table-cell>
          <table:table-cell office:value-type="float" office:value="0.113908362001597" calcext:value-type="float">
            <text:p>0.113908362001597</text:p>
          </table:table-cell>
          <table:table-cell office:value-type="float" office:value="0.102844214160752" calcext:value-type="float">
            <text:p>0.102844214160752</text:p>
          </table:table-cell>
          <table:table-cell office:value-type="float" office:value="0.104461451504044" calcext:value-type="float">
            <text:p>0.104461451504044</text:p>
          </table:table-cell>
          <table:table-cell office:value-type="float" office:value="0.135260305043963" calcext:value-type="float">
            <text:p>0.135260305043963</text:p>
          </table:table-cell>
          <table:table-cell office:value-type="float" office:value="0.0885115806033036" calcext:value-type="float">
            <text:p>0.088511580603304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554904775105885" calcext:value-type="float">
            <text:p>0.055490477510589</text:p>
          </table:table-cell>
          <table:table-cell office:value-type="float" office:value="0.0332867099700493" calcext:value-type="float">
            <text:p>0.033286709970049</text:p>
          </table:table-cell>
          <table:table-cell office:value-type="float" office:value="0.0224455501536836" calcext:value-type="float">
            <text:p>0.022445550153684</text:p>
          </table:table-cell>
          <table:table-cell office:value-type="float" office:value="0.0637402725308975" calcext:value-type="float">
            <text:p>0.063740272530898</text:p>
          </table:table-cell>
          <table:table-cell office:value-type="float" office:value="0.0376411578123618" calcext:value-type="float">
            <text:p>0.037641157812362</text:p>
          </table:table-cell>
          <table:table-cell office:value-type="float" office:value="0.202988248612433" calcext:value-type="float">
            <text:p>0.202988248612433</text:p>
          </table:table-cell>
          <table:table-cell office:value-type="float" office:value="0.0376921791164208" calcext:value-type="float">
            <text:p>0.037692179116421</text:p>
          </table:table-cell>
          <table:table-cell office:value-type="float" office:value="0.0465163606437232" calcext:value-type="float">
            <text:p>0.046516360643723</text:p>
          </table:table-cell>
          <table:table-cell office:value-type="float" office:value="0.214485788032523" calcext:value-type="float">
            <text:p>0.214485788032523</text:p>
          </table:table-cell>
          <table:table-cell office:value-type="float" office:value="0.365668775682786" calcext:value-type="float">
            <text:p>0.365668775682786</text:p>
          </table:table-cell>
          <table:table-cell office:value-type="float" office:value="0.0934728370871956" calcext:value-type="float">
            <text:p>0.093472837087196</text:p>
          </table:table-cell>
          <table:table-cell office:value-type="float" office:value="0.0902916617319592" calcext:value-type="float">
            <text:p>0.090291661731959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620513960359875" calcext:value-type="float">
            <text:p>0.062051396035988</text:p>
          </table:table-cell>
          <table:table-cell office:value-type="float" office:value="0.0322539610850644" calcext:value-type="float">
            <text:p>0.032253961085064</text:p>
          </table:table-cell>
          <table:table-cell office:value-type="float" office:value="0.0192502991899064" calcext:value-type="float">
            <text:p>0.019250299189906</text:p>
          </table:table-cell>
          <table:table-cell office:value-type="float" office:value="0.0635121097562589" calcext:value-type="float">
            <text:p>0.063512109756259</text:p>
          </table:table-cell>
          <table:table-cell office:value-type="float" office:value="0.0344781934744848" calcext:value-type="float">
            <text:p>0.034478193474485</text:p>
          </table:table-cell>
          <table:table-cell office:value-type="float" office:value="0.199996513226012" calcext:value-type="float">
            <text:p>0.199996513226012</text:p>
          </table:table-cell>
          <table:table-cell office:value-type="float" office:value="0.0374131388248629" calcext:value-type="float">
            <text:p>0.037413138824863</text:p>
          </table:table-cell>
          <table:table-cell office:value-type="float" office:value="0.0376807021835143" calcext:value-type="float">
            <text:p>0.037680702183514</text:p>
          </table:table-cell>
          <table:table-cell office:value-type="float" office:value="0.175622209673558" calcext:value-type="float">
            <text:p>0.175622209673558</text:p>
          </table:table-cell>
          <table:table-cell office:value-type="float" office:value="0.281396136765246" calcext:value-type="float">
            <text:p>0.281396136765246</text:p>
          </table:table-cell>
          <table:table-cell office:value-type="float" office:value="0.0949650964598218" calcext:value-type="float">
            <text:p>0.094965096459822</text:p>
          </table:table-cell>
          <table:table-cell office:value-type="float" office:value="0.0891038932766122" calcext:value-type="float">
            <text:p>0.089103893276612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691211664128175" calcext:value-type="float">
            <text:p>0.069121166412818</text:p>
          </table:table-cell>
          <table:table-cell office:value-type="float" office:value="0.0445378855050996" calcext:value-type="float">
            <text:p>0.0445378855051</text:p>
          </table:table-cell>
          <table:table-cell office:value-type="float" office:value="0.0303852738866278" calcext:value-type="float">
            <text:p>0.030385273886628</text:p>
          </table:table-cell>
          <table:table-cell office:value-type="float" office:value="0.0865215077377687" calcext:value-type="float">
            <text:p>0.086521507737769</text:p>
          </table:table-cell>
          <table:table-cell office:value-type="float" office:value="0.0493417254969214" calcext:value-type="float">
            <text:p>0.049341725496921</text:p>
          </table:table-cell>
          <table:table-cell office:value-type="float" office:value="0.290576905009788" calcext:value-type="float">
            <text:p>0.290576905009788</text:p>
          </table:table-cell>
          <table:table-cell office:value-type="float" office:value="0.0601214989098965" calcext:value-type="float">
            <text:p>0.060121498909897</text:p>
          </table:table-cell>
          <table:table-cell office:value-type="float" office:value="0.0552699937770772" calcext:value-type="float">
            <text:p>0.055269993777077</text:p>
          </table:table-cell>
          <table:table-cell office:value-type="float" office:value="0.245667351509003" calcext:value-type="float">
            <text:p>0.245667351509003</text:p>
          </table:table-cell>
          <table:table-cell office:value-type="float" office:value="0.383257453440591" calcext:value-type="float">
            <text:p>0.383257453440591</text:p>
          </table:table-cell>
          <table:table-cell office:value-type="float" office:value="0.146328246392498" calcext:value-type="float">
            <text:p>0.146328246392498</text:p>
          </table:table-cell>
          <table:table-cell office:value-type="float" office:value="0.14412252443625" calcext:value-type="float">
            <text:p>0.14412252443625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31.33803" calcext:value-type="float">
            <text:p>131.33803</text:p>
          </table:table-cell>
          <table:table-cell office:value-type="float" office:value="69.15703" calcext:value-type="float">
            <text:p>69.15703</text:p>
          </table:table-cell>
          <table:table-cell office:value-type="float" office:value="157.35903" calcext:value-type="float">
            <text:p>157.35903</text:p>
          </table:table-cell>
          <table:table-cell office:value-type="float" office:value="88.09203" calcext:value-type="float">
            <text:p>88.09203</text:p>
          </table:table-cell>
          <table:table-cell office:value-type="float" office:value="25.21203" calcext:value-type="float">
            <text:p>25.21203</text:p>
          </table:table-cell>
          <table:table-cell office:value-type="float" office:value="102.80403" calcext:value-type="float">
            <text:p>102.80403</text:p>
          </table:table-cell>
          <table:table-cell office:value-type="float" office:value="158.36203" calcext:value-type="float">
            <text:p>158.36203</text:p>
          </table:table-cell>
          <table:table-cell office:value-type="float" office:value="31.30103" calcext:value-type="float">
            <text:p>31.30103</text:p>
          </table:table-cell>
          <table:table-cell office:value-type="float" office:value="5.73003" calcext:value-type="float">
            <text:p>5.73003</text:p>
          </table:table-cell>
          <table:table-cell office:value-type="float" office:value="5.54603" calcext:value-type="float">
            <text:p>5.54603</text:p>
          </table:table-cell>
          <table:table-cell office:value-type="float" office:value="9.89603" calcext:value-type="float">
            <text:p>9.89603</text:p>
          </table:table-cell>
          <table:table-cell office:value-type="float" office:value="8.52803" calcext:value-type="float">
            <text:p>8.528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38.88503" calcext:value-type="float">
            <text:p>138.88503</text:p>
          </table:table-cell>
          <table:table-cell office:value-type="float" office:value="68.55003" calcext:value-type="float">
            <text:p>68.55003</text:p>
          </table:table-cell>
          <table:table-cell office:value-type="float" office:value="205.29603" calcext:value-type="float">
            <text:p>205.29603</text:p>
          </table:table-cell>
          <table:table-cell office:value-type="float" office:value="91.46303" calcext:value-type="float">
            <text:p>91.46303</text:p>
          </table:table-cell>
          <table:table-cell office:value-type="float" office:value="28.25003" calcext:value-type="float">
            <text:p>28.25003</text:p>
          </table:table-cell>
          <table:table-cell office:value-type="float" office:value="113.57203" calcext:value-type="float">
            <text:p>113.57203</text:p>
          </table:table-cell>
          <table:table-cell office:value-type="float" office:value="138.48103" calcext:value-type="float">
            <text:p>138.48103</text:p>
          </table:table-cell>
          <table:table-cell office:value-type="float" office:value="31.31603" calcext:value-type="float">
            <text:p>31.31603</text:p>
          </table:table-cell>
          <table:table-cell office:value-type="float" office:value="5.47203" calcext:value-type="float">
            <text:p>5.47203</text:p>
          </table:table-cell>
          <table:table-cell office:value-type="float" office:value="4.92903" calcext:value-type="float">
            <text:p>4.92903</text:p>
          </table:table-cell>
          <table:table-cell office:value-type="float" office:value="9.39303" calcext:value-type="float">
            <text:p>9.39303</text:p>
          </table:table-cell>
          <table:table-cell office:value-type="float" office:value="8.40603" calcext:value-type="float">
            <text:p>8.406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93.76303" calcext:value-type="float">
            <text:p>93.76303</text:p>
          </table:table-cell>
          <table:table-cell office:value-type="float" office:value="51.46203" calcext:value-type="float">
            <text:p>51.46203</text:p>
          </table:table-cell>
          <table:table-cell office:value-type="float" office:value="146.38703" calcext:value-type="float">
            <text:p>146.38703</text:p>
          </table:table-cell>
          <table:table-cell office:value-type="float" office:value="61.95003" calcext:value-type="float">
            <text:p>61.95003</text:p>
          </table:table-cell>
          <table:table-cell office:value-type="float" office:value="20.87503" calcext:value-type="float">
            <text:p>20.87503</text:p>
          </table:table-cell>
          <table:table-cell office:value-type="float" office:value="88.66503" calcext:value-type="float">
            <text:p>88.66503</text:p>
          </table:table-cell>
          <table:table-cell office:value-type="float" office:value="114.80103" calcext:value-type="float">
            <text:p>114.80103</text:p>
          </table:table-cell>
          <table:table-cell office:value-type="float" office:value="27.01303" calcext:value-type="float">
            <text:p>27.01303</text:p>
          </table:table-cell>
          <table:table-cell office:value-type="float" office:value="4.32703" calcext:value-type="float">
            <text:p>4.32703</text:p>
          </table:table-cell>
          <table:table-cell office:value-type="float" office:value="4.19303" calcext:value-type="float">
            <text:p>4.19303</text:p>
          </table:table-cell>
          <table:table-cell office:value-type="float" office:value="6.95703" calcext:value-type="float">
            <text:p>6.95703</text:p>
          </table:table-cell>
          <table:table-cell office:value-type="float" office:value="5.98803" calcext:value-type="float">
            <text:p>5.988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890378345769173" calcext:value-type="float">
            <text:p>0.890378345769173</text:p>
          </table:table-cell>
          <table:table-cell office:value-type="float" office:value="0.947485585896696" calcext:value-type="float">
            <text:p>0.947485585896696</text:p>
          </table:table-cell>
          <table:table-cell office:value-type="float" office:value="0.97541235171117" calcext:value-type="float">
            <text:p>0.97541235171117</text:p>
          </table:table-cell>
          <table:table-cell office:value-type="float" office:value="0.933721827845468" calcext:value-type="float">
            <text:p>0.933721827845468</text:p>
          </table:table-cell>
          <table:table-cell office:value-type="float" office:value="0.919349781789193" calcext:value-type="float">
            <text:p>0.919349781789193</text:p>
          </table:table-cell>
          <table:table-cell office:value-type="float" office:value="0.751089110140913" calcext:value-type="float">
            <text:p>0.751089110140913</text:p>
          </table:table-cell>
          <table:table-cell office:value-type="float" office:value="0.947415527563511" calcext:value-type="float">
            <text:p>0.947415527563511</text:p>
          </table:table-cell>
          <table:table-cell office:value-type="float" office:value="0.899411413281382" calcext:value-type="float">
            <text:p>0.899411413281382</text:p>
          </table:table-cell>
          <table:table-cell office:value-type="float" office:value="0.687425770618996" calcext:value-type="float">
            <text:p>0.687425770618996</text:p>
          </table:table-cell>
          <table:table-cell office:value-type="float" office:value="0.664589054032457" calcext:value-type="float">
            <text:p>0.664589054032457</text:p>
          </table:table-cell>
          <table:table-cell office:value-type="float" office:value="0.816308135232944" calcext:value-type="float">
            <text:p>0.816308135232944</text:p>
          </table:table-cell>
          <table:table-cell office:value-type="float" office:value="0.813661551311105" calcext:value-type="float">
            <text:p>0.813661551311105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882600668957246" calcext:value-type="float">
            <text:p>0.882600668957246</text:p>
          </table:table-cell>
          <table:table-cell office:value-type="float" office:value="0.927696266068198" calcext:value-type="float">
            <text:p>0.927696266068198</text:p>
          </table:table-cell>
          <table:table-cell office:value-type="float" office:value="0.977226151428379" calcext:value-type="float">
            <text:p>0.977226151428379</text:p>
          </table:table-cell>
          <table:table-cell office:value-type="float" office:value="0.932377234196164" calcext:value-type="float">
            <text:p>0.932377234196164</text:p>
          </table:table-cell>
          <table:table-cell office:value-type="float" office:value="0.918104596749667" calcext:value-type="float">
            <text:p>0.918104596749667</text:p>
          </table:table-cell>
          <table:table-cell office:value-type="float" office:value="0.788573953583574" calcext:value-type="float">
            <text:p>0.788573953583574</text:p>
          </table:table-cell>
          <table:table-cell office:value-type="float" office:value="0.953826720468091" calcext:value-type="float">
            <text:p>0.953826720468091</text:p>
          </table:table-cell>
          <table:table-cell office:value-type="float" office:value="0.902513152834012" calcext:value-type="float">
            <text:p>0.902513152834012</text:p>
          </table:table-cell>
          <table:table-cell office:value-type="float" office:value="0.678162976750846" calcext:value-type="float">
            <text:p>0.678162976750846</text:p>
          </table:table-cell>
          <table:table-cell office:value-type="float" office:value="0.628190685860112" calcext:value-type="float">
            <text:p>0.628190685860112</text:p>
          </table:table-cell>
          <table:table-cell office:value-type="float" office:value="0.794796890436441" calcext:value-type="float">
            <text:p>0.794796890436441</text:p>
          </table:table-cell>
          <table:table-cell office:value-type="float" office:value="0.851463335638858" calcext:value-type="float">
            <text:p>0.851463335638858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86656990935225" calcext:value-type="float">
            <text:p>0.86656990935225</text:p>
          </table:table-cell>
          <table:table-cell office:value-type="float" office:value="0.930082804895436" calcext:value-type="float">
            <text:p>0.930082804895436</text:p>
          </table:table-cell>
          <table:table-cell office:value-type="float" office:value="0.969087363235846" calcext:value-type="float">
            <text:p>0.969087363235846</text:p>
          </table:table-cell>
          <table:table-cell office:value-type="float" office:value="0.91859874819046" calcext:value-type="float">
            <text:p>0.91859874819046</text:p>
          </table:table-cell>
          <table:table-cell office:value-type="float" office:value="0.898367392135669" calcext:value-type="float">
            <text:p>0.898367392135669</text:p>
          </table:table-cell>
          <table:table-cell office:value-type="float" office:value="0.725237840514814" calcext:value-type="float">
            <text:p>0.725237840514814</text:p>
          </table:table-cell>
          <table:table-cell office:value-type="float" office:value="0.944418448357602" calcext:value-type="float">
            <text:p>0.944418448357602</text:p>
          </table:table-cell>
          <table:table-cell office:value-type="float" office:value="0.864775792764788" calcext:value-type="float">
            <text:p>0.864775792764788</text:p>
          </table:table-cell>
          <table:table-cell office:value-type="float" office:value="0.63696148478978" calcext:value-type="float">
            <text:p>0.63696148478978</text:p>
          </table:table-cell>
          <table:table-cell office:value-type="float" office:value="0.609453525041627" calcext:value-type="float">
            <text:p>0.609453525041627</text:p>
          </table:table-cell>
          <table:table-cell office:value-type="float" office:value="0.746380439844398" calcext:value-type="float">
            <text:p>0.746380439844398</text:p>
          </table:table-cell>
          <table:table-cell office:value-type="float" office:value="0.825487819303666" calcext:value-type="float">
            <text:p>0.825487819303666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0513937267165309" calcext:value-type="float">
            <text:p>0.051393726716531</text:p>
          </table:table-cell>
          <table:table-cell office:value-type="float" office:value="0.0344752525321163" calcext:value-type="float">
            <text:p>0.034475252532116</text:p>
          </table:table-cell>
          <table:table-cell office:value-type="float" office:value="0.00804489261254927" calcext:value-type="float">
            <text:p>0.008044892612549</text:p>
          </table:table-cell>
          <table:table-cell office:value-type="float" office:value="0.0208119204358086" calcext:value-type="float">
            <text:p>0.020811920435809</text:p>
          </table:table-cell>
          <table:table-cell office:value-type="float" office:value="0.0392980979365602" calcext:value-type="float">
            <text:p>0.03929809793656</text:p>
          </table:table-cell>
          <table:table-cell office:value-type="float" office:value="0.0269549893383346" calcext:value-type="float">
            <text:p>0.026954989338335</text:p>
          </table:table-cell>
          <table:table-cell office:value-type="float" office:value="0.0140100787428265" calcext:value-type="float">
            <text:p>0.014010078742827</text:p>
          </table:table-cell>
          <table:table-cell office:value-type="float" office:value="0.0648481555388646" calcext:value-type="float">
            <text:p>0.064848155538865</text:p>
          </table:table-cell>
          <table:table-cell office:value-type="float" office:value="0.0689097122260449" calcext:value-type="float">
            <text:p>0.068909712226045</text:p>
          </table:table-cell>
          <table:table-cell office:value-type="float" office:value="0.0857217576478353" calcext:value-type="float">
            <text:p>0.085721757647835</text:p>
          </table:table-cell>
          <table:table-cell office:value-type="float" office:value="0.0870337771899704" calcext:value-type="float">
            <text:p>0.08703377718997</text:p>
          </table:table-cell>
          <table:table-cell office:value-type="float" office:value="0.112914958301322" calcext:value-type="float">
            <text:p>0.112914958301322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0586451246643777" calcext:value-type="float">
            <text:p>0.058645124664378</text:p>
          </table:table-cell>
          <table:table-cell office:value-type="float" office:value="0.0395016021897239" calcext:value-type="float">
            <text:p>0.039501602189724</text:p>
          </table:table-cell>
          <table:table-cell office:value-type="float" office:value="0.00683475581061481" calcext:value-type="float">
            <text:p>0.006834755810615</text:p>
          </table:table-cell>
          <table:table-cell office:value-type="float" office:value="0.0206686491935594" calcext:value-type="float">
            <text:p>0.020668649193559</text:p>
          </table:table-cell>
          <table:table-cell office:value-type="float" office:value="0.0393713260356115" calcext:value-type="float">
            <text:p>0.039371326035612</text:p>
          </table:table-cell>
          <table:table-cell office:value-type="float" office:value="0.0271486776241387" calcext:value-type="float">
            <text:p>0.027148677624139</text:p>
          </table:table-cell>
          <table:table-cell office:value-type="float" office:value="0.0151252368852182" calcext:value-type="float">
            <text:p>0.015125236885218</text:p>
          </table:table-cell>
          <table:table-cell office:value-type="float" office:value="0.0631573207804875" calcext:value-type="float">
            <text:p>0.063157320780488</text:p>
          </table:table-cell>
          <table:table-cell office:value-type="float" office:value="0.0711044365224381" calcext:value-type="float">
            <text:p>0.071104436522438</text:p>
          </table:table-cell>
          <table:table-cell office:value-type="float" office:value="0.087706863748582" calcext:value-type="float">
            <text:p>0.087706863748582</text:p>
          </table:table-cell>
          <table:table-cell office:value-type="float" office:value="0.0848504207364891" calcext:value-type="float">
            <text:p>0.084850420736489</text:p>
          </table:table-cell>
          <table:table-cell office:value-type="float" office:value="0.0621672956437455" calcext:value-type="float">
            <text:p>0.062167295643746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0677312492068292" calcext:value-type="float">
            <text:p>0.067731249206829</text:p>
          </table:table-cell>
          <table:table-cell office:value-type="float" office:value="0.0485719001279221" calcext:value-type="float">
            <text:p>0.048571900127922</text:p>
          </table:table-cell>
          <table:table-cell office:value-type="float" office:value="0.0102999071326764" calcext:value-type="float">
            <text:p>0.010299907132676</text:p>
          </table:table-cell>
          <table:table-cell office:value-type="float" office:value="0.0231142905118296" calcext:value-type="float">
            <text:p>0.02311429051183</text:p>
          </table:table-cell>
          <table:table-cell office:value-type="float" office:value="0.0452348535351203" calcext:value-type="float">
            <text:p>0.04523485353512</text:p>
          </table:table-cell>
          <table:table-cell office:value-type="float" office:value="0.0320171486406528" calcext:value-type="float">
            <text:p>0.032017148640653</text:p>
          </table:table-cell>
          <table:table-cell office:value-type="float" office:value="0.0176557638529319" calcext:value-type="float">
            <text:p>0.017655763852932</text:p>
          </table:table-cell>
          <table:table-cell office:value-type="float" office:value="0.0906770997692421" calcext:value-type="float">
            <text:p>0.090677099769242</text:p>
          </table:table-cell>
          <table:table-cell office:value-type="float" office:value="0.073250365797367" calcext:value-type="float">
            <text:p>0.073250365797367</text:p>
          </table:table-cell>
          <table:table-cell office:value-type="float" office:value="0.0827809980197569" calcext:value-type="float">
            <text:p>0.082780998019757</text:p>
          </table:table-cell>
          <table:table-cell office:value-type="float" office:value="0.0987403172024374" calcext:value-type="float">
            <text:p>0.098740317202437</text:p>
          </table:table-cell>
          <table:table-cell office:value-type="float" office:value="0.0680498548084909" calcext:value-type="float">
            <text:p>0.068049854808491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582279275142956" calcext:value-type="float">
            <text:p>0.058227927514296</text:p>
          </table:table-cell>
          <table:table-cell office:value-type="float" office:value="0.0180391615711881" calcext:value-type="float">
            <text:p>0.018039161571188</text:p>
          </table:table-cell>
          <table:table-cell office:value-type="float" office:value="0.0165427556762813" calcext:value-type="float">
            <text:p>0.016542755676281</text:p>
          </table:table-cell>
          <table:table-cell office:value-type="float" office:value="0.0454662517187234" calcext:value-type="float">
            <text:p>0.045466251718723</text:p>
          </table:table-cell>
          <table:table-cell office:value-type="float" office:value="0.0413521202742469" calcext:value-type="float">
            <text:p>0.041352120274247</text:p>
          </table:table-cell>
          <table:table-cell office:value-type="float" office:value="0.221955900520752" calcext:value-type="float">
            <text:p>0.221955900520752</text:p>
          </table:table-cell>
          <table:table-cell office:value-type="float" office:value="0.0385743936936624" calcext:value-type="float">
            <text:p>0.038574393693662</text:p>
          </table:table-cell>
          <table:table-cell office:value-type="float" office:value="0.0357404311797538" calcext:value-type="float">
            <text:p>0.035740431179754</text:p>
          </table:table-cell>
          <table:table-cell office:value-type="float" office:value="0.243664517154959" calcext:value-type="float">
            <text:p>0.243664517154959</text:p>
          </table:table-cell>
          <table:table-cell office:value-type="float" office:value="0.249689188319707" calcext:value-type="float">
            <text:p>0.249689188319707</text:p>
          </table:table-cell>
          <table:table-cell office:value-type="float" office:value="0.096658087577085" calcext:value-type="float">
            <text:p>0.096658087577085</text:p>
          </table:table-cell>
          <table:table-cell office:value-type="float" office:value="0.0734234903875724" calcext:value-type="float">
            <text:p>0.073423490387572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58754206378376" calcext:value-type="float">
            <text:p>0.058754206378376</text:p>
          </table:table-cell>
          <table:table-cell office:value-type="float" office:value="0.0328021317420776" calcext:value-type="float">
            <text:p>0.032802131742078</text:p>
          </table:table-cell>
          <table:table-cell office:value-type="float" office:value="0.0159390927610056" calcext:value-type="float">
            <text:p>0.015939092761006</text:p>
          </table:table-cell>
          <table:table-cell office:value-type="float" office:value="0.0469541166102762" calcext:value-type="float">
            <text:p>0.046954116610276</text:p>
          </table:table-cell>
          <table:table-cell office:value-type="float" office:value="0.0425240772147212" calcext:value-type="float">
            <text:p>0.042524077214721</text:p>
          </table:table-cell>
          <table:table-cell office:value-type="float" office:value="0.184277368792288" calcext:value-type="float">
            <text:p>0.184277368792288</text:p>
          </table:table-cell>
          <table:table-cell office:value-type="float" office:value="0.0310480426466906" calcext:value-type="float">
            <text:p>0.031048042646691</text:p>
          </table:table-cell>
          <table:table-cell office:value-type="float" office:value="0.0343295263855007" calcext:value-type="float">
            <text:p>0.034329526385501</text:p>
          </table:table-cell>
          <table:table-cell office:value-type="float" office:value="0.250732586726716" calcext:value-type="float">
            <text:p>0.250732586726716</text:p>
          </table:table-cell>
          <table:table-cell office:value-type="float" office:value="0.284102450391306" calcext:value-type="float">
            <text:p>0.284102450391306</text:p>
          </table:table-cell>
          <table:table-cell office:value-type="float" office:value="0.12035268882707" calcext:value-type="float">
            <text:p>0.12035268882707</text:p>
          </table:table-cell>
          <table:table-cell office:value-type="float" office:value="0.0863693687173969" calcext:value-type="float">
            <text:p>0.086369368717397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656988414409204" calcext:value-type="float">
            <text:p>0.06569884144092</text:p>
          </table:table-cell>
          <table:table-cell office:value-type="float" office:value="0.0213452949766418" calcext:value-type="float">
            <text:p>0.021345294976642</text:p>
          </table:table-cell>
          <table:table-cell office:value-type="float" office:value="0.0206127296314779" calcext:value-type="float">
            <text:p>0.020612729631478</text:p>
          </table:table-cell>
          <table:table-cell office:value-type="float" office:value="0.0582869612977101" calcext:value-type="float">
            <text:p>0.05828696129771</text:p>
          </table:table-cell>
          <table:table-cell office:value-type="float" office:value="0.0563977543292105" calcext:value-type="float">
            <text:p>0.056397754329211</text:p>
          </table:table-cell>
          <table:table-cell office:value-type="float" office:value="0.242745010844533" calcext:value-type="float">
            <text:p>0.242745010844533</text:p>
          </table:table-cell>
          <table:table-cell office:value-type="float" office:value="0.0379257877894665" calcext:value-type="float">
            <text:p>0.037925787789467</text:p>
          </table:table-cell>
          <table:table-cell office:value-type="float" office:value="0.0445471074659701" calcext:value-type="float">
            <text:p>0.04454710746597</text:p>
          </table:table-cell>
          <table:table-cell office:value-type="float" office:value="0.289788149412853" calcext:value-type="float">
            <text:p>0.289788149412853</text:p>
          </table:table-cell>
          <table:table-cell office:value-type="float" office:value="0.307765476938616" calcext:value-type="float">
            <text:p>0.307765476938616</text:p>
          </table:table-cell>
          <table:table-cell office:value-type="float" office:value="0.154879242953164" calcext:value-type="float">
            <text:p>0.154879242953164</text:p>
          </table:table-cell>
          <table:table-cell office:value-type="float" office:value="0.106462325887843" calcext:value-type="float">
            <text:p>0.106462325887843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67.68603" calcext:value-type="float">
            <text:p>167.68603</text:p>
          </table:table-cell>
          <table:table-cell office:value-type="float" office:value="86.09103" calcext:value-type="float">
            <text:p>86.09103</text:p>
          </table:table-cell>
          <table:table-cell office:value-type="float" office:value="200.87403" calcext:value-type="float">
            <text:p>200.87403</text:p>
          </table:table-cell>
          <table:table-cell office:value-type="float" office:value="90.04503" calcext:value-type="float">
            <text:p>90.04503</text:p>
          </table:table-cell>
          <table:table-cell office:value-type="float" office:value="25.80303" calcext:value-type="float">
            <text:p>25.80303</text:p>
          </table:table-cell>
          <table:table-cell office:value-type="float" office:value="114.30203" calcext:value-type="float">
            <text:p>114.30203</text:p>
          </table:table-cell>
          <table:table-cell office:value-type="float" office:value="181.72703" calcext:value-type="float">
            <text:p>181.72703</text:p>
          </table:table-cell>
          <table:table-cell office:value-type="float" office:value="39.95503" calcext:value-type="float">
            <text:p>39.95503</text:p>
          </table:table-cell>
          <table:table-cell office:value-type="float" office:value="6.03703" calcext:value-type="float">
            <text:p>6.03703</text:p>
          </table:table-cell>
          <table:table-cell office:value-type="float" office:value="4.81803" calcext:value-type="float">
            <text:p>4.81803</text:p>
          </table:table-cell>
          <table:table-cell office:value-type="float" office:value="9.66303" calcext:value-type="float">
            <text:p>9.66303</text:p>
          </table:table-cell>
          <table:table-cell office:value-type="float" office:value="8.81203" calcext:value-type="float">
            <text:p>8.812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46.67903" calcext:value-type="float">
            <text:p>146.67903</text:p>
          </table:table-cell>
          <table:table-cell office:value-type="float" office:value="74.78203" calcext:value-type="float">
            <text:p>74.78203</text:p>
          </table:table-cell>
          <table:table-cell office:value-type="float" office:value="232.19703" calcext:value-type="float">
            <text:p>232.19703</text:p>
          </table:table-cell>
          <table:table-cell office:value-type="float" office:value="91.15303" calcext:value-type="float">
            <text:p>91.15303</text:p>
          </table:table-cell>
          <table:table-cell office:value-type="float" office:value="26.00903" calcext:value-type="float">
            <text:p>26.00903</text:p>
          </table:table-cell>
          <table:table-cell office:value-type="float" office:value="112.27103" calcext:value-type="float">
            <text:p>112.27103</text:p>
          </table:table-cell>
          <table:table-cell office:value-type="float" office:value="167.99803" calcext:value-type="float">
            <text:p>167.99803</text:p>
          </table:table-cell>
          <table:table-cell office:value-type="float" office:value="40.89803" calcext:value-type="float">
            <text:p>40.89803</text:p>
          </table:table-cell>
          <table:table-cell office:value-type="float" office:value="6.14603" calcext:value-type="float">
            <text:p>6.14603</text:p>
          </table:table-cell>
          <table:table-cell office:value-type="float" office:value="5.05103" calcext:value-type="float">
            <text:p>5.05103</text:p>
          </table:table-cell>
          <table:table-cell office:value-type="float" office:value="10.11203" calcext:value-type="float">
            <text:p>10.11203</text:p>
          </table:table-cell>
          <table:table-cell office:value-type="float" office:value="8.42903" calcext:value-type="float">
            <text:p>8.429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26.94303" calcext:value-type="float">
            <text:p>126.94303</text:p>
          </table:table-cell>
          <table:table-cell office:value-type="float" office:value="60.52903" calcext:value-type="float">
            <text:p>60.52903</text:p>
          </table:table-cell>
          <table:table-cell office:value-type="float" office:value="154.08003" calcext:value-type="float">
            <text:p>154.08003</text:p>
          </table:table-cell>
          <table:table-cell office:value-type="float" office:value="81.76803" calcext:value-type="float">
            <text:p>81.76803</text:p>
          </table:table-cell>
          <table:table-cell office:value-type="float" office:value="22.30603" calcext:value-type="float">
            <text:p>22.30603</text:p>
          </table:table-cell>
          <table:table-cell office:value-type="float" office:value="94.76203" calcext:value-type="float">
            <text:p>94.76203</text:p>
          </table:table-cell>
          <table:table-cell office:value-type="float" office:value="139.61503" calcext:value-type="float">
            <text:p>139.61503</text:p>
          </table:table-cell>
          <table:table-cell office:value-type="float" office:value="27.79103" calcext:value-type="float">
            <text:p>27.79103</text:p>
          </table:table-cell>
          <table:table-cell office:value-type="float" office:value="5.61103" calcext:value-type="float">
            <text:p>5.61103</text:p>
          </table:table-cell>
          <table:table-cell office:value-type="float" office:value="5.26703" calcext:value-type="float">
            <text:p>5.26703</text:p>
          </table:table-cell>
          <table:table-cell office:value-type="float" office:value="8.56803" calcext:value-type="float">
            <text:p>8.56803</text:p>
          </table:table-cell>
          <table:table-cell office:value-type="float" office:value="7.86203" calcext:value-type="float">
            <text:p>7.862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912911047846078" calcext:value-type="float">
            <text:p>0.912911047846078</text:p>
          </table:table-cell>
          <table:table-cell office:value-type="float" office:value="0.951793390710025" calcext:value-type="float">
            <text:p>0.951793390710025</text:p>
          </table:table-cell>
          <table:table-cell office:value-type="float" office:value="0.976427562087604" calcext:value-type="float">
            <text:p>0.976427562087604</text:p>
          </table:table-cell>
          <table:table-cell office:value-type="float" office:value="0.939142474449217" calcext:value-type="float">
            <text:p>0.939142474449217</text:p>
          </table:table-cell>
          <table:table-cell office:value-type="float" office:value="0.930264512348591" calcext:value-type="float">
            <text:p>0.930264512348591</text:p>
          </table:table-cell>
          <table:table-cell office:value-type="float" office:value="0.784929630329944" calcext:value-type="float">
            <text:p>0.784929630329944</text:p>
          </table:table-cell>
          <table:table-cell office:value-type="float" office:value="0.957454630488406" calcext:value-type="float">
            <text:p>0.957454630488406</text:p>
          </table:table-cell>
          <table:table-cell office:value-type="float" office:value="0.90643969286401" calcext:value-type="float">
            <text:p>0.90643969286401</text:p>
          </table:table-cell>
          <table:table-cell office:value-type="float" office:value="0.61926344442598" calcext:value-type="float">
            <text:p>0.61926344442598</text:p>
          </table:table-cell>
          <table:table-cell office:value-type="float" office:value="0.637191649410633" calcext:value-type="float">
            <text:p>0.637191649410633</text:p>
          </table:table-cell>
          <table:table-cell office:value-type="float" office:value="0.780521686632321" calcext:value-type="float">
            <text:p>0.780521686632321</text:p>
          </table:table-cell>
          <table:table-cell office:value-type="float" office:value="0.847501412110588" calcext:value-type="float">
            <text:p>0.847501412110588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909390546500789" calcext:value-type="float">
            <text:p>0.909390546500789</text:p>
          </table:table-cell>
          <table:table-cell office:value-type="float" office:value="0.953045315300302" calcext:value-type="float">
            <text:p>0.953045315300302</text:p>
          </table:table-cell>
          <table:table-cell office:value-type="float" office:value="0.977424412425747" calcext:value-type="float">
            <text:p>0.977424412425747</text:p>
          </table:table-cell>
          <table:table-cell office:value-type="float" office:value="0.933495081852693" calcext:value-type="float">
            <text:p>0.933495081852693</text:p>
          </table:table-cell>
          <table:table-cell office:value-type="float" office:value="0.926893404777351" calcext:value-type="float">
            <text:p>0.926893404777351</text:p>
          </table:table-cell>
          <table:table-cell office:value-type="float" office:value="0.808971847842041" calcext:value-type="float">
            <text:p>0.808971847842041</text:p>
          </table:table-cell>
          <table:table-cell office:value-type="float" office:value="0.95351498743117" calcext:value-type="float">
            <text:p>0.95351498743117</text:p>
          </table:table-cell>
          <table:table-cell office:value-type="float" office:value="0.910791107741711" calcext:value-type="float">
            <text:p>0.910791107741711</text:p>
          </table:table-cell>
          <table:table-cell office:value-type="float" office:value="0.616443083919299" calcext:value-type="float">
            <text:p>0.616443083919299</text:p>
          </table:table-cell>
          <table:table-cell office:value-type="float" office:value="0.656264986994186" calcext:value-type="float">
            <text:p>0.656264986994186</text:p>
          </table:table-cell>
          <table:table-cell office:value-type="float" office:value="0.787595578695023" calcext:value-type="float">
            <text:p>0.787595578695023</text:p>
          </table:table-cell>
          <table:table-cell office:value-type="float" office:value="0.84387766724229" calcext:value-type="float">
            <text:p>0.84387766724229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897702382459517" calcext:value-type="float">
            <text:p>0.897702382459517</text:p>
          </table:table-cell>
          <table:table-cell office:value-type="float" office:value="0.94572289246674" calcext:value-type="float">
            <text:p>0.94572289246674</text:p>
          </table:table-cell>
          <table:table-cell office:value-type="float" office:value="0.974065836745004" calcext:value-type="float">
            <text:p>0.974065836745004</text:p>
          </table:table-cell>
          <table:table-cell office:value-type="float" office:value="0.92333113200617" calcext:value-type="float">
            <text:p>0.92333113200617</text:p>
          </table:table-cell>
          <table:table-cell office:value-type="float" office:value="0.919390814174175" calcext:value-type="float">
            <text:p>0.919390814174175</text:p>
          </table:table-cell>
          <table:table-cell office:value-type="float" office:value="0.748112120547414" calcext:value-type="float">
            <text:p>0.748112120547414</text:p>
          </table:table-cell>
          <table:table-cell office:value-type="float" office:value="0.953958881992114" calcext:value-type="float">
            <text:p>0.953958881992114</text:p>
          </table:table-cell>
          <table:table-cell office:value-type="float" office:value="0.880929400540904" calcext:value-type="float">
            <text:p>0.880929400540904</text:p>
          </table:table-cell>
          <table:table-cell office:value-type="float" office:value="0.673927944040199" calcext:value-type="float">
            <text:p>0.673927944040199</text:p>
          </table:table-cell>
          <table:table-cell office:value-type="float" office:value="0.670665553743115" calcext:value-type="float">
            <text:p>0.670665553743115</text:p>
          </table:table-cell>
          <table:table-cell office:value-type="float" office:value="0.762774283286812" calcext:value-type="float">
            <text:p>0.762774283286812</text:p>
          </table:table-cell>
          <table:table-cell office:value-type="float" office:value="0.837207612228492" calcext:value-type="float">
            <text:p>0.837207612228492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0440019211448101" calcext:value-type="float">
            <text:p>0.04400192114481</text:p>
          </table:table-cell>
          <table:table-cell office:value-type="float" office:value="0.032233892934456" calcext:value-type="float">
            <text:p>0.032233892934456</text:p>
          </table:table-cell>
          <table:table-cell office:value-type="float" office:value="0.0066300610649113" calcext:value-type="float">
            <text:p>0.006630061064911</text:p>
          </table:table-cell>
          <table:table-cell office:value-type="float" office:value="0.0169410686431264" calcext:value-type="float">
            <text:p>0.016941068643126</text:p>
          </table:table-cell>
          <table:table-cell office:value-type="float" office:value="0.0331690310297037" calcext:value-type="float">
            <text:p>0.033169031029704</text:p>
          </table:table-cell>
          <table:table-cell office:value-type="float" office:value="0.0232437397420134" calcext:value-type="float">
            <text:p>0.023243739742013</text:p>
          </table:table-cell>
          <table:table-cell office:value-type="float" office:value="0.0114734967158139" calcext:value-type="float">
            <text:p>0.011473496715814</text:p>
          </table:table-cell>
          <table:table-cell office:value-type="float" office:value="0.0577242515281132" calcext:value-type="float">
            <text:p>0.057724251528113</text:p>
          </table:table-cell>
          <table:table-cell office:value-type="float" office:value="0.0641188347698466" calcext:value-type="float">
            <text:p>0.064118834769847</text:p>
          </table:table-cell>
          <table:table-cell office:value-type="float" office:value="0.0836675204362782" calcext:value-type="float">
            <text:p>0.083667520436278</text:p>
          </table:table-cell>
          <table:table-cell office:value-type="float" office:value="0.0773897018178183" calcext:value-type="float">
            <text:p>0.077389701817818</text:p>
          </table:table-cell>
          <table:table-cell office:value-type="float" office:value="0.0653734111563169" calcext:value-type="float">
            <text:p>0.065373411156317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0457720527743491" calcext:value-type="float">
            <text:p>0.045772052774349</text:p>
          </table:table-cell>
          <table:table-cell office:value-type="float" office:value="0.0296157198288398" calcext:value-type="float">
            <text:p>0.02961571982884</text:p>
          </table:table-cell>
          <table:table-cell office:value-type="float" office:value="0.00632612116546239" calcext:value-type="float">
            <text:p>0.006326121165462</text:p>
          </table:table-cell>
          <table:table-cell office:value-type="float" office:value="0.0161093776770382" calcext:value-type="float">
            <text:p>0.016109377677038</text:p>
          </table:table-cell>
          <table:table-cell office:value-type="float" office:value="0.0298340031909929" calcext:value-type="float">
            <text:p>0.029834003190993</text:p>
          </table:table-cell>
          <table:table-cell office:value-type="float" office:value="0.0224919409680816" calcext:value-type="float">
            <text:p>0.022491940968082</text:p>
          </table:table-cell>
          <table:table-cell office:value-type="float" office:value="0.0114122894999397" calcext:value-type="float">
            <text:p>0.01141228949994</text:p>
          </table:table-cell>
          <table:table-cell office:value-type="float" office:value="0.0509444736802605" calcext:value-type="float">
            <text:p>0.050944473680261</text:p>
          </table:table-cell>
          <table:table-cell office:value-type="float" office:value="0.0664164744062888" calcext:value-type="float">
            <text:p>0.066416474406289</text:p>
          </table:table-cell>
          <table:table-cell office:value-type="float" office:value="0.0773770152771513" calcext:value-type="float">
            <text:p>0.077377015277151</text:p>
          </table:table-cell>
          <table:table-cell office:value-type="float" office:value="0.0773263256017667" calcext:value-type="float">
            <text:p>0.077326325601767</text:p>
          </table:table-cell>
          <table:table-cell office:value-type="float" office:value="0.0607464539353868" calcext:value-type="float">
            <text:p>0.060746453935387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0531808841948491" calcext:value-type="float">
            <text:p>0.053180884194849</text:p>
          </table:table-cell>
          <table:table-cell office:value-type="float" office:value="0.0362233900284199" calcext:value-type="float">
            <text:p>0.03622339002842</text:p>
          </table:table-cell>
          <table:table-cell office:value-type="float" office:value="0.0073590009403218" calcext:value-type="float">
            <text:p>0.007359000940322</text:p>
          </table:table-cell>
          <table:table-cell office:value-type="float" office:value="0.0197959641013958" calcext:value-type="float">
            <text:p>0.019795964101396</text:p>
          </table:table-cell>
          <table:table-cell office:value-type="float" office:value="0.0373827559196203" calcext:value-type="float">
            <text:p>0.03738275591962</text:p>
          </table:table-cell>
          <table:table-cell office:value-type="float" office:value="0.0265565068952766" calcext:value-type="float">
            <text:p>0.026556506895277</text:p>
          </table:table-cell>
          <table:table-cell office:value-type="float" office:value="0.012852864718612" calcext:value-type="float">
            <text:p>0.012852864718612</text:p>
          </table:table-cell>
          <table:table-cell office:value-type="float" office:value="0.0757784421432164" calcext:value-type="float">
            <text:p>0.075778442143216</text:p>
          </table:table-cell>
          <table:table-cell office:value-type="float" office:value="0.069149330537159" calcext:value-type="float">
            <text:p>0.069149330537159</text:p>
          </table:table-cell>
          <table:table-cell office:value-type="float" office:value="0.0816525823645261" calcext:value-type="float">
            <text:p>0.081652582364526</text:p>
          </table:table-cell>
          <table:table-cell office:value-type="float" office:value="0.0843356118645254" calcext:value-type="float">
            <text:p>0.084335611864525</text:p>
          </table:table-cell>
          <table:table-cell office:value-type="float" office:value="0.0584758772052419" calcext:value-type="float">
            <text:p>0.058475877205242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43087031009112" calcext:value-type="float">
            <text:p>0.043087031009112</text:p>
          </table:table-cell>
          <table:table-cell office:value-type="float" office:value="0.015972716355519" calcext:value-type="float">
            <text:p>0.015972716355519</text:p>
          </table:table-cell>
          <table:table-cell office:value-type="float" office:value="0.0169423768474848" calcext:value-type="float">
            <text:p>0.016942376847485</text:p>
          </table:table-cell>
          <table:table-cell office:value-type="float" office:value="0.0439164569076569" calcext:value-type="float">
            <text:p>0.043916456907657</text:p>
          </table:table-cell>
          <table:table-cell office:value-type="float" office:value="0.0365664566217051" calcext:value-type="float">
            <text:p>0.036566456621705</text:p>
          </table:table-cell>
          <table:table-cell office:value-type="float" office:value="0.191826629928042" calcext:value-type="float">
            <text:p>0.191826629928042</text:p>
          </table:table-cell>
          <table:table-cell office:value-type="float" office:value="0.0310718727957797" calcext:value-type="float">
            <text:p>0.03107187279578</text:p>
          </table:table-cell>
          <table:table-cell office:value-type="float" office:value="0.035836055607877" calcext:value-type="float">
            <text:p>0.035836055607877</text:p>
          </table:table-cell>
          <table:table-cell office:value-type="float" office:value="0.316617720804173" calcext:value-type="float">
            <text:p>0.316617720804173</text:p>
          </table:table-cell>
          <table:table-cell office:value-type="float" office:value="0.279140830153089" calcext:value-type="float">
            <text:p>0.279140830153089</text:p>
          </table:table-cell>
          <table:table-cell office:value-type="float" office:value="0.142088611549861" calcext:value-type="float">
            <text:p>0.142088611549861</text:p>
          </table:table-cell>
          <table:table-cell office:value-type="float" office:value="0.0871251767330953" calcext:value-type="float">
            <text:p>0.087125176733095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448374007248616" calcext:value-type="float">
            <text:p>0.044837400724862</text:p>
          </table:table-cell>
          <table:table-cell office:value-type="float" office:value="0.0173389648708581" calcext:value-type="float">
            <text:p>0.017338964870858</text:p>
          </table:table-cell>
          <table:table-cell office:value-type="float" office:value="0.0162494664087907" calcext:value-type="float">
            <text:p>0.016249466408791</text:p>
          </table:table-cell>
          <table:table-cell office:value-type="float" office:value="0.0503955404702685" calcext:value-type="float">
            <text:p>0.050395540470269</text:p>
          </table:table-cell>
          <table:table-cell office:value-type="float" office:value="0.043272592031656" calcext:value-type="float">
            <text:p>0.043272592031656</text:p>
          </table:table-cell>
          <table:table-cell office:value-type="float" office:value="0.168536211189877" calcext:value-type="float">
            <text:p>0.168536211189877</text:p>
          </table:table-cell>
          <table:table-cell office:value-type="float" office:value="0.0350727230688904" calcext:value-type="float">
            <text:p>0.03507272306889</text:p>
          </table:table-cell>
          <table:table-cell office:value-type="float" office:value="0.0382644185780282" calcext:value-type="float">
            <text:p>0.038264418578028</text:p>
          </table:table-cell>
          <table:table-cell office:value-type="float" office:value="0.317140441674413" calcext:value-type="float">
            <text:p>0.317140441674413</text:p>
          </table:table-cell>
          <table:table-cell office:value-type="float" office:value="0.266357997728663" calcext:value-type="float">
            <text:p>0.266357997728663</text:p>
          </table:table-cell>
          <table:table-cell office:value-type="float" office:value="0.13507809570321" calcext:value-type="float">
            <text:p>0.13507809570321</text:p>
          </table:table-cell>
          <table:table-cell office:value-type="float" office:value="0.0953758788223234" calcext:value-type="float">
            <text:p>0.095375878822323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491167333456339" calcext:value-type="float">
            <text:p>0.049116733345634</text:p>
          </table:table-cell>
          <table:table-cell office:value-type="float" office:value="0.0180537175048396" calcext:value-type="float">
            <text:p>0.01805371750484</text:p>
          </table:table-cell>
          <table:table-cell office:value-type="float" office:value="0.018575162314674" calcext:value-type="float">
            <text:p>0.018575162314674</text:p>
          </table:table-cell>
          <table:table-cell office:value-type="float" office:value="0.0568729038924345" calcext:value-type="float">
            <text:p>0.056872903892435</text:p>
          </table:table-cell>
          <table:table-cell office:value-type="float" office:value="0.0432264299062047" calcext:value-type="float">
            <text:p>0.043226429906205</text:p>
          </table:table-cell>
          <table:table-cell office:value-type="float" office:value="0.225331372557309" calcext:value-type="float">
            <text:p>0.225331372557309</text:p>
          </table:table-cell>
          <table:table-cell office:value-type="float" office:value="0.0331882532892737" calcext:value-type="float">
            <text:p>0.033188253289274</text:p>
          </table:table-cell>
          <table:table-cell office:value-type="float" office:value="0.04329215731588" calcext:value-type="float">
            <text:p>0.04329215731588</text:p>
          </table:table-cell>
          <table:table-cell office:value-type="float" office:value="0.256922725422641" calcext:value-type="float">
            <text:p>0.256922725422641</text:p>
          </table:table-cell>
          <table:table-cell office:value-type="float" office:value="0.247681863892359" calcext:value-type="float">
            <text:p>0.247681863892359</text:p>
          </table:table-cell>
          <table:table-cell office:value-type="float" office:value="0.152890104848663" calcext:value-type="float">
            <text:p>0.152890104848663</text:p>
          </table:table-cell>
          <table:table-cell office:value-type="float" office:value="0.104316510566266" calcext:value-type="float">
            <text:p>0.104316510566266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60.67503" calcext:value-type="float">
            <text:p>160.67503</text:p>
          </table:table-cell>
          <table:table-cell office:value-type="float" office:value="79.69903" calcext:value-type="float">
            <text:p>79.69903</text:p>
          </table:table-cell>
          <table:table-cell office:value-type="float" office:value="213.72503" calcext:value-type="float">
            <text:p>213.72503</text:p>
          </table:table-cell>
          <table:table-cell office:value-type="float" office:value="95.27203" calcext:value-type="float">
            <text:p>95.27203</text:p>
          </table:table-cell>
          <table:table-cell office:value-type="float" office:value="28.55103" calcext:value-type="float">
            <text:p>28.55103</text:p>
          </table:table-cell>
          <table:table-cell office:value-type="float" office:value="116.72003" calcext:value-type="float">
            <text:p>116.72003</text:p>
          </table:table-cell>
          <table:table-cell office:value-type="float" office:value="198.89403" calcext:value-type="float">
            <text:p>198.89403</text:p>
          </table:table-cell>
          <table:table-cell office:value-type="float" office:value="38.78803" calcext:value-type="float">
            <text:p>38.78803</text:p>
          </table:table-cell>
          <table:table-cell office:value-type="float" office:value="6.80003" calcext:value-type="float">
            <text:p>6.80003</text:p>
          </table:table-cell>
          <table:table-cell office:value-type="float" office:value="5.25903" calcext:value-type="float">
            <text:p>5.25903</text:p>
          </table:table-cell>
          <table:table-cell office:value-type="float" office:value="10.40203" calcext:value-type="float">
            <text:p>10.40203</text:p>
          </table:table-cell>
          <table:table-cell office:value-type="float" office:value="8.55103" calcext:value-type="float">
            <text:p>8.551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54.06803" calcext:value-type="float">
            <text:p>154.06803</text:p>
          </table:table-cell>
          <table:table-cell office:value-type="float" office:value="84.55003" calcext:value-type="float">
            <text:p>84.55003</text:p>
          </table:table-cell>
          <table:table-cell office:value-type="float" office:value="218.77703" calcext:value-type="float">
            <text:p>218.77703</text:p>
          </table:table-cell>
          <table:table-cell office:value-type="float" office:value="99.63203" calcext:value-type="float">
            <text:p>99.63203</text:p>
          </table:table-cell>
          <table:table-cell office:value-type="float" office:value="29.76503" calcext:value-type="float">
            <text:p>29.76503</text:p>
          </table:table-cell>
          <table:table-cell office:value-type="float" office:value="121.06603" calcext:value-type="float">
            <text:p>121.06603</text:p>
          </table:table-cell>
          <table:table-cell office:value-type="float" office:value="185.41503" calcext:value-type="float">
            <text:p>185.41503</text:p>
          </table:table-cell>
          <table:table-cell office:value-type="float" office:value="44.63703" calcext:value-type="float">
            <text:p>44.63703</text:p>
          </table:table-cell>
          <table:table-cell office:value-type="float" office:value="6.89603" calcext:value-type="float">
            <text:p>6.89603</text:p>
          </table:table-cell>
          <table:table-cell office:value-type="float" office:value="5.60903" calcext:value-type="float">
            <text:p>5.60903</text:p>
          </table:table-cell>
          <table:table-cell office:value-type="float" office:value="10.32003" calcext:value-type="float">
            <text:p>10.32003</text:p>
          </table:table-cell>
          <table:table-cell office:value-type="float" office:value="8.69203" calcext:value-type="float">
            <text:p>8.692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32.62303" calcext:value-type="float">
            <text:p>132.62303</text:p>
          </table:table-cell>
          <table:table-cell office:value-type="float" office:value="68.90603" calcext:value-type="float">
            <text:p>68.90603</text:p>
          </table:table-cell>
          <table:table-cell office:value-type="float" office:value="188.47803" calcext:value-type="float">
            <text:p>188.47803</text:p>
          </table:table-cell>
          <table:table-cell office:value-type="float" office:value="80.72403" calcext:value-type="float">
            <text:p>80.72403</text:p>
          </table:table-cell>
          <table:table-cell office:value-type="float" office:value="23.27303" calcext:value-type="float">
            <text:p>23.27303</text:p>
          </table:table-cell>
          <table:table-cell office:value-type="float" office:value="101.70803" calcext:value-type="float">
            <text:p>101.70803</text:p>
          </table:table-cell>
          <table:table-cell office:value-type="float" office:value="162.37703" calcext:value-type="float">
            <text:p>162.37703</text:p>
          </table:table-cell>
          <table:table-cell office:value-type="float" office:value="28.68903" calcext:value-type="float">
            <text:p>28.68903</text:p>
          </table:table-cell>
          <table:table-cell office:value-type="float" office:value="6.60903" calcext:value-type="float">
            <text:p>6.60903</text:p>
          </table:table-cell>
          <table:table-cell office:value-type="float" office:value="5.49903" calcext:value-type="float">
            <text:p>5.49903</text:p>
          </table:table-cell>
          <table:table-cell office:value-type="float" office:value="9.56903" calcext:value-type="float">
            <text:p>9.56903</text:p>
          </table:table-cell>
          <table:table-cell office:value-type="float" office:value="8.94403" calcext:value-type="float">
            <text:p>8.944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913880528162263" calcext:value-type="float">
            <text:p>0.913880528162263</text:p>
          </table:table-cell>
          <table:table-cell office:value-type="float" office:value="0.944670449697275" calcext:value-type="float">
            <text:p>0.944670449697275</text:p>
          </table:table-cell>
          <table:table-cell office:value-type="float" office:value="0.97677012476619" calcext:value-type="float">
            <text:p>0.97677012476619</text:p>
          </table:table-cell>
          <table:table-cell office:value-type="float" office:value="0.935830780669372" calcext:value-type="float">
            <text:p>0.935830780669372</text:p>
          </table:table-cell>
          <table:table-cell office:value-type="float" office:value="0.942525318502091" calcext:value-type="float">
            <text:p>0.942525318502091</text:p>
          </table:table-cell>
          <table:table-cell office:value-type="float" office:value="0.781736334888868" calcext:value-type="float">
            <text:p>0.781736334888868</text:p>
          </table:table-cell>
          <table:table-cell office:value-type="float" office:value="0.960447595947365" calcext:value-type="float">
            <text:p>0.960447595947365</text:p>
          </table:table-cell>
          <table:table-cell office:value-type="float" office:value="0.899299002635443" calcext:value-type="float">
            <text:p>0.899299002635443</text:p>
          </table:table-cell>
          <table:table-cell office:value-type="float" office:value="0.741654242816863" calcext:value-type="float">
            <text:p>0.741654242816863</text:p>
          </table:table-cell>
          <table:table-cell office:value-type="float" office:value="0.637672134128663" calcext:value-type="float">
            <text:p>0.637672134128663</text:p>
          </table:table-cell>
          <table:table-cell office:value-type="float" office:value="0.804580252210787" calcext:value-type="float">
            <text:p>0.804580252210787</text:p>
          </table:table-cell>
          <table:table-cell office:value-type="float" office:value="0.855608849237057" calcext:value-type="float">
            <text:p>0.855608849237057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916043156311591" calcext:value-type="float">
            <text:p>0.916043156311591</text:p>
          </table:table-cell>
          <table:table-cell office:value-type="float" office:value="0.941527155417739" calcext:value-type="float">
            <text:p>0.941527155417739</text:p>
          </table:table-cell>
          <table:table-cell office:value-type="float" office:value="0.978863098574899" calcext:value-type="float">
            <text:p>0.978863098574899</text:p>
          </table:table-cell>
          <table:table-cell office:value-type="float" office:value="0.936811250074297" calcext:value-type="float">
            <text:p>0.936811250074297</text:p>
          </table:table-cell>
          <table:table-cell office:value-type="float" office:value="0.925809627776954" calcext:value-type="float">
            <text:p>0.925809627776954</text:p>
          </table:table-cell>
          <table:table-cell office:value-type="float" office:value="0.801766417793025" calcext:value-type="float">
            <text:p>0.801766417793025</text:p>
          </table:table-cell>
          <table:table-cell office:value-type="float" office:value="0.964273435918876" calcext:value-type="float">
            <text:p>0.964273435918876</text:p>
          </table:table-cell>
          <table:table-cell office:value-type="float" office:value="0.913262070704786" calcext:value-type="float">
            <text:p>0.913262070704786</text:p>
          </table:table-cell>
          <table:table-cell office:value-type="float" office:value="0.786703985595369" calcext:value-type="float">
            <text:p>0.786703985595369</text:p>
          </table:table-cell>
          <table:table-cell office:value-type="float" office:value="0.636578832192615" calcext:value-type="float">
            <text:p>0.636578832192615</text:p>
          </table:table-cell>
          <table:table-cell office:value-type="float" office:value="0.787301231627849" calcext:value-type="float">
            <text:p>0.787301231627849</text:p>
          </table:table-cell>
          <table:table-cell office:value-type="float" office:value="0.866829750119034" calcext:value-type="float">
            <text:p>0.866829750119034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909864903482429" calcext:value-type="float">
            <text:p>0.909864903482429</text:p>
          </table:table-cell>
          <table:table-cell office:value-type="float" office:value="0.93405706769379" calcext:value-type="float">
            <text:p>0.93405706769379</text:p>
          </table:table-cell>
          <table:table-cell office:value-type="float" office:value="0.977214187161094" calcext:value-type="float">
            <text:p>0.977214187161094</text:p>
          </table:table-cell>
          <table:table-cell office:value-type="float" office:value="0.937943752151471" calcext:value-type="float">
            <text:p>0.937943752151471</text:p>
          </table:table-cell>
          <table:table-cell office:value-type="float" office:value="0.929879309710553" calcext:value-type="float">
            <text:p>0.929879309710553</text:p>
          </table:table-cell>
          <table:table-cell office:value-type="float" office:value="0.780486743784041" calcext:value-type="float">
            <text:p>0.780486743784041</text:p>
          </table:table-cell>
          <table:table-cell office:value-type="float" office:value="0.959725366994895" calcext:value-type="float">
            <text:p>0.959725366994895</text:p>
          </table:table-cell>
          <table:table-cell office:value-type="float" office:value="0.901090176417597" calcext:value-type="float">
            <text:p>0.901090176417597</text:p>
          </table:table-cell>
          <table:table-cell office:value-type="float" office:value="0.717753577823603" calcext:value-type="float">
            <text:p>0.717753577823603</text:p>
          </table:table-cell>
          <table:table-cell office:value-type="float" office:value="0.608616543333935" calcext:value-type="float">
            <text:p>0.608616543333935</text:p>
          </table:table-cell>
          <table:table-cell office:value-type="float" office:value="0.8076943213804" calcext:value-type="float">
            <text:p>0.8076943213804</text:p>
          </table:table-cell>
          <table:table-cell office:value-type="float" office:value="0.852384918484263" calcext:value-type="float">
            <text:p>0.852384918484263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0387823270411633" calcext:value-type="float">
            <text:p>0.038782327041163</text:p>
          </table:table-cell>
          <table:table-cell office:value-type="float" office:value="0.0248471301019763" calcext:value-type="float">
            <text:p>0.024847130101976</text:p>
          </table:table-cell>
          <table:table-cell office:value-type="float" office:value="0.00621640272898091" calcext:value-type="float">
            <text:p>0.006216402728981</text:p>
          </table:table-cell>
          <table:table-cell office:value-type="float" office:value="0.015900489157676" calcext:value-type="float">
            <text:p>0.015900489157676</text:p>
          </table:table-cell>
          <table:table-cell office:value-type="float" office:value="0.0265983384602222" calcext:value-type="float">
            <text:p>0.026598338460222</text:p>
          </table:table-cell>
          <table:table-cell office:value-type="float" office:value="0.0224648839705864" calcext:value-type="float">
            <text:p>0.022464883970586</text:p>
          </table:table-cell>
          <table:table-cell office:value-type="float" office:value="0.0103757478922323" calcext:value-type="float">
            <text:p>0.010375747892232</text:p>
          </table:table-cell>
          <table:table-cell office:value-type="float" office:value="0.0611829954286554" calcext:value-type="float">
            <text:p>0.061182995428655</text:p>
          </table:table-cell>
          <table:table-cell office:value-type="float" office:value="0.0735213782050778" calcext:value-type="float">
            <text:p>0.073521378205078</text:p>
          </table:table-cell>
          <table:table-cell office:value-type="float" office:value="0.0823481779987408" calcext:value-type="float">
            <text:p>0.082348177998741</text:p>
          </table:table-cell>
          <table:table-cell office:value-type="float" office:value="0.0694280103224397" calcext:value-type="float">
            <text:p>0.06942801032244</text:p>
          </table:table-cell>
          <table:table-cell office:value-type="float" office:value="0.0614702059616908" calcext:value-type="float">
            <text:p>0.061470205961691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0388492244460923" calcext:value-type="float">
            <text:p>0.038849224446092</text:p>
          </table:table-cell>
          <table:table-cell office:value-type="float" office:value="0.0251203256971631" calcext:value-type="float">
            <text:p>0.025120325697163</text:p>
          </table:table-cell>
          <table:table-cell office:value-type="float" office:value="0.00589730722074145" calcext:value-type="float">
            <text:p>0.005897307220741</text:p>
          </table:table-cell>
          <table:table-cell office:value-type="float" office:value="0.0150690522031453" calcext:value-type="float">
            <text:p>0.015069052203145</text:p>
          </table:table-cell>
          <table:table-cell office:value-type="float" office:value="0.0309994450645498" calcext:value-type="float">
            <text:p>0.03099944506455</text:p>
          </table:table-cell>
          <table:table-cell office:value-type="float" office:value="0.0215794843013382" calcext:value-type="float">
            <text:p>0.021579484301338</text:p>
          </table:table-cell>
          <table:table-cell office:value-type="float" office:value="0.0101274985769622" calcext:value-type="float">
            <text:p>0.010127498576962</text:p>
          </table:table-cell>
          <table:table-cell office:value-type="float" office:value="0.052822852294789" calcext:value-type="float">
            <text:p>0.052822852294789</text:p>
          </table:table-cell>
          <table:table-cell office:value-type="float" office:value="0.0607421593958001" calcext:value-type="float">
            <text:p>0.0607421593958</text:p>
          </table:table-cell>
          <table:table-cell office:value-type="float" office:value="0.0825966488590828" calcext:value-type="float">
            <text:p>0.082596648859083</text:p>
          </table:table-cell>
          <table:table-cell office:value-type="float" office:value="0.0660072971843916" calcext:value-type="float">
            <text:p>0.066007297184392</text:p>
          </table:table-cell>
          <table:table-cell office:value-type="float" office:value="0.0561057950157083" calcext:value-type="float">
            <text:p>0.056105795015708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0424788249049541" calcext:value-type="float">
            <text:p>0.042478824904954</text:p>
          </table:table-cell>
          <table:table-cell office:value-type="float" office:value="0.0275230502940584" calcext:value-type="float">
            <text:p>0.027523050294058</text:p>
          </table:table-cell>
          <table:table-cell office:value-type="float" office:value="0.0063929071847591" calcext:value-type="float">
            <text:p>0.006392907184759</text:p>
          </table:table-cell>
          <table:table-cell office:value-type="float" office:value="0.0156451434665042" calcext:value-type="float">
            <text:p>0.015645143466504</text:p>
          </table:table-cell>
          <table:table-cell office:value-type="float" office:value="0.0298394375837714" calcext:value-type="float">
            <text:p>0.029839437583771</text:p>
          </table:table-cell>
          <table:table-cell office:value-type="float" office:value="0.023119818201341" calcext:value-type="float">
            <text:p>0.023119818201341</text:p>
          </table:table-cell>
          <table:table-cell office:value-type="float" office:value="0.0115555655792185" calcext:value-type="float">
            <text:p>0.011555565579219</text:p>
          </table:table-cell>
          <table:table-cell office:value-type="float" office:value="0.0605950151378001" calcext:value-type="float">
            <text:p>0.0605950151378</text:p>
          </table:table-cell>
          <table:table-cell office:value-type="float" office:value="0.0699966661789131" calcext:value-type="float">
            <text:p>0.069996666178913</text:p>
          </table:table-cell>
          <table:table-cell office:value-type="float" office:value="0.0973995248803664" calcext:value-type="float">
            <text:p>0.097399524880366</text:p>
          </table:table-cell>
          <table:table-cell office:value-type="float" office:value="0.061913749072345" calcext:value-type="float">
            <text:p>0.061913749072345</text:p>
          </table:table-cell>
          <table:table-cell office:value-type="float" office:value="0.056352581556142" calcext:value-type="float">
            <text:p>0.056352581556142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473371447965733" calcext:value-type="float">
            <text:p>0.047337144796573</text:p>
          </table:table-cell>
          <table:table-cell office:value-type="float" office:value="0.030482420200749" calcext:value-type="float">
            <text:p>0.030482420200749</text:p>
          </table:table-cell>
          <table:table-cell office:value-type="float" office:value="0.0170134725048291" calcext:value-type="float">
            <text:p>0.017013472504829</text:p>
          </table:table-cell>
          <table:table-cell office:value-type="float" office:value="0.0482687301729518" calcext:value-type="float">
            <text:p>0.048268730172952</text:p>
          </table:table-cell>
          <table:table-cell office:value-type="float" office:value="0.0308763430376871" calcext:value-type="float">
            <text:p>0.030876343037687</text:p>
          </table:table-cell>
          <table:table-cell office:value-type="float" office:value="0.195798781140545" calcext:value-type="float">
            <text:p>0.195798781140545</text:p>
          </table:table-cell>
          <table:table-cell office:value-type="float" office:value="0.0291766561604032" calcext:value-type="float">
            <text:p>0.029176656160403</text:p>
          </table:table-cell>
          <table:table-cell office:value-type="float" office:value="0.039518001935902" calcext:value-type="float">
            <text:p>0.039518001935902</text:p>
          </table:table-cell>
          <table:table-cell office:value-type="float" office:value="0.184824378978059" calcext:value-type="float">
            <text:p>0.184824378978059</text:p>
          </table:table-cell>
          <table:table-cell office:value-type="float" office:value="0.279979687872596" calcext:value-type="float">
            <text:p>0.279979687872596</text:p>
          </table:table-cell>
          <table:table-cell office:value-type="float" office:value="0.125991737466773" calcext:value-type="float">
            <text:p>0.125991737466773</text:p>
          </table:table-cell>
          <table:table-cell office:value-type="float" office:value="0.082920944801252" calcext:value-type="float">
            <text:p>0.082920944801252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451076192423166" calcext:value-type="float">
            <text:p>0.045107619242317</text:p>
          </table:table-cell>
          <table:table-cell office:value-type="float" office:value="0.0333525188850977" calcext:value-type="float">
            <text:p>0.033352518885098</text:p>
          </table:table-cell>
          <table:table-cell office:value-type="float" office:value="0.0152395942043599" calcext:value-type="float">
            <text:p>0.01523959420436</text:p>
          </table:table-cell>
          <table:table-cell office:value-type="float" office:value="0.0481196977225579" calcext:value-type="float">
            <text:p>0.048119697722558</text:p>
          </table:table-cell>
          <table:table-cell office:value-type="float" office:value="0.0431909271584963" calcext:value-type="float">
            <text:p>0.043190927158496</text:p>
          </table:table-cell>
          <table:table-cell office:value-type="float" office:value="0.176654097905637" calcext:value-type="float">
            <text:p>0.176654097905637</text:p>
          </table:table-cell>
          <table:table-cell office:value-type="float" office:value="0.0255990655041622" calcext:value-type="float">
            <text:p>0.025599065504162</text:p>
          </table:table-cell>
          <table:table-cell office:value-type="float" office:value="0.033915077000425" calcext:value-type="float">
            <text:p>0.033915077000425</text:p>
          </table:table-cell>
          <table:table-cell office:value-type="float" office:value="0.152553855008831" calcext:value-type="float">
            <text:p>0.152553855008831</text:p>
          </table:table-cell>
          <table:table-cell office:value-type="float" office:value="0.280824518948302" calcext:value-type="float">
            <text:p>0.280824518948302</text:p>
          </table:table-cell>
          <table:table-cell office:value-type="float" office:value="0.14669147118776" calcext:value-type="float">
            <text:p>0.14669147118776</text:p>
          </table:table-cell>
          <table:table-cell office:value-type="float" office:value="0.0770644548652573" calcext:value-type="float">
            <text:p>0.077064454865257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476562716126172" calcext:value-type="float">
            <text:p>0.047656271612617</text:p>
          </table:table-cell>
          <table:table-cell office:value-type="float" office:value="0.0384198820121518" calcext:value-type="float">
            <text:p>0.038419882012152</text:p>
          </table:table-cell>
          <table:table-cell office:value-type="float" office:value="0.0163929056541471" calcext:value-type="float">
            <text:p>0.016392905654147</text:p>
          </table:table-cell>
          <table:table-cell office:value-type="float" office:value="0.0464111043820251" calcext:value-type="float">
            <text:p>0.046411104382025</text:p>
          </table:table-cell>
          <table:table-cell office:value-type="float" office:value="0.040281252705675" calcext:value-type="float">
            <text:p>0.040281252705675</text:p>
          </table:table-cell>
          <table:table-cell office:value-type="float" office:value="0.196393438014618" calcext:value-type="float">
            <text:p>0.196393438014618</text:p>
          </table:table-cell>
          <table:table-cell office:value-type="float" office:value="0.0287190674258864" calcext:value-type="float">
            <text:p>0.028719067425886</text:p>
          </table:table-cell>
          <table:table-cell office:value-type="float" office:value="0.0383148084446023" calcext:value-type="float">
            <text:p>0.038314808444602</text:p>
          </table:table-cell>
          <table:table-cell office:value-type="float" office:value="0.212249755997484" calcext:value-type="float">
            <text:p>0.212249755997484</text:p>
          </table:table-cell>
          <table:table-cell office:value-type="float" office:value="0.293983931785699" calcext:value-type="float">
            <text:p>0.293983931785699</text:p>
          </table:table-cell>
          <table:table-cell office:value-type="float" office:value="0.130391929547255" calcext:value-type="float">
            <text:p>0.130391929547255</text:p>
          </table:table-cell>
          <table:table-cell office:value-type="float" office:value="0.091262499959595" calcext:value-type="float">
            <text:p>0.091262499959595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57.57203" calcext:value-type="float">
            <text:p>157.57203</text:p>
          </table:table-cell>
          <table:table-cell office:value-type="float" office:value="88.90403" calcext:value-type="float">
            <text:p>88.90403</text:p>
          </table:table-cell>
          <table:table-cell office:value-type="float" office:value="220.70803" calcext:value-type="float">
            <text:p>220.70803</text:p>
          </table:table-cell>
          <table:table-cell office:value-type="float" office:value="91.63303" calcext:value-type="float">
            <text:p>91.63303</text:p>
          </table:table-cell>
          <table:table-cell office:value-type="float" office:value="32.25803" calcext:value-type="float">
            <text:p>32.25803</text:p>
          </table:table-cell>
          <table:table-cell office:value-type="float" office:value="109.01503" calcext:value-type="float">
            <text:p>109.01503</text:p>
          </table:table-cell>
          <table:table-cell office:value-type="float" office:value="186.10803" calcext:value-type="float">
            <text:p>186.10803</text:p>
          </table:table-cell>
          <table:table-cell office:value-type="float" office:value="32.26403" calcext:value-type="float">
            <text:p>32.26403</text:p>
          </table:table-cell>
          <table:table-cell office:value-type="float" office:value="6.35203" calcext:value-type="float">
            <text:p>6.35203</text:p>
          </table:table-cell>
          <table:table-cell office:value-type="float" office:value="5.82903" calcext:value-type="float">
            <text:p>5.82903</text:p>
          </table:table-cell>
          <table:table-cell office:value-type="float" office:value="11.35003" calcext:value-type="float">
            <text:p>11.35003</text:p>
          </table:table-cell>
          <table:table-cell office:value-type="float" office:value="8.67103" calcext:value-type="float">
            <text:p>8.671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57.06903" calcext:value-type="float">
            <text:p>157.06903</text:p>
          </table:table-cell>
          <table:table-cell office:value-type="float" office:value="87.34003" calcext:value-type="float">
            <text:p>87.34003</text:p>
          </table:table-cell>
          <table:table-cell office:value-type="float" office:value="218.57603" calcext:value-type="float">
            <text:p>218.57603</text:p>
          </table:table-cell>
          <table:table-cell office:value-type="float" office:value="93.03903" calcext:value-type="float">
            <text:p>93.03903</text:p>
          </table:table-cell>
          <table:table-cell office:value-type="float" office:value="26.90403" calcext:value-type="float">
            <text:p>26.90403</text:p>
          </table:table-cell>
          <table:table-cell office:value-type="float" office:value="114.46103" calcext:value-type="float">
            <text:p>114.46103</text:p>
          </table:table-cell>
          <table:table-cell office:value-type="float" office:value="181.88203" calcext:value-type="float">
            <text:p>181.88203</text:p>
          </table:table-cell>
          <table:table-cell office:value-type="float" office:value="36.91603" calcext:value-type="float">
            <text:p>36.91603</text:p>
          </table:table-cell>
          <table:table-cell office:value-type="float" office:value="7.85303" calcext:value-type="float">
            <text:p>7.85303</text:p>
          </table:table-cell>
          <table:table-cell office:value-type="float" office:value="5.87203" calcext:value-type="float">
            <text:p>5.87203</text:p>
          </table:table-cell>
          <table:table-cell office:value-type="float" office:value="11.51403" calcext:value-type="float">
            <text:p>11.51403</text:p>
          </table:table-cell>
          <table:table-cell office:value-type="float" office:value="9.30403" calcext:value-type="float">
            <text:p>9.304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43.50703" calcext:value-type="float">
            <text:p>143.50703</text:p>
          </table:table-cell>
          <table:table-cell office:value-type="float" office:value="80.11503" calcext:value-type="float">
            <text:p>80.11503</text:p>
          </table:table-cell>
          <table:table-cell office:value-type="float" office:value="196.00003" calcext:value-type="float">
            <text:p>196.00003</text:p>
          </table:table-cell>
          <table:table-cell office:value-type="float" office:value="89.67703" calcext:value-type="float">
            <text:p>89.67703</text:p>
          </table:table-cell>
          <table:table-cell office:value-type="float" office:value="26.91103" calcext:value-type="float">
            <text:p>26.91103</text:p>
          </table:table-cell>
          <table:table-cell office:value-type="float" office:value="104.58603" calcext:value-type="float">
            <text:p>104.58603</text:p>
          </table:table-cell>
          <table:table-cell office:value-type="float" office:value="164.94303" calcext:value-type="float">
            <text:p>164.94303</text:p>
          </table:table-cell>
          <table:table-cell office:value-type="float" office:value="32.18103" calcext:value-type="float">
            <text:p>32.18103</text:p>
          </table:table-cell>
          <table:table-cell office:value-type="float" office:value="6.62903" calcext:value-type="float">
            <text:p>6.62903</text:p>
          </table:table-cell>
          <table:table-cell office:value-type="float" office:value="6.15003" calcext:value-type="float">
            <text:p>6.15003</text:p>
          </table:table-cell>
          <table:table-cell office:value-type="float" office:value="12.03303" calcext:value-type="float">
            <text:p>12.03303</text:p>
          </table:table-cell>
          <table:table-cell office:value-type="float" office:value="9.28103" calcext:value-type="float">
            <text:p>9.281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913567029159144" calcext:value-type="float">
            <text:p>0.913567029159144</text:p>
          </table:table-cell>
          <table:table-cell office:value-type="float" office:value="0.948432856736864" calcext:value-type="float">
            <text:p>0.948432856736864</text:p>
          </table:table-cell>
          <table:table-cell office:value-type="float" office:value="0.979846789756886" calcext:value-type="float">
            <text:p>0.979846789756886</text:p>
          </table:table-cell>
          <table:table-cell office:value-type="float" office:value="0.943438497623661" calcext:value-type="float">
            <text:p>0.943438497623661</text:p>
          </table:table-cell>
          <table:table-cell office:value-type="float" office:value="0.924037730781492" calcext:value-type="float">
            <text:p>0.924037730781492</text:p>
          </table:table-cell>
          <table:table-cell office:value-type="float" office:value="0.797042342692411" calcext:value-type="float">
            <text:p>0.797042342692411</text:p>
          </table:table-cell>
          <table:table-cell office:value-type="float" office:value="0.967162832759197" calcext:value-type="float">
            <text:p>0.967162832759197</text:p>
          </table:table-cell>
          <table:table-cell office:value-type="float" office:value="0.881364515069921" calcext:value-type="float">
            <text:p>0.881364515069921</text:p>
          </table:table-cell>
          <table:table-cell office:value-type="float" office:value="0.76572070128961" calcext:value-type="float">
            <text:p>0.76572070128961</text:p>
          </table:table-cell>
          <table:table-cell office:value-type="float" office:value="0.597703393784198" calcext:value-type="float">
            <text:p>0.597703393784198</text:p>
          </table:table-cell>
          <table:table-cell office:value-type="float" office:value="0.793873519881555" calcext:value-type="float">
            <text:p>0.793873519881555</text:p>
          </table:table-cell>
          <table:table-cell office:value-type="float" office:value="0.870544927495159" calcext:value-type="float">
            <text:p>0.870544927495159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920489041389127" calcext:value-type="float">
            <text:p>0.920489041389127</text:p>
          </table:table-cell>
          <table:table-cell office:value-type="float" office:value="0.943729819733141" calcext:value-type="float">
            <text:p>0.943729819733141</text:p>
          </table:table-cell>
          <table:table-cell office:value-type="float" office:value="0.979761973652621" calcext:value-type="float">
            <text:p>0.979761973652621</text:p>
          </table:table-cell>
          <table:table-cell office:value-type="float" office:value="0.936857115049614" calcext:value-type="float">
            <text:p>0.936857115049614</text:p>
          </table:table-cell>
          <table:table-cell office:value-type="float" office:value="0.948385871838512" calcext:value-type="float">
            <text:p>0.948385871838512</text:p>
          </table:table-cell>
          <table:table-cell office:value-type="float" office:value="0.814644186275274" calcext:value-type="float">
            <text:p>0.814644186275274</text:p>
          </table:table-cell>
          <table:table-cell office:value-type="float" office:value="0.967432563832544" calcext:value-type="float">
            <text:p>0.967432563832544</text:p>
          </table:table-cell>
          <table:table-cell office:value-type="float" office:value="0.913021610329576" calcext:value-type="float">
            <text:p>0.913021610329576</text:p>
          </table:table-cell>
          <table:table-cell office:value-type="float" office:value="0.741548332393652" calcext:value-type="float">
            <text:p>0.741548332393652</text:p>
          </table:table-cell>
          <table:table-cell office:value-type="float" office:value="0.637561380835203" calcext:value-type="float">
            <text:p>0.637561380835203</text:p>
          </table:table-cell>
          <table:table-cell office:value-type="float" office:value="0.817250857781395" calcext:value-type="float">
            <text:p>0.817250857781395</text:p>
          </table:table-cell>
          <table:table-cell office:value-type="float" office:value="0.850044985947114" calcext:value-type="float">
            <text:p>0.850044985947114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915742433455115" calcext:value-type="float">
            <text:p>0.915742433455115</text:p>
          </table:table-cell>
          <table:table-cell office:value-type="float" office:value="0.943798416880766" calcext:value-type="float">
            <text:p>0.943798416880766</text:p>
          </table:table-cell>
          <table:table-cell office:value-type="float" office:value="0.979191812276896" calcext:value-type="float">
            <text:p>0.979191812276896</text:p>
          </table:table-cell>
          <table:table-cell office:value-type="float" office:value="0.948139233825316" calcext:value-type="float">
            <text:p>0.948139233825316</text:p>
          </table:table-cell>
          <table:table-cell office:value-type="float" office:value="0.924828370888826" calcext:value-type="float">
            <text:p>0.924828370888826</text:p>
          </table:table-cell>
          <table:table-cell office:value-type="float" office:value="0.774251397400627" calcext:value-type="float">
            <text:p>0.774251397400627</text:p>
          </table:table-cell>
          <table:table-cell office:value-type="float" office:value="0.965487264584722" calcext:value-type="float">
            <text:p>0.965487264584722</text:p>
          </table:table-cell>
          <table:table-cell office:value-type="float" office:value="0.858745170680533" calcext:value-type="float">
            <text:p>0.858745170680533</text:p>
          </table:table-cell>
          <table:table-cell office:value-type="float" office:value="0.737039909162637" calcext:value-type="float">
            <text:p>0.737039909162637</text:p>
          </table:table-cell>
          <table:table-cell office:value-type="float" office:value="0.651370765046762" calcext:value-type="float">
            <text:p>0.651370765046762</text:p>
          </table:table-cell>
          <table:table-cell office:value-type="float" office:value="0.808892082167528" calcext:value-type="float">
            <text:p>0.808892082167528</text:p>
          </table:table-cell>
          <table:table-cell office:value-type="float" office:value="0.868165769473644" calcext:value-type="float">
            <text:p>0.868165769473644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0329802436425103" calcext:value-type="float">
            <text:p>0.03298024364251</text:p>
          </table:table-cell>
          <table:table-cell office:value-type="float" office:value="0.0217858822306845" calcext:value-type="float">
            <text:p>0.021785882230685</text:p>
          </table:table-cell>
          <table:table-cell office:value-type="float" office:value="0.00539306954450347" calcext:value-type="float">
            <text:p>0.005393069544503</text:p>
          </table:table-cell>
          <table:table-cell office:value-type="float" office:value="0.0137096504088147" calcext:value-type="float">
            <text:p>0.013709650408815</text:p>
          </table:table-cell>
          <table:table-cell office:value-type="float" office:value="0.0455698472176395" calcext:value-type="float">
            <text:p>0.04556984721764</text:p>
          </table:table-cell>
          <table:table-cell office:value-type="float" office:value="0.0208052216395668" calcext:value-type="float">
            <text:p>0.020805221639567</text:p>
          </table:table-cell>
          <table:table-cell office:value-type="float" office:value="0.0086777916911852" calcext:value-type="float">
            <text:p>0.008677791691185</text:p>
          </table:table-cell>
          <table:table-cell office:value-type="float" office:value="0.0510043103460382" calcext:value-type="float">
            <text:p>0.051004310346038</text:p>
          </table:table-cell>
          <table:table-cell office:value-type="float" office:value="0.0723322919435355" calcext:value-type="float">
            <text:p>0.072332291943536</text:p>
          </table:table-cell>
          <table:table-cell office:value-type="float" office:value="0.0852597171275132" calcext:value-type="float">
            <text:p>0.085259717127513</text:p>
          </table:table-cell>
          <table:table-cell office:value-type="float" office:value="0.0779749894876696" calcext:value-type="float">
            <text:p>0.07797498948767</text:p>
          </table:table-cell>
          <table:table-cell office:value-type="float" office:value="0.0543530738266989" calcext:value-type="float">
            <text:p>0.054353073826699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0340839327025805" calcext:value-type="float">
            <text:p>0.034083932702581</text:p>
          </table:table-cell>
          <table:table-cell office:value-type="float" office:value="0.0233915066464195" calcext:value-type="float">
            <text:p>0.02339150664642</text:p>
          </table:table-cell>
          <table:table-cell office:value-type="float" office:value="0.00527238052709054" calcext:value-type="float">
            <text:p>0.005272380527091</text:p>
          </table:table-cell>
          <table:table-cell office:value-type="float" office:value="0.0131708416070253" calcext:value-type="float">
            <text:p>0.013170841607025</text:p>
          </table:table-cell>
          <table:table-cell office:value-type="float" office:value="0.0248188587167651" calcext:value-type="float">
            <text:p>0.024818858716765</text:p>
          </table:table-cell>
          <table:table-cell office:value-type="float" office:value="0.0201703866851907" calcext:value-type="float">
            <text:p>0.020170386685191</text:p>
          </table:table-cell>
          <table:table-cell office:value-type="float" office:value="0.00964900990451914" calcext:value-type="float">
            <text:p>0.009649009904519</text:p>
          </table:table-cell>
          <table:table-cell office:value-type="float" office:value="0.0507012134401965" calcext:value-type="float">
            <text:p>0.050701213440197</text:p>
          </table:table-cell>
          <table:table-cell office:value-type="float" office:value="0.0868309142005498" calcext:value-type="float">
            <text:p>0.08683091420055</text:p>
          </table:table-cell>
          <table:table-cell office:value-type="float" office:value="0.0796180294376754" calcext:value-type="float">
            <text:p>0.079618029437675</text:p>
          </table:table-cell>
          <table:table-cell office:value-type="float" office:value="0.0603577994187289" calcext:value-type="float">
            <text:p>0.060357799418729</text:p>
          </table:table-cell>
          <table:table-cell office:value-type="float" office:value="0.0728883763554976" calcext:value-type="float">
            <text:p>0.072888376355498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0352653622734011" calcext:value-type="float">
            <text:p>0.035265362273401</text:p>
          </table:table-cell>
          <table:table-cell office:value-type="float" office:value="0.0229815183170392" calcext:value-type="float">
            <text:p>0.022981518317039</text:p>
          </table:table-cell>
          <table:table-cell office:value-type="float" office:value="0.00569256623645614" calcext:value-type="float">
            <text:p>0.005692566236456</text:p>
          </table:table-cell>
          <table:table-cell office:value-type="float" office:value="0.0130685510851822" calcext:value-type="float">
            <text:p>0.013068551085182</text:p>
          </table:table-cell>
          <table:table-cell office:value-type="float" office:value="0.0425219915499702" calcext:value-type="float">
            <text:p>0.04252199154997</text:p>
          </table:table-cell>
          <table:table-cell office:value-type="float" office:value="0.0187703636226493" calcext:value-type="float">
            <text:p>0.018770363622649</text:p>
          </table:table-cell>
          <table:table-cell office:value-type="float" office:value="0.00920625577414145" calcext:value-type="float">
            <text:p>0.009206255774141</text:p>
          </table:table-cell>
          <table:table-cell office:value-type="float" office:value="0.050574226723338" calcext:value-type="float">
            <text:p>0.050574226723338</text:p>
          </table:table-cell>
          <table:table-cell office:value-type="float" office:value="0.0678045697473146" calcext:value-type="float">
            <text:p>0.067804569747315</text:p>
          </table:table-cell>
          <table:table-cell office:value-type="float" office:value="0.0744892936432686" calcext:value-type="float">
            <text:p>0.074489293643269</text:p>
          </table:table-cell>
          <table:table-cell office:value-type="float" office:value="0.0624495771221748" calcext:value-type="float">
            <text:p>0.062449577122175</text:p>
          </table:table-cell>
          <table:table-cell office:value-type="float" office:value="0.0500186226725009" calcext:value-type="float">
            <text:p>0.050018622672501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534527271983459" calcext:value-type="float">
            <text:p>0.053452727198346</text:p>
          </table:table-cell>
          <table:table-cell office:value-type="float" office:value="0.0297812610324518" calcext:value-type="float">
            <text:p>0.029781261032452</text:p>
          </table:table-cell>
          <table:table-cell office:value-type="float" office:value="0.0147601406986101" calcext:value-type="float">
            <text:p>0.01476014069861</text:p>
          </table:table-cell>
          <table:table-cell office:value-type="float" office:value="0.042851851967524" calcext:value-type="float">
            <text:p>0.042851851967524</text:p>
          </table:table-cell>
          <table:table-cell office:value-type="float" office:value="0.0303924220008682" calcext:value-type="float">
            <text:p>0.030392422000868</text:p>
          </table:table-cell>
          <table:table-cell office:value-type="float" office:value="0.182152435668023" calcext:value-type="float">
            <text:p>0.182152435668023</text:p>
          </table:table-cell>
          <table:table-cell office:value-type="float" office:value="0.0241593755496182" calcext:value-type="float">
            <text:p>0.024159375549618</text:p>
          </table:table-cell>
          <table:table-cell office:value-type="float" office:value="0.0676311745840405" calcext:value-type="float">
            <text:p>0.067631174584041</text:p>
          </table:table-cell>
          <table:table-cell office:value-type="float" office:value="0.161947006766855" calcext:value-type="float">
            <text:p>0.161947006766855</text:p>
          </table:table-cell>
          <table:table-cell office:value-type="float" office:value="0.317036889088288" calcext:value-type="float">
            <text:p>0.317036889088288</text:p>
          </table:table-cell>
          <table:table-cell office:value-type="float" office:value="0.128151490630775" calcext:value-type="float">
            <text:p>0.128151490630775</text:p>
          </table:table-cell>
          <table:table-cell office:value-type="float" office:value="0.0751019986781416" calcext:value-type="float">
            <text:p>0.075101998678142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454270259082921" calcext:value-type="float">
            <text:p>0.045427025908292</text:p>
          </table:table-cell>
          <table:table-cell office:value-type="float" office:value="0.0328786736204395" calcext:value-type="float">
            <text:p>0.03287867362044</text:p>
          </table:table-cell>
          <table:table-cell office:value-type="float" office:value="0.0149656458202881" calcext:value-type="float">
            <text:p>0.014965645820288</text:p>
          </table:table-cell>
          <table:table-cell office:value-type="float" office:value="0.0499720433433606" calcext:value-type="float">
            <text:p>0.049972043343361</text:p>
          </table:table-cell>
          <table:table-cell office:value-type="float" office:value="0.0267952694447225" calcext:value-type="float">
            <text:p>0.026795269444723</text:p>
          </table:table-cell>
          <table:table-cell office:value-type="float" office:value="0.165185427039535" calcext:value-type="float">
            <text:p>0.165185427039535</text:p>
          </table:table-cell>
          <table:table-cell office:value-type="float" office:value="0.0229184262629366" calcext:value-type="float">
            <text:p>0.022918426262937</text:p>
          </table:table-cell>
          <table:table-cell office:value-type="float" office:value="0.0362771762302273" calcext:value-type="float">
            <text:p>0.036277176230227</text:p>
          </table:table-cell>
          <table:table-cell office:value-type="float" office:value="0.171620753405798" calcext:value-type="float">
            <text:p>0.171620753405798</text:p>
          </table:table-cell>
          <table:table-cell office:value-type="float" office:value="0.282820589727121" calcext:value-type="float">
            <text:p>0.282820589727121</text:p>
          </table:table-cell>
          <table:table-cell office:value-type="float" office:value="0.122391342799876" calcext:value-type="float">
            <text:p>0.122391342799876</text:p>
          </table:table-cell>
          <table:table-cell office:value-type="float" office:value="0.077066637697388" calcext:value-type="float">
            <text:p>0.077066637697388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489922042714843" calcext:value-type="float">
            <text:p>0.048992204271484</text:p>
          </table:table-cell>
          <table:table-cell office:value-type="float" office:value="0.0332200648021951" calcext:value-type="float">
            <text:p>0.033220064802195</text:p>
          </table:table-cell>
          <table:table-cell office:value-type="float" office:value="0.0151156214866477" calcext:value-type="float">
            <text:p>0.015115621486648</text:p>
          </table:table-cell>
          <table:table-cell office:value-type="float" office:value="0.0387922150895013" calcext:value-type="float">
            <text:p>0.038792215089501</text:p>
          </table:table-cell>
          <table:table-cell office:value-type="float" office:value="0.0326496375612042" calcext:value-type="float">
            <text:p>0.032649637561204</text:p>
          </table:table-cell>
          <table:table-cell office:value-type="float" office:value="0.206978238976724" calcext:value-type="float">
            <text:p>0.206978238976724</text:p>
          </table:table-cell>
          <table:table-cell office:value-type="float" office:value="0.0253064796411367" calcext:value-type="float">
            <text:p>0.025306479641137</text:p>
          </table:table-cell>
          <table:table-cell office:value-type="float" office:value="0.0906806025961288" calcext:value-type="float">
            <text:p>0.090680602596129</text:p>
          </table:table-cell>
          <table:table-cell office:value-type="float" office:value="0.195155521090048" calcext:value-type="float">
            <text:p>0.195155521090048</text:p>
          </table:table-cell>
          <table:table-cell office:value-type="float" office:value="0.27413994130997" calcext:value-type="float">
            <text:p>0.27413994130997</text:p>
          </table:table-cell>
          <table:table-cell office:value-type="float" office:value="0.128658340710297" calcext:value-type="float">
            <text:p>0.128658340710297</text:p>
          </table:table-cell>
          <table:table-cell office:value-type="float" office:value="0.0818156078538553" calcext:value-type="float">
            <text:p>0.081815607853855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70.37503" calcext:value-type="float">
            <text:p>170.37503</text:p>
          </table:table-cell>
          <table:table-cell office:value-type="float" office:value="91.80303" calcext:value-type="float">
            <text:p>91.80303</text:p>
          </table:table-cell>
          <table:table-cell office:value-type="float" office:value="219.17203" calcext:value-type="float">
            <text:p>219.17203</text:p>
          </table:table-cell>
          <table:table-cell office:value-type="float" office:value="92.85503" calcext:value-type="float">
            <text:p>92.85503</text:p>
          </table:table-cell>
          <table:table-cell office:value-type="float" office:value="26.88203" calcext:value-type="float">
            <text:p>26.88203</text:p>
          </table:table-cell>
          <table:table-cell office:value-type="float" office:value="109.34803" calcext:value-type="float">
            <text:p>109.34803</text:p>
          </table:table-cell>
          <table:table-cell office:value-type="float" office:value="193.71403" calcext:value-type="float">
            <text:p>193.71403</text:p>
          </table:table-cell>
          <table:table-cell office:value-type="float" office:value="35.60503" calcext:value-type="float">
            <text:p>35.60503</text:p>
          </table:table-cell>
          <table:table-cell office:value-type="float" office:value="6.88503" calcext:value-type="float">
            <text:p>6.88503</text:p>
          </table:table-cell>
          <table:table-cell office:value-type="float" office:value="6.70903" calcext:value-type="float">
            <text:p>6.70903</text:p>
          </table:table-cell>
          <table:table-cell office:value-type="float" office:value="8.49003" calcext:value-type="float">
            <text:p>8.49003</text:p>
          </table:table-cell>
          <table:table-cell office:value-type="float" office:value="9.88003" calcext:value-type="float">
            <text:p>9.880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64.85803" calcext:value-type="float">
            <text:p>164.85803</text:p>
          </table:table-cell>
          <table:table-cell office:value-type="float" office:value="84.21903" calcext:value-type="float">
            <text:p>84.21903</text:p>
          </table:table-cell>
          <table:table-cell office:value-type="float" office:value="219.63703" calcext:value-type="float">
            <text:p>219.63703</text:p>
          </table:table-cell>
          <table:table-cell office:value-type="float" office:value="96.27403" calcext:value-type="float">
            <text:p>96.27403</text:p>
          </table:table-cell>
          <table:table-cell office:value-type="float" office:value="30.86403" calcext:value-type="float">
            <text:p>30.86403</text:p>
          </table:table-cell>
          <table:table-cell office:value-type="float" office:value="112.74003" calcext:value-type="float">
            <text:p>112.74003</text:p>
          </table:table-cell>
          <table:table-cell office:value-type="float" office:value="178.15403" calcext:value-type="float">
            <text:p>178.15403</text:p>
          </table:table-cell>
          <table:table-cell office:value-type="float" office:value="34.59503" calcext:value-type="float">
            <text:p>34.59503</text:p>
          </table:table-cell>
          <table:table-cell office:value-type="float" office:value="6.86403" calcext:value-type="float">
            <text:p>6.86403</text:p>
          </table:table-cell>
          <table:table-cell office:value-type="float" office:value="6.36803" calcext:value-type="float">
            <text:p>6.36803</text:p>
          </table:table-cell>
          <table:table-cell office:value-type="float" office:value="11.92903" calcext:value-type="float">
            <text:p>11.92903</text:p>
          </table:table-cell>
          <table:table-cell office:value-type="float" office:value="10.77003" calcext:value-type="float">
            <text:p>10.770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59.25003" calcext:value-type="float">
            <text:p>159.25003</text:p>
          </table:table-cell>
          <table:table-cell office:value-type="float" office:value="85.85203" calcext:value-type="float">
            <text:p>85.85203</text:p>
          </table:table-cell>
          <table:table-cell office:value-type="float" office:value="217.12703" calcext:value-type="float">
            <text:p>217.12703</text:p>
          </table:table-cell>
          <table:table-cell office:value-type="float" office:value="96.79803" calcext:value-type="float">
            <text:p>96.79803</text:p>
          </table:table-cell>
          <table:table-cell office:value-type="float" office:value="28.36203" calcext:value-type="float">
            <text:p>28.36203</text:p>
          </table:table-cell>
          <table:table-cell office:value-type="float" office:value="120.77603" calcext:value-type="float">
            <text:p>120.77603</text:p>
          </table:table-cell>
          <table:table-cell office:value-type="float" office:value="188.13403" calcext:value-type="float">
            <text:p>188.13403</text:p>
          </table:table-cell>
          <table:table-cell office:value-type="float" office:value="34.58303" calcext:value-type="float">
            <text:p>34.58303</text:p>
          </table:table-cell>
          <table:table-cell office:value-type="float" office:value="7.38903" calcext:value-type="float">
            <text:p>7.38903</text:p>
          </table:table-cell>
          <table:table-cell office:value-type="float" office:value="6.88703" calcext:value-type="float">
            <text:p>6.88703</text:p>
          </table:table-cell>
          <table:table-cell office:value-type="float" office:value="12.23403" calcext:value-type="float">
            <text:p>12.23403</text:p>
          </table:table-cell>
          <table:table-cell office:value-type="float" office:value="11.19603" calcext:value-type="float">
            <text:p>11.196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935706155189488" calcext:value-type="float">
            <text:p>0.935706155189488</text:p>
          </table:table-cell>
          <table:table-cell office:value-type="float" office:value="0.968571939886178" calcext:value-type="float">
            <text:p>0.968571939886178</text:p>
          </table:table-cell>
          <table:table-cell office:value-type="float" office:value="0.974918735358356" calcext:value-type="float">
            <text:p>0.974918735358356</text:p>
          </table:table-cell>
          <table:table-cell office:value-type="float" office:value="0.955857701152782" calcext:value-type="float">
            <text:p>0.955857701152782</text:p>
          </table:table-cell>
          <table:table-cell office:value-type="float" office:value="0.949283171869812" calcext:value-type="float">
            <text:p>0.949283171869812</text:p>
          </table:table-cell>
          <table:table-cell office:value-type="float" office:value="0.807051983707437" calcext:value-type="float">
            <text:p>0.807051983707437</text:p>
          </table:table-cell>
          <table:table-cell office:value-type="float" office:value="0.966722396984704" calcext:value-type="float">
            <text:p>0.966722396984704</text:p>
          </table:table-cell>
          <table:table-cell office:value-type="float" office:value="0.883094511802944" calcext:value-type="float">
            <text:p>0.883094511802944</text:p>
          </table:table-cell>
          <table:table-cell office:value-type="float" office:value="0.753562139784466" calcext:value-type="float">
            <text:p>0.753562139784466</text:p>
          </table:table-cell>
          <table:table-cell office:value-type="float" office:value="0.655898277736234" calcext:value-type="float">
            <text:p>0.655898277736234</text:p>
          </table:table-cell>
          <table:table-cell office:value-type="float" office:value="0.818041754677978" calcext:value-type="float">
            <text:p>0.818041754677978</text:p>
          </table:table-cell>
          <table:table-cell office:value-type="float" office:value="0.869491291675421" calcext:value-type="float">
            <text:p>0.869491291675421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934602959914496" calcext:value-type="float">
            <text:p>0.934602959914496</text:p>
          </table:table-cell>
          <table:table-cell office:value-type="float" office:value="0.955568296833906" calcext:value-type="float">
            <text:p>0.955568296833906</text:p>
          </table:table-cell>
          <table:table-cell office:value-type="float" office:value="0.981855465565911" calcext:value-type="float">
            <text:p>0.981855465565911</text:p>
          </table:table-cell>
          <table:table-cell office:value-type="float" office:value="0.955445019349294" calcext:value-type="float">
            <text:p>0.955445019349294</text:p>
          </table:table-cell>
          <table:table-cell office:value-type="float" office:value="0.949128745284463" calcext:value-type="float">
            <text:p>0.949128745284463</text:p>
          </table:table-cell>
          <table:table-cell office:value-type="float" office:value="0.833634071242788" calcext:value-type="float">
            <text:p>0.833634071242788</text:p>
          </table:table-cell>
          <table:table-cell office:value-type="float" office:value="0.967663531610339" calcext:value-type="float">
            <text:p>0.967663531610339</text:p>
          </table:table-cell>
          <table:table-cell office:value-type="float" office:value="0.878669919822532" calcext:value-type="float">
            <text:p>0.878669919822532</text:p>
          </table:table-cell>
          <table:table-cell office:value-type="float" office:value="0.760092831061631" calcext:value-type="float">
            <text:p>0.760092831061631</text:p>
          </table:table-cell>
          <table:table-cell office:value-type="float" office:value="0.689242065392298" calcext:value-type="float">
            <text:p>0.689242065392298</text:p>
          </table:table-cell>
          <table:table-cell office:value-type="float" office:value="0.813716976734735" calcext:value-type="float">
            <text:p>0.813716976734735</text:p>
          </table:table-cell>
          <table:table-cell office:value-type="float" office:value="0.883100930272195" calcext:value-type="float">
            <text:p>0.883100930272195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936777134713069" calcext:value-type="float">
            <text:p>0.936777134713069</text:p>
          </table:table-cell>
          <table:table-cell office:value-type="float" office:value="0.967159079890541" calcext:value-type="float">
            <text:p>0.967159079890541</text:p>
          </table:table-cell>
          <table:table-cell office:value-type="float" office:value="0.980546172469343" calcext:value-type="float">
            <text:p>0.980546172469343</text:p>
          </table:table-cell>
          <table:table-cell office:value-type="float" office:value="0.956216161464967" calcext:value-type="float">
            <text:p>0.956216161464967</text:p>
          </table:table-cell>
          <table:table-cell office:value-type="float" office:value="0.945704404000131" calcext:value-type="float">
            <text:p>0.945704404000131</text:p>
          </table:table-cell>
          <table:table-cell office:value-type="float" office:value="0.812843370765436" calcext:value-type="float">
            <text:p>0.812843370765436</text:p>
          </table:table-cell>
          <table:table-cell office:value-type="float" office:value="0.969913953796446" calcext:value-type="float">
            <text:p>0.969913953796446</text:p>
          </table:table-cell>
          <table:table-cell office:value-type="float" office:value="0.911423634820481" calcext:value-type="float">
            <text:p>0.911423634820481</text:p>
          </table:table-cell>
          <table:table-cell office:value-type="float" office:value="0.727074653017715" calcext:value-type="float">
            <text:p>0.727074653017715</text:p>
          </table:table-cell>
          <table:table-cell office:value-type="float" office:value="0.627419698677587" calcext:value-type="float">
            <text:p>0.627419698677587</text:p>
          </table:table-cell>
          <table:table-cell office:value-type="float" office:value="0.811773270879094" calcext:value-type="float">
            <text:p>0.811773270879094</text:p>
          </table:table-cell>
          <table:table-cell office:value-type="float" office:value="0.854733268054713" calcext:value-type="float">
            <text:p>0.854733268054713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0269615931982388" calcext:value-type="float">
            <text:p>0.026961593198239</text:p>
          </table:table-cell>
          <table:table-cell office:value-type="float" office:value="0.018091378640553" calcext:value-type="float">
            <text:p>0.018091378640553</text:p>
          </table:table-cell>
          <table:table-cell office:value-type="float" office:value="0.00738304314739027" calcext:value-type="float">
            <text:p>0.00738304314739</text:p>
          </table:table-cell>
          <table:table-cell office:value-type="float" office:value="0.0109170596015233" calcext:value-type="float">
            <text:p>0.010917059601523</text:p>
          </table:table-cell>
          <table:table-cell office:value-type="float" office:value="0.0245017224641329" calcext:value-type="float">
            <text:p>0.024501722464133</text:p>
          </table:table-cell>
          <table:table-cell office:value-type="float" office:value="0.0171855899335475" calcext:value-type="float">
            <text:p>0.017185589933548</text:p>
          </table:table-cell>
          <table:table-cell office:value-type="float" office:value="0.0114867221911723" calcext:value-type="float">
            <text:p>0.011486722191172</text:p>
          </table:table-cell>
          <table:table-cell office:value-type="float" office:value="0.0460596038123291" calcext:value-type="float">
            <text:p>0.046059603812329</text:p>
          </table:table-cell>
          <table:table-cell office:value-type="float" office:value="0.0719990142582233" calcext:value-type="float">
            <text:p>0.071999014258223</text:p>
          </table:table-cell>
          <table:table-cell office:value-type="float" office:value="0.0858418030598685" calcext:value-type="float">
            <text:p>0.085841803059869</text:p>
          </table:table-cell>
          <table:table-cell office:value-type="float" office:value="0.0563570925649645" calcext:value-type="float">
            <text:p>0.056357092564965</text:p>
          </table:table-cell>
          <table:table-cell office:value-type="float" office:value="0.0585901742220264" calcext:value-type="float">
            <text:p>0.058590174222026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0271895844170189" calcext:value-type="float">
            <text:p>0.027189584417019</text:p>
          </table:table-cell>
          <table:table-cell office:value-type="float" office:value="0.0168890502456186" calcext:value-type="float">
            <text:p>0.016889050245619</text:p>
          </table:table-cell>
          <table:table-cell office:value-type="float" office:value="0.00445779397686835" calcext:value-type="float">
            <text:p>0.004457793976868</text:p>
          </table:table-cell>
          <table:table-cell office:value-type="float" office:value="0.0104379737778369" calcext:value-type="float">
            <text:p>0.010437973777837</text:p>
          </table:table-cell>
          <table:table-cell office:value-type="float" office:value="0.024551646655901" calcext:value-type="float">
            <text:p>0.024551646655901</text:p>
          </table:table-cell>
          <table:table-cell office:value-type="float" office:value="0.0172907231252544" calcext:value-type="float">
            <text:p>0.017290723125254</text:p>
          </table:table-cell>
          <table:table-cell office:value-type="float" office:value="0.00730660041314989" calcext:value-type="float">
            <text:p>0.00730660041315</text:p>
          </table:table-cell>
          <table:table-cell office:value-type="float" office:value="0.0429250497773976" calcext:value-type="float">
            <text:p>0.042925049777398</text:p>
          </table:table-cell>
          <table:table-cell office:value-type="float" office:value="0.0824956547559147" calcext:value-type="float">
            <text:p>0.082495654755915</text:p>
          </table:table-cell>
          <table:table-cell office:value-type="float" office:value="0.079667473393126" calcext:value-type="float">
            <text:p>0.079667473393126</text:p>
          </table:table-cell>
          <table:table-cell office:value-type="float" office:value="0.0612928722911032" calcext:value-type="float">
            <text:p>0.061292872291103</text:p>
          </table:table-cell>
          <table:table-cell office:value-type="float" office:value="0.0477755502051729" calcext:value-type="float">
            <text:p>0.047775550205173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0293971524118765" calcext:value-type="float">
            <text:p>0.029397152411877</text:p>
          </table:table-cell>
          <table:table-cell office:value-type="float" office:value="0.0188939061044545" calcext:value-type="float">
            <text:p>0.018893906104455</text:p>
          </table:table-cell>
          <table:table-cell office:value-type="float" office:value="0.00451347259420955" calcext:value-type="float">
            <text:p>0.00451347259421</text:p>
          </table:table-cell>
          <table:table-cell office:value-type="float" office:value="0.0110873533106484" calcext:value-type="float">
            <text:p>0.011087353310648</text:p>
          </table:table-cell>
          <table:table-cell office:value-type="float" office:value="0.0237037172099029" calcext:value-type="float">
            <text:p>0.023703717209903</text:p>
          </table:table-cell>
          <table:table-cell office:value-type="float" office:value="0.0173130456791122" calcext:value-type="float">
            <text:p>0.017313045679112</text:p>
          </table:table-cell>
          <table:table-cell office:value-type="float" office:value="0.00786236672968086" calcext:value-type="float">
            <text:p>0.007862366729681</text:p>
          </table:table-cell>
          <table:table-cell office:value-type="float" office:value="0.0460975564267149" calcext:value-type="float">
            <text:p>0.046097556426715</text:p>
          </table:table-cell>
          <table:table-cell office:value-type="float" office:value="0.081842031575418" calcext:value-type="float">
            <text:p>0.081842031575418</text:p>
          </table:table-cell>
          <table:table-cell office:value-type="float" office:value="0.0783067647759589" calcext:value-type="float">
            <text:p>0.078306764775959</text:p>
          </table:table-cell>
          <table:table-cell office:value-type="float" office:value="0.0639310184137187" calcext:value-type="float">
            <text:p>0.063931018413719</text:p>
          </table:table-cell>
          <table:table-cell office:value-type="float" office:value="0.0567435793747807" calcext:value-type="float">
            <text:p>0.056743579374781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373322516122734" calcext:value-type="float">
            <text:p>0.037332251612273</text:p>
          </table:table-cell>
          <table:table-cell office:value-type="float" office:value="0.0133366814732688" calcext:value-type="float">
            <text:p>0.013336681473269</text:p>
          </table:table-cell>
          <table:table-cell office:value-type="float" office:value="0.0176982214942539" calcext:value-type="float">
            <text:p>0.017698221494254</text:p>
          </table:table-cell>
          <table:table-cell office:value-type="float" office:value="0.0332252392456953" calcext:value-type="float">
            <text:p>0.033225239245695</text:p>
          </table:table-cell>
          <table:table-cell office:value-type="float" office:value="0.0262151056660554" calcext:value-type="float">
            <text:p>0.026215105666055</text:p>
          </table:table-cell>
          <table:table-cell office:value-type="float" office:value="0.175762426359015" calcext:value-type="float">
            <text:p>0.175762426359015</text:p>
          </table:table-cell>
          <table:table-cell office:value-type="float" office:value="0.0217908808241233" calcext:value-type="float">
            <text:p>0.021790880824123</text:p>
          </table:table-cell>
          <table:table-cell office:value-type="float" office:value="0.0708458843847262" calcext:value-type="float">
            <text:p>0.070845884384726</text:p>
          </table:table-cell>
          <table:table-cell office:value-type="float" office:value="0.174438845957311" calcext:value-type="float">
            <text:p>0.174438845957311</text:p>
          </table:table-cell>
          <table:table-cell office:value-type="float" office:value="0.258259919203897" calcext:value-type="float">
            <text:p>0.258259919203897</text:p>
          </table:table-cell>
          <table:table-cell office:value-type="float" office:value="0.125601152757057" calcext:value-type="float">
            <text:p>0.125601152757057</text:p>
          </table:table-cell>
          <table:table-cell office:value-type="float" office:value="0.0719185341025525" calcext:value-type="float">
            <text:p>0.071918534102553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382074556684855" calcext:value-type="float">
            <text:p>0.038207455668486</text:p>
          </table:table-cell>
          <table:table-cell office:value-type="float" office:value="0.0275426529204753" calcext:value-type="float">
            <text:p>0.027542652920475</text:p>
          </table:table-cell>
          <table:table-cell office:value-type="float" office:value="0.013686740457221" calcext:value-type="float">
            <text:p>0.013686740457221</text:p>
          </table:table-cell>
          <table:table-cell office:value-type="float" office:value="0.0341170068728686" calcext:value-type="float">
            <text:p>0.034117006872869</text:p>
          </table:table-cell>
          <table:table-cell office:value-type="float" office:value="0.0263196080596357" calcext:value-type="float">
            <text:p>0.026319608059636</text:p>
          </table:table-cell>
          <table:table-cell office:value-type="float" office:value="0.149075205631957" calcext:value-type="float">
            <text:p>0.149075205631957</text:p>
          </table:table-cell>
          <table:table-cell office:value-type="float" office:value="0.0250298679765111" calcext:value-type="float">
            <text:p>0.025029867976511</text:p>
          </table:table-cell>
          <table:table-cell office:value-type="float" office:value="0.07840503040007" calcext:value-type="float">
            <text:p>0.07840503040007</text:p>
          </table:table-cell>
          <table:table-cell office:value-type="float" office:value="0.157411514182454" calcext:value-type="float">
            <text:p>0.157411514182454</text:p>
          </table:table-cell>
          <table:table-cell office:value-type="float" office:value="0.231090461214576" calcext:value-type="float">
            <text:p>0.231090461214576</text:p>
          </table:table-cell>
          <table:table-cell office:value-type="float" office:value="0.124990150974162" calcext:value-type="float">
            <text:p>0.124990150974162</text:p>
          </table:table-cell>
          <table:table-cell office:value-type="float" office:value="0.0691235195226319" calcext:value-type="float">
            <text:p>0.069123519522632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338257128750541" calcext:value-type="float">
            <text:p>0.033825712875054</text:p>
          </table:table-cell>
          <table:table-cell office:value-type="float" office:value="0.0139470140050049" calcext:value-type="float">
            <text:p>0.013947014005005</text:p>
          </table:table-cell>
          <table:table-cell office:value-type="float" office:value="0.0149403549364471" calcext:value-type="float">
            <text:p>0.014940354936447</text:p>
          </table:table-cell>
          <table:table-cell office:value-type="float" office:value="0.0326964852243847" calcext:value-type="float">
            <text:p>0.032696485224385</text:p>
          </table:table-cell>
          <table:table-cell office:value-type="float" office:value="0.0305918787899661" calcext:value-type="float">
            <text:p>0.030591878789966</text:p>
          </table:table-cell>
          <table:table-cell office:value-type="float" office:value="0.169843583555452" calcext:value-type="float">
            <text:p>0.169843583555452</text:p>
          </table:table-cell>
          <table:table-cell office:value-type="float" office:value="0.0222236794738726" calcext:value-type="float">
            <text:p>0.022223679473873</text:p>
          </table:table-cell>
          <table:table-cell office:value-type="float" office:value="0.0424788087528042" calcext:value-type="float">
            <text:p>0.042478808752804</text:p>
          </table:table-cell>
          <table:table-cell office:value-type="float" office:value="0.191083315406867" calcext:value-type="float">
            <text:p>0.191083315406867</text:p>
          </table:table-cell>
          <table:table-cell office:value-type="float" office:value="0.294273536546454" calcext:value-type="float">
            <text:p>0.294273536546454</text:p>
          </table:table-cell>
          <table:table-cell office:value-type="float" office:value="0.124295710707187" calcext:value-type="float">
            <text:p>0.124295710707187</text:p>
          </table:table-cell>
          <table:table-cell office:value-type="float" office:value="0.0885231525705069" calcext:value-type="float">
            <text:p>0.088523152570507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84.07703" calcext:value-type="float">
            <text:p>184.07703</text:p>
          </table:table-cell>
          <table:table-cell office:value-type="float" office:value="102.42503" calcext:value-type="float">
            <text:p>102.42503</text:p>
          </table:table-cell>
          <table:table-cell office:value-type="float" office:value="256.80603" calcext:value-type="float">
            <text:p>256.80603</text:p>
          </table:table-cell>
          <table:table-cell office:value-type="float" office:value="107.53903" calcext:value-type="float">
            <text:p>107.53903</text:p>
          </table:table-cell>
          <table:table-cell office:value-type="float" office:value="29.18203" calcext:value-type="float">
            <text:p>29.18203</text:p>
          </table:table-cell>
          <table:table-cell office:value-type="float" office:value="125.92003" calcext:value-type="float">
            <text:p>125.92003</text:p>
          </table:table-cell>
          <table:table-cell office:value-type="float" office:value="221.56103" calcext:value-type="float">
            <text:p>221.56103</text:p>
          </table:table-cell>
          <table:table-cell office:value-type="float" office:value="36.14903" calcext:value-type="float">
            <text:p>36.14903</text:p>
          </table:table-cell>
          <table:table-cell office:value-type="float" office:value="8.27803" calcext:value-type="float">
            <text:p>8.27803</text:p>
          </table:table-cell>
          <table:table-cell office:value-type="float" office:value="6.78003" calcext:value-type="float">
            <text:p>6.78003</text:p>
          </table:table-cell>
          <table:table-cell office:value-type="float" office:value="13.73403" calcext:value-type="float">
            <text:p>13.73403</text:p>
          </table:table-cell>
          <table:table-cell office:value-type="float" office:value="10.80403" calcext:value-type="float">
            <text:p>10.804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81.61403" calcext:value-type="float">
            <text:p>181.61403</text:p>
          </table:table-cell>
          <table:table-cell office:value-type="float" office:value="108.41403" calcext:value-type="float">
            <text:p>108.41403</text:p>
          </table:table-cell>
          <table:table-cell office:value-type="float" office:value="258.42603" calcext:value-type="float">
            <text:p>258.42603</text:p>
          </table:table-cell>
          <table:table-cell office:value-type="float" office:value="110.94203" calcext:value-type="float">
            <text:p>110.94203</text:p>
          </table:table-cell>
          <table:table-cell office:value-type="float" office:value="29.97803" calcext:value-type="float">
            <text:p>29.97803</text:p>
          </table:table-cell>
          <table:table-cell office:value-type="float" office:value="123.53503" calcext:value-type="float">
            <text:p>123.53503</text:p>
          </table:table-cell>
          <table:table-cell office:value-type="float" office:value="215.42303" calcext:value-type="float">
            <text:p>215.42303</text:p>
          </table:table-cell>
          <table:table-cell office:value-type="float" office:value="38.41603" calcext:value-type="float">
            <text:p>38.41603</text:p>
          </table:table-cell>
          <table:table-cell office:value-type="float" office:value="8.04903" calcext:value-type="float">
            <text:p>8.04903</text:p>
          </table:table-cell>
          <table:table-cell office:value-type="float" office:value="6.95403" calcext:value-type="float">
            <text:p>6.95403</text:p>
          </table:table-cell>
          <table:table-cell office:value-type="float" office:value="12.05703" calcext:value-type="float">
            <text:p>12.05703</text:p>
          </table:table-cell>
          <table:table-cell office:value-type="float" office:value="11.61703" calcext:value-type="float">
            <text:p>11.617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68.45203" calcext:value-type="float">
            <text:p>168.45203</text:p>
          </table:table-cell>
          <table:table-cell office:value-type="float" office:value="96.22203" calcext:value-type="float">
            <text:p>96.22203</text:p>
          </table:table-cell>
          <table:table-cell office:value-type="float" office:value="245.71103" calcext:value-type="float">
            <text:p>245.71103</text:p>
          </table:table-cell>
          <table:table-cell office:value-type="float" office:value="104.35403" calcext:value-type="float">
            <text:p>104.35403</text:p>
          </table:table-cell>
          <table:table-cell office:value-type="float" office:value="29.61603" calcext:value-type="float">
            <text:p>29.61603</text:p>
          </table:table-cell>
          <table:table-cell office:value-type="float" office:value="123.54903" calcext:value-type="float">
            <text:p>123.54903</text:p>
          </table:table-cell>
          <table:table-cell office:value-type="float" office:value="204.64703" calcext:value-type="float">
            <text:p>204.64703</text:p>
          </table:table-cell>
          <table:table-cell office:value-type="float" office:value="35.92403" calcext:value-type="float">
            <text:p>35.92403</text:p>
          </table:table-cell>
          <table:table-cell office:value-type="float" office:value="8.32103" calcext:value-type="float">
            <text:p>8.32103</text:p>
          </table:table-cell>
          <table:table-cell office:value-type="float" office:value="7.17703" calcext:value-type="float">
            <text:p>7.17703</text:p>
          </table:table-cell>
          <table:table-cell office:value-type="float" office:value="12.06003" calcext:value-type="float">
            <text:p>12.06003</text:p>
          </table:table-cell>
          <table:table-cell office:value-type="float" office:value="10.85603" calcext:value-type="float">
            <text:p>10.85603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wing-nodal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raefsky4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936118516707891" calcext:value-type="float">
            <text:p>0.936118516707891</text:p>
          </table:table-cell>
          <table:table-cell office:value-type="float" office:value="0.972349388732522" calcext:value-type="float">
            <text:p>0.972349388732522</text:p>
          </table:table-cell>
          <table:table-cell office:value-type="float" office:value="0.979523622250814" calcext:value-type="float">
            <text:p>0.979523622250814</text:p>
          </table:table-cell>
          <table:table-cell office:value-type="float" office:value="0.953439354429171" calcext:value-type="float">
            <text:p>0.953439354429171</text:p>
          </table:table-cell>
          <table:table-cell office:value-type="float" office:value="0.951993731560927" calcext:value-type="float">
            <text:p>0.951993731560927</text:p>
          </table:table-cell>
          <table:table-cell office:value-type="float" office:value="0.825682175643803" calcext:value-type="float">
            <text:p>0.825682175643803</text:p>
          </table:table-cell>
          <table:table-cell office:value-type="float" office:value="0.967398291432633" calcext:value-type="float">
            <text:p>0.967398291432633</text:p>
          </table:table-cell>
          <table:table-cell office:value-type="float" office:value="0.884327380289002" calcext:value-type="float">
            <text:p>0.884327380289002</text:p>
          </table:table-cell>
          <table:table-cell office:value-type="float" office:value="0.774565618969319" calcext:value-type="float">
            <text:p>0.774565618969319</text:p>
          </table:table-cell>
          <table:table-cell office:value-type="float" office:value="0.679534317721464" calcext:value-type="float">
            <text:p>0.679534317721464</text:p>
          </table:table-cell>
          <table:table-cell office:value-type="float" office:value="0.842942944832016" calcext:value-type="float">
            <text:p>0.842942944832016</text:p>
          </table:table-cell>
          <table:table-cell office:value-type="float" office:value="0.879172473248902" calcext:value-type="float">
            <text:p>0.879172473248902</text:p>
          </table:table-cell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940565576328127" calcext:value-type="float">
            <text:p>0.940565576328127</text:p>
          </table:table-cell>
          <table:table-cell office:value-type="float" office:value="0.970002302134238" calcext:value-type="float">
            <text:p>0.970002302134238</text:p>
          </table:table-cell>
          <table:table-cell office:value-type="float" office:value="0.980042336421471" calcext:value-type="float">
            <text:p>0.980042336421471</text:p>
          </table:table-cell>
          <table:table-cell office:value-type="float" office:value="0.957672941903989" calcext:value-type="float">
            <text:p>0.957672941903989</text:p>
          </table:table-cell>
          <table:table-cell office:value-type="float" office:value="0.951847906710685" calcext:value-type="float">
            <text:p>0.951847906710685</text:p>
          </table:table-cell>
          <table:table-cell office:value-type="float" office:value="0.841082673856153" calcext:value-type="float">
            <text:p>0.841082673856153</text:p>
          </table:table-cell>
          <table:table-cell office:value-type="float" office:value="0.972889004641807" calcext:value-type="float">
            <text:p>0.972889004641807</text:p>
          </table:table-cell>
          <table:table-cell office:value-type="float" office:value="0.922474335184934" calcext:value-type="float">
            <text:p>0.922474335184934</text:p>
          </table:table-cell>
          <table:table-cell office:value-type="float" office:value="0.745438111904983" calcext:value-type="float">
            <text:p>0.745438111904983</text:p>
          </table:table-cell>
          <table:table-cell office:value-type="float" office:value="0.671144833396433" calcext:value-type="float">
            <text:p>0.671144833396433</text:p>
          </table:table-cell>
          <table:table-cell office:value-type="float" office:value="0.820454310543598" calcext:value-type="float">
            <text:p>0.820454310543598</text:p>
          </table:table-cell>
          <table:table-cell office:value-type="float" office:value="0.871216320786765" calcext:value-type="float">
            <text:p>0.871216320786765</text:p>
          </table:table-cell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936257138657201" calcext:value-type="float">
            <text:p>0.936257138657201</text:p>
          </table:table-cell>
          <table:table-cell office:value-type="float" office:value="0.956462523366747" calcext:value-type="float">
            <text:p>0.956462523366747</text:p>
          </table:table-cell>
          <table:table-cell office:value-type="float" office:value="0.981094799185336" calcext:value-type="float">
            <text:p>0.981094799185336</text:p>
          </table:table-cell>
          <table:table-cell office:value-type="float" office:value="0.956847248841693" calcext:value-type="float">
            <text:p>0.956847248841693</text:p>
          </table:table-cell>
          <table:table-cell office:value-type="float" office:value="0.938723559688078" calcext:value-type="float">
            <text:p>0.938723559688078</text:p>
          </table:table-cell>
          <table:table-cell office:value-type="float" office:value="0.811153450677127" calcext:value-type="float">
            <text:p>0.811153450677127</text:p>
          </table:table-cell>
          <table:table-cell office:value-type="float" office:value="0.966702004983664" calcext:value-type="float">
            <text:p>0.966702004983664</text:p>
          </table:table-cell>
          <table:table-cell office:value-type="float" office:value="0.921516938930187" calcext:value-type="float">
            <text:p>0.921516938930187</text:p>
          </table:table-cell>
          <table:table-cell office:value-type="float" office:value="0.754335456301725" calcext:value-type="float">
            <text:p>0.754335456301725</text:p>
          </table:table-cell>
          <table:table-cell office:value-type="float" office:value="0.648267605975702" calcext:value-type="float">
            <text:p>0.648267605975702</text:p>
          </table:table-cell>
          <table:table-cell office:value-type="float" office:value="0.818678124451422" calcext:value-type="float">
            <text:p>0.818678124451422</text:p>
          </table:table-cell>
          <table:table-cell office:value-type="float" office:value="0.856713210033528" calcext:value-type="float">
            <text:p>0.856713210033528</text:p>
          </table:table-cell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0227868403852763" calcext:value-type="float">
            <text:p>0.022786840385276</text:p>
          </table:table-cell>
          <table:table-cell office:value-type="float" office:value="0.0155557224567244" calcext:value-type="float">
            <text:p>0.015555722456724</text:p>
          </table:table-cell>
          <table:table-cell office:value-type="float" office:value="0.00638321874747893" calcext:value-type="float">
            <text:p>0.006383218747479</text:p>
          </table:table-cell>
          <table:table-cell office:value-type="float" office:value="0.00933590071097068" calcext:value-type="float">
            <text:p>0.009335900710971</text:p>
          </table:table-cell>
          <table:table-cell office:value-type="float" office:value="0.0230687965698854" calcext:value-type="float">
            <text:p>0.023068796569885</text:p>
          </table:table-cell>
          <table:table-cell office:value-type="float" office:value="0.0155452949006287" calcext:value-type="float">
            <text:p>0.015545294900629</text:p>
          </table:table-cell>
          <table:table-cell office:value-type="float" office:value="0.00645456165454762" calcext:value-type="float">
            <text:p>0.006454561654548</text:p>
          </table:table-cell>
          <table:table-cell office:value-type="float" office:value="0.0438289287438409" calcext:value-type="float">
            <text:p>0.043828928743841</text:p>
          </table:table-cell>
          <table:table-cell office:value-type="float" office:value="0.0676537060416029" calcext:value-type="float">
            <text:p>0.067653706041603</text:p>
          </table:table-cell>
          <table:table-cell office:value-type="float" office:value="0.0918230396907277" calcext:value-type="float">
            <text:p>0.091823039690728</text:p>
          </table:table-cell>
          <table:table-cell office:value-type="float" office:value="0.052492376125583" calcext:value-type="float">
            <text:p>0.052492376125583</text:p>
          </table:table-cell>
          <table:table-cell office:value-type="float" office:value="0.047024948097931" calcext:value-type="float">
            <text:p>0.047024948097931</text:p>
          </table:table-cell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0240222310245886" calcext:value-type="float">
            <text:p>0.024022231024589</text:p>
          </table:table-cell>
          <table:table-cell office:value-type="float" office:value="0.0162555141562143" calcext:value-type="float">
            <text:p>0.016255514156214</text:p>
          </table:table-cell>
          <table:table-cell office:value-type="float" office:value="0.00625056853346524" calcext:value-type="float">
            <text:p>0.006250568533465</text:p>
          </table:table-cell>
          <table:table-cell office:value-type="float" office:value="0.00925773830889923" calcext:value-type="float">
            <text:p>0.009257738308899</text:p>
          </table:table-cell>
          <table:table-cell office:value-type="float" office:value="0.0228281692840478" calcext:value-type="float">
            <text:p>0.022828169284048</text:p>
          </table:table-cell>
          <table:table-cell office:value-type="float" office:value="0.0149683429580558" calcext:value-type="float">
            <text:p>0.014968342958056</text:p>
          </table:table-cell>
          <table:table-cell office:value-type="float" office:value="0.00640775981406827" calcext:value-type="float">
            <text:p>0.006407759814068</text:p>
          </table:table-cell>
          <table:table-cell office:value-type="float" office:value="0.0399421684698413" calcext:value-type="float">
            <text:p>0.039942168469841</text:p>
          </table:table-cell>
          <table:table-cell office:value-type="float" office:value="0.0672011279235215" calcext:value-type="float">
            <text:p>0.067201127923522</text:p>
          </table:table-cell>
          <table:table-cell office:value-type="float" office:value="0.0755921607746707" calcext:value-type="float">
            <text:p>0.075592160774671</text:p>
          </table:table-cell>
          <table:table-cell office:value-type="float" office:value="0.0699680448831698" calcext:value-type="float">
            <text:p>0.06996804488317</text:p>
          </table:table-cell>
          <table:table-cell office:value-type="float" office:value="0.059146955990585" calcext:value-type="float">
            <text:p>0.059146955990585</text:p>
          </table:table-cell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0238852571728537" calcext:value-type="float">
            <text:p>0.023885257172854</text:p>
          </table:table-cell>
          <table:table-cell office:value-type="float" office:value="0.0292416986789546" calcext:value-type="float">
            <text:p>0.029241698678955</text:p>
          </table:table-cell>
          <table:table-cell office:value-type="float" office:value="0.00633032469559687" calcext:value-type="float">
            <text:p>0.006330324695597</text:p>
          </table:table-cell>
          <table:table-cell office:value-type="float" office:value="0.00946741586201034" calcext:value-type="float">
            <text:p>0.00946741586201</text:p>
          </table:table-cell>
          <table:table-cell office:value-type="float" office:value="0.0338165591785752" calcext:value-type="float">
            <text:p>0.033816559178575</text:p>
          </table:table-cell>
          <table:table-cell office:value-type="float" office:value="0.0152135546336581" calcext:value-type="float">
            <text:p>0.015213554633658</text:p>
          </table:table-cell>
          <table:table-cell office:value-type="float" office:value="0.0128704337286239" calcext:value-type="float">
            <text:p>0.012870433728624</text:p>
          </table:table-cell>
          <table:table-cell office:value-type="float" office:value="0.0402081929604507" calcext:value-type="float">
            <text:p>0.040208192960451</text:p>
          </table:table-cell>
          <table:table-cell office:value-type="float" office:value="0.0632483679074413" calcext:value-type="float">
            <text:p>0.063248367907441</text:p>
          </table:table-cell>
          <table:table-cell office:value-type="float" office:value="0.0774252813647067" calcext:value-type="float">
            <text:p>0.077425281364707</text:p>
          </table:table-cell>
          <table:table-cell office:value-type="float" office:value="0.0534241505642893" calcext:value-type="float">
            <text:p>0.053424150564289</text:p>
          </table:table-cell>
          <table:table-cell office:value-type="float" office:value="0.0558398836861569" calcext:value-type="float">
            <text:p>0.055839883686157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410946429068326" calcext:value-type="float">
            <text:p>0.041094642906833</text:p>
          </table:table-cell>
          <table:table-cell office:value-type="float" office:value="0.0120948888107534" calcext:value-type="float">
            <text:p>0.012094888810753</text:p>
          </table:table-cell>
          <table:table-cell office:value-type="float" office:value="0.0140931590017072" calcext:value-type="float">
            <text:p>0.014093159001707</text:p>
          </table:table-cell>
          <table:table-cell office:value-type="float" office:value="0.0372247448598581" calcext:value-type="float">
            <text:p>0.037224744859858</text:p>
          </table:table-cell>
          <table:table-cell office:value-type="float" office:value="0.0249374718691876" calcext:value-type="float">
            <text:p>0.024937471869188</text:p>
          </table:table-cell>
          <table:table-cell office:value-type="float" office:value="0.158772529455569" calcext:value-type="float">
            <text:p>0.158772529455569</text:p>
          </table:table-cell>
          <table:table-cell office:value-type="float" office:value="0.0261471469128197" calcext:value-type="float">
            <text:p>0.02614714691282</text:p>
          </table:table-cell>
          <table:table-cell office:value-type="float" office:value="0.0718436909671569" calcext:value-type="float">
            <text:p>0.071843690967157</text:p>
          </table:table-cell>
          <table:table-cell office:value-type="float" office:value="0.157780674989078" calcext:value-type="float">
            <text:p>0.157780674989078</text:p>
          </table:table-cell>
          <table:table-cell office:value-type="float" office:value="0.228642642587808" calcext:value-type="float">
            <text:p>0.228642642587808</text:p>
          </table:table-cell>
          <table:table-cell office:value-type="float" office:value="0.104564679042401" calcext:value-type="float">
            <text:p>0.104564679042401</text:p>
          </table:table-cell>
          <table:table-cell office:value-type="float" office:value="0.0738025786531668" calcext:value-type="float">
            <text:p>0.073802578653167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354121926472844" calcext:value-type="float">
            <text:p>0.035412192647284</text:p>
          </table:table-cell>
          <table:table-cell office:value-type="float" office:value="0.0137421837095477" calcext:value-type="float">
            <text:p>0.013742183709548</text:p>
          </table:table-cell>
          <table:table-cell office:value-type="float" office:value="0.0137070950450634" calcext:value-type="float">
            <text:p>0.013707095045063</text:p>
          </table:table-cell>
          <table:table-cell office:value-type="float" office:value="0.0330693197871122" calcext:value-type="float">
            <text:p>0.033069319787112</text:p>
          </table:table-cell>
          <table:table-cell office:value-type="float" office:value="0.025323924005267" calcext:value-type="float">
            <text:p>0.025323924005267</text:p>
          </table:table-cell>
          <table:table-cell office:value-type="float" office:value="0.143948983185792" calcext:value-type="float">
            <text:p>0.143948983185792</text:p>
          </table:table-cell>
          <table:table-cell office:value-type="float" office:value="0.0207032355441246" calcext:value-type="float">
            <text:p>0.020703235544125</text:p>
          </table:table-cell>
          <table:table-cell office:value-type="float" office:value="0.0375834963452246" calcext:value-type="float">
            <text:p>0.037583496345225</text:p>
          </table:table-cell>
          <table:table-cell office:value-type="float" office:value="0.187360760171495" calcext:value-type="float">
            <text:p>0.187360760171495</text:p>
          </table:table-cell>
          <table:table-cell office:value-type="float" office:value="0.253263005828896" calcext:value-type="float">
            <text:p>0.253263005828896</text:p>
          </table:table-cell>
          <table:table-cell office:value-type="float" office:value="0.109577644573232" calcext:value-type="float">
            <text:p>0.109577644573232</text:p>
          </table:table-cell>
          <table:table-cell office:value-type="float" office:value="0.0696367232226502" calcext:value-type="float">
            <text:p>0.06963672322265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398576041699451" calcext:value-type="float">
            <text:p>0.039857604169945</text:p>
          </table:table-cell>
          <table:table-cell office:value-type="float" office:value="0.0142957779542984" calcext:value-type="float">
            <text:p>0.014295777954298</text:p>
          </table:table-cell>
          <table:table-cell office:value-type="float" office:value="0.012574876119067" calcext:value-type="float">
            <text:p>0.012574876119067</text:p>
          </table:table-cell>
          <table:table-cell office:value-type="float" office:value="0.0336853352962968" calcext:value-type="float">
            <text:p>0.033685335296297</text:p>
          </table:table-cell>
          <table:table-cell office:value-type="float" office:value="0.0274598811333473" calcext:value-type="float">
            <text:p>0.027459881133347</text:p>
          </table:table-cell>
          <table:table-cell office:value-type="float" office:value="0.173632994689215" calcext:value-type="float">
            <text:p>0.173632994689215</text:p>
          </table:table-cell>
          <table:table-cell office:value-type="float" office:value="0.0204275612877117" calcext:value-type="float">
            <text:p>0.020427561287712</text:p>
          </table:table-cell>
          <table:table-cell office:value-type="float" office:value="0.0382748681093625" calcext:value-type="float">
            <text:p>0.038274868109363</text:p>
          </table:table-cell>
          <table:table-cell office:value-type="float" office:value="0.182416175790834" calcext:value-type="float">
            <text:p>0.182416175790834</text:p>
          </table:table-cell>
          <table:table-cell office:value-type="float" office:value="0.274307112659591" calcext:value-type="float">
            <text:p>0.274307112659591</text:p>
          </table:table-cell>
          <table:table-cell office:value-type="float" office:value="0.127897724984288" calcext:value-type="float">
            <text:p>0.127897724984288</text:p>
          </table:table-cell>
          <table:table-cell office:value-type="float" office:value="0.0874469062803154" calcext:value-type="float">
            <text:p>0.087446906280315</text:p>
          </table:table-cell>
        </table:table-row>
        <table:table-row table:style-name="ro1">
          <table:table-cell office:value-type="string" calcext:value-type="string">
            <text:p>reduce(numadefault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all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uce(numa12)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201.60803" calcext:value-type="float">
            <text:p>201.60803</text:p>
          </table:table-cell>
          <table:table-cell office:value-type="float" office:value="110.37803" calcext:value-type="float">
            <text:p>110.37803</text:p>
          </table:table-cell>
          <table:table-cell office:value-type="float" office:value="271.33803" calcext:value-type="float">
            <text:p>271.33803</text:p>
          </table:table-cell>
          <table:table-cell office:value-type="float" office:value="118.04003" calcext:value-type="float">
            <text:p>118.04003</text:p>
          </table:table-cell>
          <table:table-cell office:value-type="float" office:value="31.03803" calcext:value-type="float">
            <text:p>31.03803</text:p>
          </table:table-cell>
          <table:table-cell office:value-type="float" office:value="131.61603" calcext:value-type="float">
            <text:p>131.61603</text:p>
          </table:table-cell>
          <table:table-cell office:value-type="float" office:value="246.18403" calcext:value-type="float">
            <text:p>246.18403</text:p>
          </table:table-cell>
          <table:table-cell office:value-type="float" office:value="35.98103" calcext:value-type="float">
            <text:p>35.98103</text:p>
          </table:table-cell>
          <table:table-cell office:value-type="float" office:value="8.72103" calcext:value-type="float">
            <text:p>8.72103</text:p>
          </table:table-cell>
          <table:table-cell office:value-type="float" office:value="7.66703" calcext:value-type="float">
            <text:p>7.66703</text:p>
          </table:table-cell>
          <table:table-cell office:value-type="float" office:value="14.30703" calcext:value-type="float">
            <text:p>14.30703</text:p>
          </table:table-cell>
          <table:table-cell office:value-type="float" office:value="12.24903" calcext:value-type="float">
            <text:p>12.24903</text:p>
          </table:table-cell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90.78203" calcext:value-type="float">
            <text:p>190.78203</text:p>
          </table:table-cell>
          <table:table-cell office:value-type="float" office:value="104.64203" calcext:value-type="float">
            <text:p>104.64203</text:p>
          </table:table-cell>
          <table:table-cell office:value-type="float" office:value="281.09603" calcext:value-type="float">
            <text:p>281.09603</text:p>
          </table:table-cell>
          <table:table-cell office:value-type="float" office:value="115.36403" calcext:value-type="float">
            <text:p>115.36403</text:p>
          </table:table-cell>
          <table:table-cell office:value-type="float" office:value="30.05103" calcext:value-type="float">
            <text:p>30.05103</text:p>
          </table:table-cell>
          <table:table-cell office:value-type="float" office:value="135.68703" calcext:value-type="float">
            <text:p>135.68703</text:p>
          </table:table-cell>
          <table:table-cell office:value-type="float" office:value="229.72303" calcext:value-type="float">
            <text:p>229.72303</text:p>
          </table:table-cell>
          <table:table-cell office:value-type="float" office:value="38.58103" calcext:value-type="float">
            <text:p>38.58103</text:p>
          </table:table-cell>
          <table:table-cell office:value-type="float" office:value="8.49703" calcext:value-type="float">
            <text:p>8.49703</text:p>
          </table:table-cell>
          <table:table-cell office:value-type="float" office:value="7.73903" calcext:value-type="float">
            <text:p>7.73903</text:p>
          </table:table-cell>
          <table:table-cell office:value-type="float" office:value="13.83503" calcext:value-type="float">
            <text:p>13.83503</text:p>
          </table:table-cell>
          <table:table-cell office:value-type="float" office:value="12.39303" calcext:value-type="float">
            <text:p>12.39303</text:p>
          </table:table-cell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90.95503" calcext:value-type="float">
            <text:p>190.95503</text:p>
          </table:table-cell>
          <table:table-cell office:value-type="float" office:value="104.57703" calcext:value-type="float">
            <text:p>104.57703</text:p>
          </table:table-cell>
          <table:table-cell office:value-type="float" office:value="279.92403" calcext:value-type="float">
            <text:p>279.92403</text:p>
          </table:table-cell>
          <table:table-cell office:value-type="float" office:value="112.80903" calcext:value-type="float">
            <text:p>112.80903</text:p>
          </table:table-cell>
          <table:table-cell office:value-type="float" office:value="30.99103" calcext:value-type="float">
            <text:p>30.99103</text:p>
          </table:table-cell>
          <table:table-cell office:value-type="float" office:value="133.50003" calcext:value-type="float">
            <text:p>133.50003</text:p>
          </table:table-cell>
          <table:table-cell office:value-type="float" office:value="227.73203" calcext:value-type="float">
            <text:p>227.73203</text:p>
          </table:table-cell>
          <table:table-cell office:value-type="float" office:value="38.27603" calcext:value-type="float">
            <text:p>38.27603</text:p>
          </table:table-cell>
          <table:table-cell office:value-type="float" office:value="9.28103" calcext:value-type="float">
            <text:p>9.28103</text:p>
          </table:table-cell>
          <table:table-cell office:value-type="float" office:value="7.82703" calcext:value-type="float">
            <text:p>7.82703</text:p>
          </table:table-cell>
          <table:table-cell office:value-type="float" office:value="13.15903" calcext:value-type="float">
            <text:p>13.15903</text:p>
          </table:table-cell>
          <table:table-cell office:value-type="float" office:value="12.33903" calcext:value-type="float">
            <text:p>12.33903</text:p>
          </table:table-cell>
        </table:table-row>
      </table:table>
      <table:table table:name="update srv7  + reimpl + batchSize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BATCH_PER_NODE 1</text:p>
          </table:table-cell>
          <table:table-cell/>
          <table:table-cell office:value-type="string" calcext:value-type="string">
            <text:p>BATCH_PER_NODE 2</text:p>
          </table:table-cell>
          <table:table-cell/>
          <table:table-cell office:value-type="string" calcext:value-type="string">
            <text:p>BATCH_PER_NODE 8</text:p>
          </table:table-cell>
          <table:table-cell/>
          <table:table-cell office:value-type="string" calcext:value-type="string">
            <text:p>BATCH_PER_NODE 8</text:p>
          </table:table-cell>
          <table:table-cell/>
          <table:table-cell office:value-type="string" calcext:value-type="string">
            <text:p>BATCH_PER_NODE 16</text:p>
          </table:table-cell>
          <table:table-cell/>
          <table:table-cell office:value-type="string" calcext:value-type="string">
            <text:p>acc vs 1 Rank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 table:style-name="ce1" office:value-type="string" calcext:value-type="string">
            <text:p>BW (GB/sec)</text:p>
          </table:table-cell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179208454064257" calcext:value-type="float">
            <text:p>0.179208454064257</text:p>
          </table:table-cell>
          <table:table-cell/>
          <table:table-cell office:value-type="float" office:value="0.188035157916938" calcext:value-type="float">
            <text:p>0.188035157916938</text:p>
          </table:table-cell>
          <table:table-cell/>
          <table:table-cell office:value-type="float" office:value="0.237602479309908" calcext:value-type="float">
            <text:p>0.237602479309908</text:p>
          </table:table-cell>
          <table:table-cell/>
          <table:table-cell office:value-type="float" office:value="0.242681448925636" calcext:value-type="float">
            <text:p>0.242681448925636</text:p>
          </table:table-cell>
          <table:table-cell/>
          <table:table-cell office:value-type="float" office:value="0.243566177010205" calcext:value-type="float">
            <text:p>0.243566177010205</text:p>
          </table:table-cell>
          <table:table-cell/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184401246951274" calcext:value-type="float">
            <text:p>0.184401246951274</text:p>
          </table:table-cell>
          <table:table-cell/>
          <table:table-cell office:value-type="float" office:value="0.191803138361697" calcext:value-type="float">
            <text:p>0.191803138361697</text:p>
          </table:table-cell>
          <table:table-cell/>
          <table:table-cell office:value-type="float" office:value="0.268483176905229" calcext:value-type="float">
            <text:p>0.268483176905229</text:p>
          </table:table-cell>
          <table:table-cell/>
          <table:table-cell office:value-type="float" office:value="0.279005114791276" calcext:value-type="float">
            <text:p>0.279005114791276</text:p>
          </table:table-cell>
          <table:table-cell/>
          <table:table-cell office:value-type="float" office:value="0.279019535445626" calcext:value-type="float">
            <text:p>0.279019535445626</text:p>
          </table:table-cell>
          <table:table-cell/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166844107823628" calcext:value-type="float">
            <text:p>0.166844107823628</text:p>
          </table:table-cell>
          <table:table-cell/>
          <table:table-cell office:value-type="float" office:value="0.167077295793927" calcext:value-type="float">
            <text:p>0.167077295793927</text:p>
          </table:table-cell>
          <table:table-cell/>
          <table:table-cell office:value-type="float" office:value="0.175964937701082" calcext:value-type="float">
            <text:p>0.175964937701082</text:p>
          </table:table-cell>
          <table:table-cell/>
          <table:table-cell office:value-type="float" office:value="0.176977607288947" calcext:value-type="float">
            <text:p>0.176977607288947</text:p>
          </table:table-cell>
          <table:table-cell/>
          <table:table-cell office:value-type="float" office:value="0.176178023214585" calcext:value-type="float">
            <text:p>0.176178023214585</text:p>
          </table:table-cell>
          <table:table-cell/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776031049993939" calcext:value-type="float">
            <text:p>0.776031049993939</text:p>
          </table:table-cell>
          <table:table-cell/>
          <table:table-cell office:value-type="float" office:value="0.771844513965153" calcext:value-type="float">
            <text:p>0.771844513965153</text:p>
          </table:table-cell>
          <table:table-cell/>
          <table:table-cell office:value-type="float" office:value="0.728736772013545" calcext:value-type="float">
            <text:p>0.728736772013545</text:p>
          </table:table-cell>
          <table:table-cell/>
          <table:table-cell office:value-type="float" office:value="0.727872231213983" calcext:value-type="float">
            <text:p>0.727872231213983</text:p>
          </table:table-cell>
          <table:table-cell/>
          <table:table-cell office:value-type="float" office:value="0.730491454237717" calcext:value-type="float">
            <text:p>0.730491454237717</text:p>
          </table:table-cell>
          <table:table-cell/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770624023199247" calcext:value-type="float">
            <text:p>0.770624023199247</text:p>
          </table:table-cell>
          <table:table-cell/>
          <table:table-cell office:value-type="float" office:value="0.763028930133652" calcext:value-type="float">
            <text:p>0.763028930133652</text:p>
          </table:table-cell>
          <table:table-cell/>
          <table:table-cell office:value-type="float" office:value="0.698089353676754" calcext:value-type="float">
            <text:p>0.698089353676754</text:p>
          </table:table-cell>
          <table:table-cell/>
          <table:table-cell office:value-type="float" office:value="0.691442979240424" calcext:value-type="float">
            <text:p>0.691442979240424</text:p>
          </table:table-cell>
          <table:table-cell/>
          <table:table-cell office:value-type="float" office:value="0.695123314526061" calcext:value-type="float">
            <text:p>0.695123314526061</text:p>
          </table:table-cell>
          <table:table-cell/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792296247510671" calcext:value-type="float">
            <text:p>0.792296247510671</text:p>
          </table:table-cell>
          <table:table-cell/>
          <table:table-cell office:value-type="float" office:value="0.790101171820615" calcext:value-type="float">
            <text:p>0.790101171820615</text:p>
          </table:table-cell>
          <table:table-cell/>
          <table:table-cell office:value-type="float" office:value="0.796071799379573" calcext:value-type="float">
            <text:p>0.796071799379573</text:p>
          </table:table-cell>
          <table:table-cell/>
          <table:table-cell office:value-type="float" office:value="0.799778253027221" calcext:value-type="float">
            <text:p>0.799778253027221</text:p>
          </table:table-cell>
          <table:table-cell/>
          <table:table-cell office:value-type="float" office:value="0.804483586060046" calcext:value-type="float">
            <text:p>0.804483586060046</text:p>
          </table:table-cell>
          <table:table-cell table:style-name="ce1" table:formula="of:=0.000000001*(4*1000000* ([.$A$3]/64) *([.J20]/64))/[.J5]" office:value-type="float" office:value="0.00410566036826247" calcext:value-type="float">
            <text:p>0.004105660368262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447604959418044" calcext:value-type="float">
            <text:p>0.044760495941804</text:p>
          </table:table-cell>
          <table:table-cell/>
          <table:table-cell office:value-type="float" office:value="0.0401203281179086" calcext:value-type="float">
            <text:p>0.040120328117909</text:p>
          </table:table-cell>
          <table:table-cell/>
          <table:table-cell office:value-type="float" office:value="0.0336607486765466" calcext:value-type="float">
            <text:p>0.033660748676547</text:p>
          </table:table-cell>
          <table:table-cell/>
          <table:table-cell office:value-type="float" office:value="0.0294463198603811" calcext:value-type="float">
            <text:p>0.029446319860381</text:p>
          </table:table-cell>
          <table:table-cell/>
          <table:table-cell office:value-type="float" office:value="0.0259423687520779" calcext:value-type="float">
            <text:p>0.025942368752078</text:p>
          </table:table-cell>
          <table:table-cell table:style-name="ce1" table:formula="of:=0.000000001*(4*1000000* ([.$A$3]/64) *([.J21]/64))/[.J6]" office:value-type="float" office:value="0.00358397844223662" calcext:value-type="float">
            <text:p>0.003583978442237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449747298494784" calcext:value-type="float">
            <text:p>0.044974729849478</text:p>
          </table:table-cell>
          <table:table-cell/>
          <table:table-cell office:value-type="float" office:value="0.0451679315046506" calcext:value-type="float">
            <text:p>0.045167931504651</text:p>
          </table:table-cell>
          <table:table-cell/>
          <table:table-cell office:value-type="float" office:value="0.033427469418017" calcext:value-type="float">
            <text:p>0.033427469418017</text:p>
          </table:table-cell>
          <table:table-cell/>
          <table:table-cell office:value-type="float" office:value="0.0295519059683001" calcext:value-type="float">
            <text:p>0.0295519059683</text:p>
          </table:table-cell>
          <table:table-cell/>
          <table:table-cell office:value-type="float" office:value="0.025857150028313" calcext:value-type="float">
            <text:p>0.025857150028313</text:p>
          </table:table-cell>
          <table:table-cell table:style-name="ce1" table:formula="of:=0.000000001*(4*1000000* ([.$A$3]/64) *([.J22]/64))/[.J7]" office:value-type="float" office:value="0.00567607685540891" calcext:value-type="float">
            <text:p>0.005676076855409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408596446657016" calcext:value-type="float">
            <text:p>0.040859644665702</text:p>
          </table:table-cell>
          <table:table-cell/>
          <table:table-cell office:value-type="float" office:value="0.0428215323854584" calcext:value-type="float">
            <text:p>0.042821532385458</text:p>
          </table:table-cell>
          <table:table-cell/>
          <table:table-cell office:value-type="float" office:value="0.0279632629193448" calcext:value-type="float">
            <text:p>0.027963262919345</text:p>
          </table:table-cell>
          <table:table-cell/>
          <table:table-cell office:value-type="float" office:value="0.0232441396838321" calcext:value-type="float">
            <text:p>0.023244139683832</text:p>
          </table:table-cell>
          <table:table-cell/>
          <table:table-cell office:value-type="float" office:value="0.019338390725369" calcext:value-type="float">
            <text:p>0.019338390725369</text:p>
          </table:table-cell>
          <table:table-cell/>
        </table:table-row>
        <table:table-row table:style-name="ro1">
          <table:table-cell office:value-type="string" calcext:value-type="string">
            <text:p>reduce(numadefault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all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12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95.93303" calcext:value-type="float">
            <text:p>95.93303</text:p>
          </table:table-cell>
          <table:table-cell/>
          <table:table-cell office:value-type="float" office:value="189.55503" calcext:value-type="float">
            <text:p>189.55503</text:p>
          </table:table-cell>
          <table:table-cell/>
          <table:table-cell office:value-type="float" office:value="399.01103" calcext:value-type="float">
            <text:p>399.01103</text:p>
          </table:table-cell>
          <table:table-cell/>
          <table:table-cell office:value-type="float" office:value="796.09303" calcext:value-type="float">
            <text:p>796.09303</text:p>
          </table:table-cell>
          <table:table-cell/>
          <table:table-cell office:value-type="float" office:value="1584.05003" calcext:value-type="float">
            <text:p>1584.05003</text:p>
          </table:table-cell>
          <table:table-cell/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96.61003" calcext:value-type="float">
            <text:p>96.61003</text:p>
          </table:table-cell>
          <table:table-cell/>
          <table:table-cell office:value-type="float" office:value="191.70703" calcext:value-type="float">
            <text:p>191.70703</text:p>
          </table:table-cell>
          <table:table-cell/>
          <table:table-cell office:value-type="float" office:value="416.51403" calcext:value-type="float">
            <text:p>416.51403</text:p>
          </table:table-cell>
          <table:table-cell/>
          <table:table-cell office:value-type="float" office:value="838.08503" calcext:value-type="float">
            <text:p>838.08503</text:p>
          </table:table-cell>
          <table:table-cell/>
          <table:table-cell office:value-type="float" office:value="1664.80103" calcext:value-type="float">
            <text:p>1664.80103</text:p>
          </table:table-cell>
          <table:table-cell/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93.95603" calcext:value-type="float">
            <text:p>93.95603</text:p>
          </table:table-cell>
          <table:table-cell/>
          <table:table-cell office:value-type="float" office:value="185.09403" calcext:value-type="float">
            <text:p>185.09403</text:p>
          </table:table-cell>
          <table:table-cell/>
          <table:table-cell office:value-type="float" office:value="365.15803" calcext:value-type="float">
            <text:p>365.15803</text:p>
          </table:table-cell>
          <table:table-cell/>
          <table:table-cell office:value-type="float" office:value="724.31203" calcext:value-type="float">
            <text:p>724.31203</text:p>
          </table:table-cell>
          <table:table-cell/>
          <table:table-cell office:value-type="float" office:value="1438.17603" calcext:value-type="float">
            <text:p>1438.17603</text:p>
          </table:table-cell>
          <table:table-cell/>
        </table:table-row>
        <table:table-row table:style-name="ro1">
          <table:table-cell office:value-type="string" calcext:value-type="string">
            <text:p>batch_size(numadefault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atch_size(numaall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atch_size(numa12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atch/sec(numadefault)</text:p>
          </table:table-cell>
          <table:table-cell office:value-type="float" office:value="0.0104239384495622" calcext:value-type="float">
            <text:p>0.010423938449562</text:p>
          </table:table-cell>
          <table:table-cell/>
          <table:table-cell office:value-type="float" office:value="0.0105510257364313" calcext:value-type="float">
            <text:p>0.010551025736431</text:p>
          </table:table-cell>
          <table:table-cell/>
          <table:table-cell office:value-type="float" office:value="0.0100247855303649" calcext:value-type="float">
            <text:p>0.010024785530365</text:p>
          </table:table-cell>
          <table:table-cell/>
          <table:table-cell office:value-type="float" office:value="0.0100490768019913" calcext:value-type="float">
            <text:p>0.010049076801991</text:p>
          </table:table-cell>
          <table:table-cell/>
          <table:table-cell office:value-type="float" office:value="0.0101006910747636" calcext:value-type="float">
            <text:p>0.010100691074764</text:p>
          </table:table-cell>
          <table:table-cell/>
        </table:table-row>
        <table:table-row table:style-name="ro1">
          <table:table-cell office:value-type="string" calcext:value-type="string">
            <text:p>batch/sec(numaall)</text:p>
          </table:table-cell>
          <table:table-cell office:value-type="float" office:value="0.0103508921382179" calcext:value-type="float">
            <text:p>0.010350892138218</text:p>
          </table:table-cell>
          <table:table-cell/>
          <table:table-cell office:value-type="float" office:value="0.0104325855968871" calcext:value-type="float">
            <text:p>0.010432585596887</text:p>
          </table:table-cell>
          <table:table-cell/>
          <table:table-cell office:value-type="float" office:value="0.00960351803755566" calcext:value-type="float">
            <text:p>0.009603518037556</text:p>
          </table:table-cell>
          <table:table-cell/>
          <table:table-cell office:value-type="float" office:value="0.00954557081159176" calcext:value-type="float">
            <text:p>0.009545570811592</text:p>
          </table:table-cell>
          <table:table-cell/>
          <table:table-cell office:value-type="float" office:value="0.00961075810963428" calcext:value-type="float">
            <text:p>0.009610758109634</text:p>
          </table:table-cell>
          <table:table-cell/>
        </table:table-row>
        <table:table-row table:style-name="ro1">
          <table:table-cell office:value-type="string" calcext:value-type="string">
            <text:p>batch/sec(numa12)</text:p>
          </table:table-cell>
          <table:table-cell office:value-type="float" office:value="0.0106432764347323" calcext:value-type="float">
            <text:p>0.010643276434732</text:p>
          </table:table-cell>
          <table:table-cell/>
          <table:table-cell office:value-type="float" office:value="0.0108053187885098" calcext:value-type="float">
            <text:p>0.01080531878851</text:p>
          </table:table-cell>
          <table:table-cell/>
          <table:table-cell office:value-type="float" office:value="0.0109541614078705" calcext:value-type="float">
            <text:p>0.010954161407871</text:p>
          </table:table-cell>
          <table:table-cell/>
          <table:table-cell office:value-type="float" office:value="0.0110449635911749" calcext:value-type="float">
            <text:p>0.011044963591175</text:p>
          </table:table-cell>
          <table:table-cell/>
          <table:table-cell office:value-type="float" office:value="0.0111252028028864" calcext:value-type="float">
            <text:p>0.011125202802886</text:p>
          </table:table-cell>
          <table:table-cell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292327039455487" calcext:value-type="float">
            <text:p>0.292327039455487</text:p>
          </table:table-cell>
          <table:table-cell/>
          <table:table-cell office:value-type="float" office:value="0.297463279755494" calcext:value-type="float">
            <text:p>0.297463279755494</text:p>
          </table:table-cell>
          <table:table-cell/>
          <table:table-cell office:value-type="float" office:value="0.377385122964725" calcext:value-type="float">
            <text:p>0.377385122964725</text:p>
          </table:table-cell>
          <table:table-cell/>
          <table:table-cell office:value-type="float" office:value="0.382363983479602" calcext:value-type="float">
            <text:p>0.382363983479602</text:p>
          </table:table-cell>
          <table:table-cell/>
          <table:table-cell office:value-type="float" office:value="0.384632198490546" calcext:value-type="float">
            <text:p>0.384632198490546</text:p>
          </table:table-cell>
          <table:table-cell/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290882950553594" calcext:value-type="float">
            <text:p>0.290882950553594</text:p>
          </table:table-cell>
          <table:table-cell/>
          <table:table-cell office:value-type="float" office:value="0.304378728393712" calcext:value-type="float">
            <text:p>0.304378728393712</text:p>
          </table:table-cell>
          <table:table-cell/>
          <table:table-cell office:value-type="float" office:value="0.420732751455845" calcext:value-type="float">
            <text:p>0.420732751455845</text:p>
          </table:table-cell>
          <table:table-cell/>
          <table:table-cell office:value-type="float" office:value="0.429602706710428" calcext:value-type="float">
            <text:p>0.429602706710428</text:p>
          </table:table-cell>
          <table:table-cell/>
          <table:table-cell office:value-type="float" office:value="0.430065293739455" calcext:value-type="float">
            <text:p>0.430065293739455</text:p>
          </table:table-cell>
          <table:table-cell/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262702962702151" calcext:value-type="float">
            <text:p>0.262702962702151</text:p>
          </table:table-cell>
          <table:table-cell/>
          <table:table-cell office:value-type="float" office:value="0.270139280016044" calcext:value-type="float">
            <text:p>0.270139280016044</text:p>
          </table:table-cell>
          <table:table-cell/>
          <table:table-cell office:value-type="float" office:value="0.288451372752317" calcext:value-type="float">
            <text:p>0.288451372752317</text:p>
          </table:table-cell>
          <table:table-cell/>
          <table:table-cell office:value-type="float" office:value="0.292952490716436" calcext:value-type="float">
            <text:p>0.292952490716436</text:p>
          </table:table-cell>
          <table:table-cell/>
          <table:table-cell office:value-type="float" office:value="0.295492682883356" calcext:value-type="float">
            <text:p>0.295492682883356</text:p>
          </table:table-cell>
          <table:table-cell/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640619405664705" calcext:value-type="float">
            <text:p>0.640619405664705</text:p>
          </table:table-cell>
          <table:table-cell/>
          <table:table-cell office:value-type="float" office:value="0.638041238610745" calcext:value-type="float">
            <text:p>0.638041238610745</text:p>
          </table:table-cell>
          <table:table-cell/>
          <table:table-cell office:value-type="float" office:value="0.573130035539995" calcext:value-type="float">
            <text:p>0.573130035539995</text:p>
          </table:table-cell>
          <table:table-cell/>
          <table:table-cell office:value-type="float" office:value="0.575419436705855" calcext:value-type="float">
            <text:p>0.575419436705855</text:p>
          </table:table-cell>
          <table:table-cell/>
          <table:table-cell office:value-type="float" office:value="0.577286162072983" calcext:value-type="float">
            <text:p>0.577286162072983</text:p>
          </table:table-cell>
          <table:table-cell/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637046915649363" calcext:value-type="float">
            <text:p>0.637046915649363</text:p>
          </table:table-cell>
          <table:table-cell/>
          <table:table-cell office:value-type="float" office:value="0.60784725899385" calcext:value-type="float">
            <text:p>0.60784725899385</text:p>
          </table:table-cell>
          <table:table-cell/>
          <table:table-cell office:value-type="float" office:value="0.531896114860305" calcext:value-type="float">
            <text:p>0.531896114860305</text:p>
          </table:table-cell>
          <table:table-cell/>
          <table:table-cell office:value-type="float" office:value="0.531090870646547" calcext:value-type="float">
            <text:p>0.531090870646547</text:p>
          </table:table-cell>
          <table:table-cell/>
          <table:table-cell office:value-type="float" office:value="0.53264776528424" calcext:value-type="float">
            <text:p>0.53264776528424</text:p>
          </table:table-cell>
          <table:table-cell/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663737645743717" calcext:value-type="float">
            <text:p>0.663737645743717</text:p>
          </table:table-cell>
          <table:table-cell/>
          <table:table-cell office:value-type="float" office:value="0.65504199804124" calcext:value-type="float">
            <text:p>0.65504199804124</text:p>
          </table:table-cell>
          <table:table-cell/>
          <table:table-cell office:value-type="float" office:value="0.66531379842966" calcext:value-type="float">
            <text:p>0.66531379842966</text:p>
          </table:table-cell>
          <table:table-cell/>
          <table:table-cell office:value-type="float" office:value="0.669800269544032" calcext:value-type="float">
            <text:p>0.669800269544032</text:p>
          </table:table-cell>
          <table:table-cell/>
          <table:table-cell office:value-type="float" office:value="0.67469318857735" calcext:value-type="float">
            <text:p>0.67469318857735</text:p>
          </table:table-cell>
          <table:table-cell/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0670535548798078" calcext:value-type="float">
            <text:p>0.067053554879808</text:p>
          </table:table-cell>
          <table:table-cell/>
          <table:table-cell office:value-type="float" office:value="0.0644954816337606" calcext:value-type="float">
            <text:p>0.064495481633761</text:p>
          </table:table-cell>
          <table:table-cell/>
          <table:table-cell office:value-type="float" office:value="0.0494848414952795" calcext:value-type="float">
            <text:p>0.04948484149528</text:p>
          </table:table-cell>
          <table:table-cell/>
          <table:table-cell office:value-type="float" office:value="0.0422165798145433" calcext:value-type="float">
            <text:p>0.042216579814543</text:p>
          </table:table-cell>
          <table:table-cell/>
          <table:table-cell office:value-type="float" office:value="0.0380816394364715" calcext:value-type="float">
            <text:p>0.038081639436472</text:p>
          </table:table-cell>
          <table:table-cell/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720701337970428" calcext:value-type="float">
            <text:p>0.072070133797043</text:p>
          </table:table-cell>
          <table:table-cell/>
          <table:table-cell office:value-type="float" office:value="0.0877740126124381" calcext:value-type="float">
            <text:p>0.087774012612438</text:p>
          </table:table-cell>
          <table:table-cell/>
          <table:table-cell office:value-type="float" office:value="0.0473711336838497" calcext:value-type="float">
            <text:p>0.04737113368385</text:p>
          </table:table-cell>
          <table:table-cell/>
          <table:table-cell office:value-type="float" office:value="0.0393064226430246" calcext:value-type="float">
            <text:p>0.039306422643025</text:p>
          </table:table-cell>
          <table:table-cell/>
          <table:table-cell office:value-type="float" office:value="0.0372869409763052" calcext:value-type="float">
            <text:p>0.037286940976305</text:p>
          </table:table-cell>
          <table:table-cell/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0735593915541325" calcext:value-type="float">
            <text:p>0.073559391554133</text:p>
          </table:table-cell>
          <table:table-cell/>
          <table:table-cell office:value-type="float" office:value="0.0748187219427161" calcext:value-type="float">
            <text:p>0.074818721942716</text:p>
          </table:table-cell>
          <table:table-cell/>
          <table:table-cell office:value-type="float" office:value="0.0462348288180232" calcext:value-type="float">
            <text:p>0.046234828818023</text:p>
          </table:table-cell>
          <table:table-cell/>
          <table:table-cell office:value-type="float" office:value="0.0372472397395317" calcext:value-type="float">
            <text:p>0.037247239739532</text:p>
          </table:table-cell>
          <table:table-cell/>
          <table:table-cell office:value-type="float" office:value="0.0298141285392941" calcext:value-type="float">
            <text:p>0.029814128539294</text:p>
          </table:table-cell>
          <table:table-cell/>
        </table:table-row>
        <table:table-row table:style-name="ro1">
          <table:table-cell office:value-type="string" calcext:value-type="string">
            <text:p>reduce(numadefault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all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12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16.16103" calcext:value-type="float">
            <text:p>116.16103</text:p>
          </table:table-cell>
          <table:table-cell/>
          <table:table-cell office:value-type="float" office:value="229.27203" calcext:value-type="float">
            <text:p>229.27203</text:p>
          </table:table-cell>
          <table:table-cell/>
          <table:table-cell office:value-type="float" office:value="507.20603" calcext:value-type="float">
            <text:p>507.20603</text:p>
          </table:table-cell>
          <table:table-cell/>
          <table:table-cell office:value-type="float" office:value="1006.69003" calcext:value-type="float">
            <text:p>1006.69003</text:p>
          </table:table-cell>
          <table:table-cell/>
          <table:table-cell office:value-type="float" office:value="2003.74803" calcext:value-type="float">
            <text:p>2003.74803</text:p>
          </table:table-cell>
          <table:table-cell/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16.80303" calcext:value-type="float">
            <text:p>116.80303</text:p>
          </table:table-cell>
          <table:table-cell/>
          <table:table-cell office:value-type="float" office:value="240.61803" calcext:value-type="float">
            <text:p>240.61803</text:p>
          </table:table-cell>
          <table:table-cell/>
          <table:table-cell office:value-type="float" office:value="546.43003" calcext:value-type="float">
            <text:p>546.43003</text:p>
          </table:table-cell>
          <table:table-cell/>
          <table:table-cell office:value-type="float" office:value="1090.73803" calcext:value-type="float">
            <text:p>1090.73803</text:p>
          </table:table-cell>
          <table:table-cell/>
          <table:table-cell office:value-type="float" office:value="2171.83303" calcext:value-type="float">
            <text:p>2171.83303</text:p>
          </table:table-cell>
          <table:table-cell/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12.10003" calcext:value-type="float">
            <text:p>112.10003</text:p>
          </table:table-cell>
          <table:table-cell/>
          <table:table-cell office:value-type="float" office:value="223.23303" calcext:value-type="float">
            <text:p>223.23303</text:p>
          </table:table-cell>
          <table:table-cell/>
          <table:table-cell office:value-type="float" office:value="436.85703" calcext:value-type="float">
            <text:p>436.85703</text:p>
          </table:table-cell>
          <table:table-cell/>
          <table:table-cell office:value-type="float" office:value="864.81603" calcext:value-type="float">
            <text:p>864.81603</text:p>
          </table:table-cell>
          <table:table-cell/>
          <table:table-cell office:value-type="float" office:value="1714.52303" calcext:value-type="float">
            <text:p>1714.52303</text:p>
          </table:table-cell>
          <table:table-cell/>
        </table:table-row>
        <table:table-row table:style-name="ro1">
          <table:table-cell office:value-type="string" calcext:value-type="string">
            <text:p>batch_size(numadefault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atch_size(numaall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atch_size(numa12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atch/sec(numadefault)</text:p>
          </table:table-cell>
          <table:table-cell office:value-type="float" office:value="0.0172174781852399" calcext:value-type="float">
            <text:p>0.01721747818524</text:p>
          </table:table-cell>
          <table:table-cell/>
          <table:table-cell office:value-type="float" office:value="0.0174465241137351" calcext:value-type="float">
            <text:p>0.017446524113735</text:p>
          </table:table-cell>
          <table:table-cell/>
          <table:table-cell office:value-type="float" office:value="0.0157726831441653" calcext:value-type="float">
            <text:p>0.015772683144165</text:p>
          </table:table-cell>
          <table:table-cell/>
          <table:table-cell office:value-type="float" office:value="0.0158936708651023" calcext:value-type="float">
            <text:p>0.015893670865102</text:p>
          </table:table-cell>
          <table:table-cell/>
          <table:table-cell office:value-type="float" office:value="0.0159700718458099" calcext:value-type="float">
            <text:p>0.01597007184581</text:p>
          </table:table-cell>
          <table:table-cell/>
        </table:table-row>
        <table:table-row table:style-name="ro1">
          <table:table-cell office:value-type="string" calcext:value-type="string">
            <text:p>batch/sec(numaall)</text:p>
          </table:table-cell>
          <table:table-cell office:value-type="float" office:value="0.0171228434741804" calcext:value-type="float">
            <text:p>0.01712284347418</text:p>
          </table:table-cell>
          <table:table-cell/>
          <table:table-cell office:value-type="float" office:value="0.016623858153938" calcext:value-type="float">
            <text:p>0.016623858153938</text:p>
          </table:table-cell>
          <table:table-cell/>
          <table:table-cell office:value-type="float" office:value="0.0146404837962511" calcext:value-type="float">
            <text:p>0.014640483796251</text:p>
          </table:table-cell>
          <table:table-cell/>
          <table:table-cell office:value-type="float" office:value="0.0146689668462371" calcext:value-type="float">
            <text:p>0.014668966846237</text:p>
          </table:table-cell>
          <table:table-cell/>
          <table:table-cell office:value-type="float" office:value="0.0147340976760078" calcext:value-type="float">
            <text:p>0.014734097676008</text:p>
          </table:table-cell>
          <table:table-cell/>
        </table:table-row>
        <table:table-row table:style-name="ro1">
          <table:table-cell office:value-type="string" calcext:value-type="string">
            <text:p>batch/sec(numa12)</text:p>
          </table:table-cell>
          <table:table-cell office:value-type="float" office:value="0.0178412084278657" calcext:value-type="float">
            <text:p>0.017841208427866</text:p>
          </table:table-cell>
          <table:table-cell/>
          <table:table-cell office:value-type="float" office:value="0.0179184953051079" calcext:value-type="float">
            <text:p>0.017918495305108</text:p>
          </table:table-cell>
          <table:table-cell/>
          <table:table-cell office:value-type="float" office:value="0.0183126273600313" calcext:value-type="float">
            <text:p>0.018312627360031</text:p>
          </table:table-cell>
          <table:table-cell/>
          <table:table-cell office:value-type="float" office:value="0.0185010446672687" calcext:value-type="float">
            <text:p>0.018501044667269</text:p>
          </table:table-cell>
          <table:table-cell/>
          <table:table-cell office:value-type="float" office:value="0.0186640829199011" calcext:value-type="float">
            <text:p>0.018664082919901</text:p>
          </table:table-cell>
          <table:table-cell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284837381175623" calcext:value-type="float">
            <text:p>0.284837381175623</text:p>
          </table:table-cell>
          <table:table-cell/>
          <table:table-cell office:value-type="float" office:value="0.290370044806459" calcext:value-type="float">
            <text:p>0.290370044806459</text:p>
          </table:table-cell>
          <table:table-cell/>
          <table:table-cell office:value-type="float" office:value="0.36309437648054" calcext:value-type="float">
            <text:p>0.36309437648054</text:p>
          </table:table-cell>
          <table:table-cell/>
          <table:table-cell office:value-type="float" office:value="0.377788544989532" calcext:value-type="float">
            <text:p>0.377788544989532</text:p>
          </table:table-cell>
          <table:table-cell/>
          <table:table-cell office:value-type="float" office:value="0.379945605611156" calcext:value-type="float">
            <text:p>0.379945605611156</text:p>
          </table:table-cell>
          <table:table-cell/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308152254560534" calcext:value-type="float">
            <text:p>0.308152254560534</text:p>
          </table:table-cell>
          <table:table-cell/>
          <table:table-cell office:value-type="float" office:value="0.311176028491549" calcext:value-type="float">
            <text:p>0.311176028491549</text:p>
          </table:table-cell>
          <table:table-cell/>
          <table:table-cell office:value-type="float" office:value="0.405015934467318" calcext:value-type="float">
            <text:p>0.405015934467318</text:p>
          </table:table-cell>
          <table:table-cell/>
          <table:table-cell office:value-type="float" office:value="0.426716146910366" calcext:value-type="float">
            <text:p>0.426716146910366</text:p>
          </table:table-cell>
          <table:table-cell/>
          <table:table-cell office:value-type="float" office:value="0.427826596278195" calcext:value-type="float">
            <text:p>0.427826596278195</text:p>
          </table:table-cell>
          <table:table-cell/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287296575344733" calcext:value-type="float">
            <text:p>0.287296575344733</text:p>
          </table:table-cell>
          <table:table-cell/>
          <table:table-cell office:value-type="float" office:value="0.294438284021687" calcext:value-type="float">
            <text:p>0.294438284021687</text:p>
          </table:table-cell>
          <table:table-cell/>
          <table:table-cell office:value-type="float" office:value="0.337337744215189" calcext:value-type="float">
            <text:p>0.337337744215189</text:p>
          </table:table-cell>
          <table:table-cell/>
          <table:table-cell office:value-type="float" office:value="0.345917466574813" calcext:value-type="float">
            <text:p>0.345917466574813</text:p>
          </table:table-cell>
          <table:table-cell/>
          <table:table-cell office:value-type="float" office:value="0.352577698831032" calcext:value-type="float">
            <text:p>0.352577698831032</text:p>
          </table:table-cell>
          <table:table-cell/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614742042429745" calcext:value-type="float">
            <text:p>0.614742042429745</text:p>
          </table:table-cell>
          <table:table-cell/>
          <table:table-cell office:value-type="float" office:value="0.61640344117182" calcext:value-type="float">
            <text:p>0.61640344117182</text:p>
          </table:table-cell>
          <table:table-cell/>
          <table:table-cell office:value-type="float" office:value="0.567409377652899" calcext:value-type="float">
            <text:p>0.567409377652899</text:p>
          </table:table-cell>
          <table:table-cell/>
          <table:table-cell office:value-type="float" office:value="0.564721567609916" calcext:value-type="float">
            <text:p>0.564721567609916</text:p>
          </table:table-cell>
          <table:table-cell/>
          <table:table-cell office:value-type="float" office:value="0.566963174929044" calcext:value-type="float">
            <text:p>0.566963174929044</text:p>
          </table:table-cell>
          <table:table-cell/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600440510185547" calcext:value-type="float">
            <text:p>0.600440510185547</text:p>
          </table:table-cell>
          <table:table-cell/>
          <table:table-cell office:value-type="float" office:value="0.607484445875336" calcext:value-type="float">
            <text:p>0.607484445875336</text:p>
          </table:table-cell>
          <table:table-cell/>
          <table:table-cell office:value-type="float" office:value="0.53061886624061" calcext:value-type="float">
            <text:p>0.53061886624061</text:p>
          </table:table-cell>
          <table:table-cell/>
          <table:table-cell office:value-type="float" office:value="0.528481044856245" calcext:value-type="float">
            <text:p>0.528481044856245</text:p>
          </table:table-cell>
          <table:table-cell/>
          <table:table-cell office:value-type="float" office:value="0.522402517848583" calcext:value-type="float">
            <text:p>0.522402517848583</text:p>
          </table:table-cell>
          <table:table-cell/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600555347320941" calcext:value-type="float">
            <text:p>0.600555347320941</text:p>
          </table:table-cell>
          <table:table-cell/>
          <table:table-cell office:value-type="float" office:value="0.596452902059587" calcext:value-type="float">
            <text:p>0.596452902059587</text:p>
          </table:table-cell>
          <table:table-cell/>
          <table:table-cell office:value-type="float" office:value="0.588077806492581" calcext:value-type="float">
            <text:p>0.588077806492581</text:p>
          </table:table-cell>
          <table:table-cell/>
          <table:table-cell office:value-type="float" office:value="0.594198875660791" calcext:value-type="float">
            <text:p>0.594198875660791</text:p>
          </table:table-cell>
          <table:table-cell/>
          <table:table-cell office:value-type="float" office:value="0.601418753432592" calcext:value-type="float">
            <text:p>0.601418753432592</text:p>
          </table:table-cell>
          <table:table-cell/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100420576394632" calcext:value-type="float">
            <text:p>0.100420576394632</text:p>
          </table:table-cell>
          <table:table-cell/>
          <table:table-cell office:value-type="float" office:value="0.0932265140217209" calcext:value-type="float">
            <text:p>0.093226514021721</text:p>
          </table:table-cell>
          <table:table-cell/>
          <table:table-cell office:value-type="float" office:value="0.0694962458665607" calcext:value-type="float">
            <text:p>0.069496245866561</text:p>
          </table:table-cell>
          <table:table-cell/>
          <table:table-cell office:value-type="float" office:value="0.0574898874005517" calcext:value-type="float">
            <text:p>0.057489887400552</text:p>
          </table:table-cell>
          <table:table-cell/>
          <table:table-cell office:value-type="float" office:value="0.0530912194598001" calcext:value-type="float">
            <text:p>0.0530912194598</text:p>
          </table:table-cell>
          <table:table-cell/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0914072352539191" calcext:value-type="float">
            <text:p>0.091407235253919</text:p>
          </table:table-cell>
          <table:table-cell/>
          <table:table-cell office:value-type="float" office:value="0.0813395256331152" calcext:value-type="float">
            <text:p>0.081339525633115</text:p>
          </table:table-cell>
          <table:table-cell/>
          <table:table-cell office:value-type="float" office:value="0.0643651992920725" calcext:value-type="float">
            <text:p>0.064365199292073</text:p>
          </table:table-cell>
          <table:table-cell/>
          <table:table-cell office:value-type="float" office:value="0.044802808233389" calcext:value-type="float">
            <text:p>0.044802808233389</text:p>
          </table:table-cell>
          <table:table-cell/>
          <table:table-cell office:value-type="float" office:value="0.0497708858732222" calcext:value-type="float">
            <text:p>0.049770885873222</text:p>
          </table:table-cell>
          <table:table-cell/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112148077334326" calcext:value-type="float">
            <text:p>0.112148077334326</text:p>
          </table:table-cell>
          <table:table-cell/>
          <table:table-cell office:value-type="float" office:value="0.109108813918727" calcext:value-type="float">
            <text:p>0.109108813918727</text:p>
          </table:table-cell>
          <table:table-cell/>
          <table:table-cell office:value-type="float" office:value="0.07458444929223" calcext:value-type="float">
            <text:p>0.07458444929223</text:p>
          </table:table-cell>
          <table:table-cell/>
          <table:table-cell office:value-type="float" office:value="0.0598836577643954" calcext:value-type="float">
            <text:p>0.059883657764395</text:p>
          </table:table-cell>
          <table:table-cell/>
          <table:table-cell office:value-type="float" office:value="0.0460035477363752" calcext:value-type="float">
            <text:p>0.046003547736375</text:p>
          </table:table-cell>
          <table:table-cell/>
        </table:table-row>
        <table:table-row table:style-name="ro1">
          <table:table-cell office:value-type="string" calcext:value-type="string">
            <text:p>reduce(numadefault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all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12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21.04103" calcext:value-type="float">
            <text:p>121.04103</text:p>
          </table:table-cell>
          <table:table-cell/>
          <table:table-cell office:value-type="float" office:value="237.21803" calcext:value-type="float">
            <text:p>237.21803</text:p>
          </table:table-cell>
          <table:table-cell/>
          <table:table-cell office:value-type="float" office:value="512.25803" calcext:value-type="float">
            <text:p>512.25803</text:p>
          </table:table-cell>
          <table:table-cell/>
          <table:table-cell office:value-type="float" office:value="1025.62403" calcext:value-type="float">
            <text:p>1025.62403</text:p>
          </table:table-cell>
          <table:table-cell/>
          <table:table-cell office:value-type="float" office:value="2039.94203" calcext:value-type="float">
            <text:p>2039.94203</text:p>
          </table:table-cell>
          <table:table-cell/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23.92903" calcext:value-type="float">
            <text:p>123.92903</text:p>
          </table:table-cell>
          <table:table-cell/>
          <table:table-cell office:value-type="float" office:value="240.65803" calcext:value-type="float">
            <text:p>240.65803</text:p>
          </table:table-cell>
          <table:table-cell/>
          <table:table-cell office:value-type="float" office:value="547.73403" calcext:value-type="float">
            <text:p>547.73403</text:p>
          </table:table-cell>
          <table:table-cell/>
          <table:table-cell office:value-type="float" office:value="1095.86903" calcext:value-type="float">
            <text:p>1095.86903</text:p>
          </table:table-cell>
          <table:table-cell/>
          <table:table-cell office:value-type="float" office:value="2213.92503" calcext:value-type="float">
            <text:p>2213.92503</text:p>
          </table:table-cell>
          <table:table-cell/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23.87203" calcext:value-type="float">
            <text:p>123.87203</text:p>
          </table:table-cell>
          <table:table-cell/>
          <table:table-cell office:value-type="float" office:value="245.10403" calcext:value-type="float">
            <text:p>245.10403</text:p>
          </table:table-cell>
          <table:table-cell/>
          <table:table-cell office:value-type="float" office:value="494.20503" calcext:value-type="float">
            <text:p>494.20503</text:p>
          </table:table-cell>
          <table:table-cell/>
          <table:table-cell office:value-type="float" office:value="974.64003" calcext:value-type="float">
            <text:p>974.64003</text:p>
          </table:table-cell>
          <table:table-cell/>
          <table:table-cell office:value-type="float" office:value="1923.09103" calcext:value-type="float">
            <text:p>1923.09103</text:p>
          </table:table-cell>
          <table:table-cell/>
        </table:table-row>
        <table:table-row table:style-name="ro1">
          <table:table-cell office:value-type="string" calcext:value-type="string">
            <text:p>batch_size(numadefault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batch_size(numaall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batch_size(numa12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batch/sec(numadefault)</text:p>
          </table:table-cell>
          <table:table-cell office:value-type="float" office:value="0.0330466454226306" calcext:value-type="float">
            <text:p>0.033046645422631</text:p>
          </table:table-cell>
          <table:table-cell/>
          <table:table-cell office:value-type="float" office:value="0.0337242493751424" calcext:value-type="float">
            <text:p>0.033724249375142</text:p>
          </table:table-cell>
          <table:table-cell/>
          <table:table-cell office:value-type="float" office:value="0.0312342590315275" calcext:value-type="float">
            <text:p>0.031234259031528</text:p>
          </table:table-cell>
          <table:table-cell/>
          <table:table-cell office:value-type="float" office:value="0.0312005170159673" calcext:value-type="float">
            <text:p>0.031200517015967</text:p>
          </table:table-cell>
          <table:table-cell/>
          <table:table-cell office:value-type="float" office:value="0.0313734405482101" calcext:value-type="float">
            <text:p>0.03137344054821</text:p>
          </table:table-cell>
          <table:table-cell/>
        </table:table-row>
        <table:table-row table:style-name="ro1">
          <table:table-cell office:value-type="string" calcext:value-type="string">
            <text:p>batch/sec(numaall)</text:p>
          </table:table-cell>
          <table:table-cell office:value-type="float" office:value="0.0322765376280279" calcext:value-type="float">
            <text:p>0.032276537628028</text:p>
          </table:table-cell>
          <table:table-cell/>
          <table:table-cell office:value-type="float" office:value="0.0332421901733343" calcext:value-type="float">
            <text:p>0.033242190173334</text:p>
          </table:table-cell>
          <table:table-cell/>
          <table:table-cell office:value-type="float" office:value="0.0292112578800335" calcext:value-type="float">
            <text:p>0.029211257880034</text:p>
          </table:table-cell>
          <table:table-cell/>
          <table:table-cell office:value-type="float" office:value="0.0292005697067651" calcext:value-type="float">
            <text:p>0.029200569706765</text:p>
          </table:table-cell>
          <table:table-cell/>
          <table:table-cell office:value-type="float" office:value="0.0289079346105952" calcext:value-type="float">
            <text:p>0.028907934610595</text:p>
          </table:table-cell>
          <table:table-cell/>
        </table:table-row>
        <table:table-row table:style-name="ro1">
          <table:table-cell office:value-type="string" calcext:value-type="string">
            <text:p>batch/sec(numa12)</text:p>
          </table:table-cell>
          <table:table-cell office:value-type="float" office:value="0.0322913897511811" calcext:value-type="float">
            <text:p>0.032291389751181</text:p>
          </table:table-cell>
          <table:table-cell/>
          <table:table-cell office:value-type="float" office:value="0.0326392022195637" calcext:value-type="float">
            <text:p>0.032639202219564</text:p>
          </table:table-cell>
          <table:table-cell/>
          <table:table-cell office:value-type="float" office:value="0.0323752269376943" calcext:value-type="float">
            <text:p>0.032375226937694</text:p>
          </table:table-cell>
          <table:table-cell/>
          <table:table-cell office:value-type="float" office:value="0.0328326346292179" calcext:value-type="float">
            <text:p>0.032832634629218</text:p>
          </table:table-cell>
          <table:table-cell/>
          <table:table-cell office:value-type="float" office:value="0.0332797558730228" calcext:value-type="float">
            <text:p>0.033279755873023</text:p>
          </table:table-cell>
          <table:table-cell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380308575511099" calcext:value-type="float">
            <text:p>0.380308575511099</text:p>
          </table:table-cell>
          <table:table-cell/>
          <table:table-cell office:value-type="float" office:value="0.363904987971568" calcext:value-type="float">
            <text:p>0.363904987971568</text:p>
          </table:table-cell>
          <table:table-cell/>
          <table:table-cell office:value-type="float" office:value="0.351603119773604" calcext:value-type="float">
            <text:p>0.351603119773604</text:p>
          </table:table-cell>
          <table:table-cell/>
          <table:table-cell office:value-type="float" office:value="0.367657928826303" calcext:value-type="float">
            <text:p>0.367657928826303</text:p>
          </table:table-cell>
          <table:table-cell/>
          <table:table-cell office:value-type="float" office:value="0.455340582577125" calcext:value-type="float">
            <text:p>0.455340582577125</text:p>
          </table:table-cell>
          <table:table-cell/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381425895458555" calcext:value-type="float">
            <text:p>0.381425895458555</text:p>
          </table:table-cell>
          <table:table-cell/>
          <table:table-cell office:value-type="float" office:value="0.365099922522904" calcext:value-type="float">
            <text:p>0.365099922522904</text:p>
          </table:table-cell>
          <table:table-cell/>
          <table:table-cell office:value-type="float" office:value="0.399336210839782" calcext:value-type="float">
            <text:p>0.399336210839782</text:p>
          </table:table-cell>
          <table:table-cell/>
          <table:table-cell office:value-type="float" office:value="0.417475648770171" calcext:value-type="float">
            <text:p>0.417475648770171</text:p>
          </table:table-cell>
          <table:table-cell/>
          <table:table-cell office:value-type="float" office:value="0.421473205852082" calcext:value-type="float">
            <text:p>0.421473205852082</text:p>
          </table:table-cell>
          <table:table-cell/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37167060294188" calcext:value-type="float">
            <text:p>0.37167060294188</text:p>
          </table:table-cell>
          <table:table-cell/>
          <table:table-cell office:value-type="float" office:value="0.353739510507107" calcext:value-type="float">
            <text:p>0.353739510507107</text:p>
          </table:table-cell>
          <table:table-cell/>
          <table:table-cell office:value-type="float" office:value="0.358320692922983" calcext:value-type="float">
            <text:p>0.358320692922983</text:p>
          </table:table-cell>
          <table:table-cell/>
          <table:table-cell office:value-type="float" office:value="0.379092115719139" calcext:value-type="float">
            <text:p>0.379092115719139</text:p>
          </table:table-cell>
          <table:table-cell/>
          <table:table-cell office:value-type="float" office:value="0.402384128629477" calcext:value-type="float">
            <text:p>0.402384128629477</text:p>
          </table:table-cell>
          <table:table-cell/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495093082104389" calcext:value-type="float">
            <text:p>0.495093082104389</text:p>
          </table:table-cell>
          <table:table-cell/>
          <table:table-cell office:value-type="float" office:value="0.516232531872089" calcext:value-type="float">
            <text:p>0.516232531872089</text:p>
          </table:table-cell>
          <table:table-cell/>
          <table:table-cell office:value-type="float" office:value="0.540987867495386" calcext:value-type="float">
            <text:p>0.540987867495386</text:p>
          </table:table-cell>
          <table:table-cell/>
          <table:table-cell office:value-type="float" office:value="0.543300994109618" calcext:value-type="float">
            <text:p>0.543300994109618</text:p>
          </table:table-cell>
          <table:table-cell/>
          <table:table-cell office:value-type="float" office:value="0.472793372638982" calcext:value-type="float">
            <text:p>0.472793372638982</text:p>
          </table:table-cell>
          <table:table-cell/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512385217772813" calcext:value-type="float">
            <text:p>0.512385217772813</text:p>
          </table:table-cell>
          <table:table-cell/>
          <table:table-cell office:value-type="float" office:value="0.530576457826107" calcext:value-type="float">
            <text:p>0.530576457826107</text:p>
          </table:table-cell>
          <table:table-cell/>
          <table:table-cell office:value-type="float" office:value="0.516677293339711" calcext:value-type="float">
            <text:p>0.516677293339711</text:p>
          </table:table-cell>
          <table:table-cell/>
          <table:table-cell office:value-type="float" office:value="0.511324598592713" calcext:value-type="float">
            <text:p>0.511324598592713</text:p>
          </table:table-cell>
          <table:table-cell/>
          <table:table-cell office:value-type="float" office:value="0.513775661477423" calcext:value-type="float">
            <text:p>0.513775661477423</text:p>
          </table:table-cell>
          <table:table-cell/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510573753697482" calcext:value-type="float">
            <text:p>0.510573753697482</text:p>
          </table:table-cell>
          <table:table-cell/>
          <table:table-cell office:value-type="float" office:value="0.520014348460092" calcext:value-type="float">
            <text:p>0.520014348460092</text:p>
          </table:table-cell>
          <table:table-cell/>
          <table:table-cell office:value-type="float" office:value="0.541511229322008" calcext:value-type="float">
            <text:p>0.541511229322008</text:p>
          </table:table-cell>
          <table:table-cell/>
          <table:table-cell office:value-type="float" office:value="0.546171663208786" calcext:value-type="float">
            <text:p>0.546171663208786</text:p>
          </table:table-cell>
          <table:table-cell/>
          <table:table-cell office:value-type="float" office:value="0.537378867091761" calcext:value-type="float">
            <text:p>0.537378867091761</text:p>
          </table:table-cell>
          <table:table-cell/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124598342384512" calcext:value-type="float">
            <text:p>0.124598342384512</text:p>
          </table:table-cell>
          <table:table-cell/>
          <table:table-cell office:value-type="float" office:value="0.119862480156344" calcext:value-type="float">
            <text:p>0.119862480156344</text:p>
          </table:table-cell>
          <table:table-cell/>
          <table:table-cell office:value-type="float" office:value="0.10740901273101" calcext:value-type="float">
            <text:p>0.10740901273101</text:p>
          </table:table-cell>
          <table:table-cell/>
          <table:table-cell office:value-type="float" office:value="0.0890410770640797" calcext:value-type="float">
            <text:p>0.08904107706408</text:p>
          </table:table-cell>
          <table:table-cell/>
          <table:table-cell office:value-type="float" office:value="0.0718660447838936" calcext:value-type="float">
            <text:p>0.071866044783894</text:p>
          </table:table-cell>
          <table:table-cell/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106188886768632" calcext:value-type="float">
            <text:p>0.106188886768632</text:p>
          </table:table-cell>
          <table:table-cell/>
          <table:table-cell office:value-type="float" office:value="0.10432361965099" calcext:value-type="float">
            <text:p>0.10432361965099</text:p>
          </table:table-cell>
          <table:table-cell/>
          <table:table-cell office:value-type="float" office:value="0.0839864958205061" calcext:value-type="float">
            <text:p>0.083986495820506</text:p>
          </table:table-cell>
          <table:table-cell/>
          <table:table-cell office:value-type="float" office:value="0.0711997526371159" calcext:value-type="float">
            <text:p>0.071199752637116</text:p>
          </table:table-cell>
          <table:table-cell/>
          <table:table-cell office:value-type="float" office:value="0.0647511326704947" calcext:value-type="float">
            <text:p>0.064751132670495</text:p>
          </table:table-cell>
          <table:table-cell/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117755643360639" calcext:value-type="float">
            <text:p>0.117755643360639</text:p>
          </table:table-cell>
          <table:table-cell/>
          <table:table-cell office:value-type="float" office:value="0.126246141032801" calcext:value-type="float">
            <text:p>0.126246141032801</text:p>
          </table:table-cell>
          <table:table-cell/>
          <table:table-cell office:value-type="float" office:value="0.100168077755009" calcext:value-type="float">
            <text:p>0.100168077755009</text:p>
          </table:table-cell>
          <table:table-cell/>
          <table:table-cell office:value-type="float" office:value="0.0747362210720754" calcext:value-type="float">
            <text:p>0.074736221072075</text:p>
          </table:table-cell>
          <table:table-cell/>
          <table:table-cell office:value-type="float" office:value="0.0602370042787626" calcext:value-type="float">
            <text:p>0.060237004278763</text:p>
          </table:table-cell>
          <table:table-cell/>
        </table:table-row>
        <table:table-row table:style-name="ro1">
          <table:table-cell office:value-type="string" calcext:value-type="string">
            <text:p>reduce(numadefault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all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12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50.29903" calcext:value-type="float">
            <text:p>150.29903</text:p>
          </table:table-cell>
          <table:table-cell/>
          <table:table-cell office:value-type="float" office:value="283.25803" calcext:value-type="float">
            <text:p>283.25803</text:p>
          </table:table-cell>
          <table:table-cell/>
          <table:table-cell office:value-type="float" office:value="537.17103" calcext:value-type="float">
            <text:p>537.17103</text:p>
          </table:table-cell>
          <table:table-cell/>
          <table:table-cell office:value-type="float" office:value="1065.98003" calcext:value-type="float">
            <text:p>1065.98003</text:p>
          </table:table-cell>
          <table:table-cell/>
          <table:table-cell office:value-type="float" office:value="2446.37103" calcext:value-type="float">
            <text:p>2446.37103</text:p>
          </table:table-cell>
          <table:table-cell/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145.21303" calcext:value-type="float">
            <text:p>145.21303</text:p>
          </table:table-cell>
          <table:table-cell/>
          <table:table-cell office:value-type="float" office:value="275.60403" calcext:value-type="float">
            <text:p>275.60403</text:p>
          </table:table-cell>
          <table:table-cell/>
          <table:table-cell office:value-type="float" office:value="562.53103" calcext:value-type="float">
            <text:p>562.53103</text:p>
          </table:table-cell>
          <table:table-cell/>
          <table:table-cell office:value-type="float" office:value="1132.49003" calcext:value-type="float">
            <text:p>1132.49003</text:p>
          </table:table-cell>
          <table:table-cell/>
          <table:table-cell office:value-type="float" office:value="2250.92603" calcext:value-type="float">
            <text:p>2250.92603</text:p>
          </table:table-cell>
          <table:table-cell/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45.78503" calcext:value-type="float">
            <text:p>145.78503</text:p>
          </table:table-cell>
          <table:table-cell/>
          <table:table-cell office:value-type="float" office:value="281.17303" calcext:value-type="float">
            <text:p>281.17303</text:p>
          </table:table-cell>
          <table:table-cell/>
          <table:table-cell office:value-type="float" office:value="536.69803" calcext:value-type="float">
            <text:p>536.69803</text:p>
          </table:table-cell>
          <table:table-cell/>
          <table:table-cell office:value-type="float" office:value="1060.42303" calcext:value-type="float">
            <text:p>1060.42303</text:p>
          </table:table-cell>
          <table:table-cell/>
          <table:table-cell office:value-type="float" office:value="2152.23203" calcext:value-type="float">
            <text:p>2152.23203</text:p>
          </table:table-cell>
          <table:table-cell/>
        </table:table-row>
        <table:table-row table:style-name="ro1">
          <table:table-cell office:value-type="string" calcext:value-type="string">
            <text:p>batch_size(numadefault)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batch_size(numaall)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batch_size(numa12)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batch/sec(numadefault)</text:p>
          </table:table-cell>
          <table:table-cell office:value-type="float" office:value="0.0399204173173972" calcext:value-type="float">
            <text:p>0.039920417317397</text:p>
          </table:table-cell>
          <table:table-cell/>
          <table:table-cell office:value-type="float" office:value="0.0423642005841812" calcext:value-type="float">
            <text:p>0.042364200584181</text:p>
          </table:table-cell>
          <table:table-cell/>
          <table:table-cell office:value-type="float" office:value="0.0446785076998661" calcext:value-type="float">
            <text:p>0.044678507699866</text:p>
          </table:table-cell>
          <table:table-cell/>
          <table:table-cell office:value-type="float" office:value="0.0450289861433896" calcext:value-type="float">
            <text:p>0.04502898614339</text:p>
          </table:table-cell>
          <table:table-cell/>
          <table:table-cell office:value-type="float" office:value="0.0392417989024339" calcext:value-type="float">
            <text:p>0.039241798902434</text:p>
          </table:table-cell>
          <table:table-cell/>
        </table:table-row>
        <table:table-row table:style-name="ro1">
          <table:table-cell office:value-type="string" calcext:value-type="string">
            <text:p>batch/sec(numaall)</text:p>
          </table:table-cell>
          <table:table-cell office:value-type="float" office:value="0.0413186061884392" calcext:value-type="float">
            <text:p>0.041318606188439</text:p>
          </table:table-cell>
          <table:table-cell/>
          <table:table-cell office:value-type="float" office:value="0.0435407276156303" calcext:value-type="float">
            <text:p>0.04354072761563</text:p>
          </table:table-cell>
          <table:table-cell/>
          <table:table-cell office:value-type="float" office:value="0.0426643131135362" calcext:value-type="float">
            <text:p>0.042664313113536</text:p>
          </table:table-cell>
          <table:table-cell/>
          <table:table-cell office:value-type="float" office:value="0.0423844790933833" calcext:value-type="float">
            <text:p>0.042384479093383</text:p>
          </table:table-cell>
          <table:table-cell/>
          <table:table-cell office:value-type="float" office:value="0.0426491136183627" calcext:value-type="float">
            <text:p>0.042649113618363</text:p>
          </table:table-cell>
          <table:table-cell/>
        </table:table-row>
        <table:table-row table:style-name="ro1">
          <table:table-cell office:value-type="string" calcext:value-type="string">
            <text:p>batch/sec(numa12)</text:p>
          </table:table-cell>
          <table:table-cell office:value-type="float" office:value="0.041156489112771" calcext:value-type="float">
            <text:p>0.041156489112771</text:p>
          </table:table-cell>
          <table:table-cell/>
          <table:table-cell office:value-type="float" office:value="0.0426783464971729" calcext:value-type="float">
            <text:p>0.042678346497173</text:p>
          </table:table-cell>
          <table:table-cell/>
          <table:table-cell office:value-type="float" office:value="0.0447178835368559" calcext:value-type="float">
            <text:p>0.044717883536856</text:p>
          </table:table-cell>
          <table:table-cell/>
          <table:table-cell office:value-type="float" office:value="0.0452649543079048" calcext:value-type="float">
            <text:p>0.045264954307905</text:p>
          </table:table-cell>
          <table:table-cell/>
          <table:table-cell office:value-type="float" office:value="0.0446048561037352" calcext:value-type="float">
            <text:p>0.044604856103735</text:p>
          </table:table-cell>
          <table:table-cell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481151033214121" calcext:value-type="float">
            <text:p>0.481151033214121</text:p>
          </table:table-cell>
          <table:table-cell/>
          <table:table-cell office:value-type="float" office:value="0.469666702621557" calcext:value-type="float">
            <text:p>0.469666702621557</text:p>
          </table:table-cell>
          <table:table-cell/>
          <table:table-cell office:value-type="float" office:value="0.504746644741953" calcext:value-type="float">
            <text:p>0.504746644741953</text:p>
          </table:table-cell>
          <table:table-cell/>
          <table:table-cell office:value-type="float" office:value="0.520762237884186" calcext:value-type="float">
            <text:p>0.520762237884186</text:p>
          </table:table-cell>
          <table:table-cell/>
          <table:table-cell office:value-type="float" office:value="0.520696310196098" calcext:value-type="float">
            <text:p>0.520696310196098</text:p>
          </table:table-cell>
          <table:table-cell/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511468668997868" calcext:value-type="float">
            <text:p>0.511468668997868</text:p>
          </table:table-cell>
          <table:table-cell/>
          <table:table-cell office:value-type="float" office:value="0.466818811425311" calcext:value-type="float">
            <text:p>0.466818811425311</text:p>
          </table:table-cell>
          <table:table-cell/>
          <table:table-cell office:value-type="float" office:value="0.547850609295379" calcext:value-type="float">
            <text:p>0.547850609295379</text:p>
          </table:table-cell>
          <table:table-cell/>
          <table:table-cell office:value-type="float" office:value="0.575501488465697" calcext:value-type="float">
            <text:p>0.575501488465697</text:p>
          </table:table-cell>
          <table:table-cell/>
          <table:table-cell office:value-type="float" office:value="0.576873001503875" calcext:value-type="float">
            <text:p>0.576873001503875</text:p>
          </table:table-cell>
          <table:table-cell table:style-name="ce1"/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448988059497412" calcext:value-type="float">
            <text:p>0.448988059497412</text:p>
          </table:table-cell>
          <table:table-cell/>
          <table:table-cell office:value-type="float" office:value="0.455196208715418" calcext:value-type="float">
            <text:p>0.455196208715418</text:p>
          </table:table-cell>
          <table:table-cell/>
          <table:table-cell office:value-type="float" office:value="0.471948682490037" calcext:value-type="float">
            <text:p>0.471948682490037</text:p>
          </table:table-cell>
          <table:table-cell/>
          <table:table-cell office:value-type="float" office:value="0.474836376507248" calcext:value-type="float">
            <text:p>0.474836376507248</text:p>
          </table:table-cell>
          <table:table-cell/>
          <table:table-cell office:value-type="float" office:value="0.493070318001192" calcext:value-type="float">
            <text:p>0.493070318001192</text:p>
          </table:table-cell>
          <table:table-cell table:style-name="ce1"/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378157572374219" calcext:value-type="float">
            <text:p>0.378157572374219</text:p>
          </table:table-cell>
          <table:table-cell/>
          <table:table-cell office:value-type="float" office:value="0.407354175973928" calcext:value-type="float">
            <text:p>0.407354175973928</text:p>
          </table:table-cell>
          <table:table-cell/>
          <table:table-cell office:value-type="float" office:value="0.392567672834797" calcext:value-type="float">
            <text:p>0.392567672834797</text:p>
          </table:table-cell>
          <table:table-cell/>
          <table:table-cell office:value-type="float" office:value="0.389532122099922" calcext:value-type="float">
            <text:p>0.389532122099922</text:p>
          </table:table-cell>
          <table:table-cell/>
          <table:table-cell office:value-type="float" office:value="0.388550488217903" calcext:value-type="float">
            <text:p>0.388550488217903</text:p>
          </table:table-cell>
          <table:table-cell table:style-name="ce1"/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368234899029739" calcext:value-type="float">
            <text:p>0.368234899029739</text:p>
          </table:table-cell>
          <table:table-cell/>
          <table:table-cell office:value-type="float" office:value="0.411569855244189" calcext:value-type="float">
            <text:p>0.411569855244189</text:p>
          </table:table-cell>
          <table:table-cell/>
          <table:table-cell office:value-type="float" office:value="0.363471872704933" calcext:value-type="float">
            <text:p>0.363471872704933</text:p>
          </table:table-cell>
          <table:table-cell/>
          <table:table-cell office:value-type="float" office:value="0.351754404808894" calcext:value-type="float">
            <text:p>0.351754404808894</text:p>
          </table:table-cell>
          <table:table-cell/>
          <table:table-cell office:value-type="float" office:value="0.352952108958055" calcext:value-type="float">
            <text:p>0.352952108958055</text:p>
          </table:table-cell>
          <table:table-cell table:style-name="ce1"/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412730788012622" calcext:value-type="float">
            <text:p>0.412730788012622</text:p>
          </table:table-cell>
          <table:table-cell/>
          <table:table-cell office:value-type="float" office:value="0.400942019848715" calcext:value-type="float">
            <text:p>0.400942019848715</text:p>
          </table:table-cell>
          <table:table-cell/>
          <table:table-cell office:value-type="float" office:value="0.422970227406998" calcext:value-type="float">
            <text:p>0.422970227406998</text:p>
          </table:table-cell>
          <table:table-cell/>
          <table:table-cell office:value-type="float" office:value="0.436821106391745" calcext:value-type="float">
            <text:p>0.436821106391745</text:p>
          </table:table-cell>
          <table:table-cell/>
          <table:table-cell office:value-type="float" office:value="0.434647685776039" calcext:value-type="float">
            <text:p>0.434647685776039</text:p>
          </table:table-cell>
          <table:table-cell table:style-name="ce1" table:formula="of:=0.000000001*(4*1000000* ([.$A$99]/64) *([.J116]/64))/[.J101]" office:value-type="float" office:value="0.122912336321141" calcext:value-type="float">
            <text:p>0.122912336321141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14069139441166" calcext:value-type="float">
            <text:p>0.14069139441166</text:p>
          </table:table-cell>
          <table:table-cell/>
          <table:table-cell office:value-type="float" office:value="0.122979121404514" calcext:value-type="float">
            <text:p>0.122979121404514</text:p>
          </table:table-cell>
          <table:table-cell/>
          <table:table-cell office:value-type="float" office:value="0.102685682423249" calcext:value-type="float">
            <text:p>0.102685682423249</text:p>
          </table:table-cell>
          <table:table-cell/>
          <table:table-cell office:value-type="float" office:value="0.0897056400158924" calcext:value-type="float">
            <text:p>0.089705640015892</text:p>
          </table:table-cell>
          <table:table-cell/>
          <table:table-cell office:value-type="float" office:value="0.0907532015859985" calcext:value-type="float">
            <text:p>0.090753201585999</text:p>
          </table:table-cell>
          <table:table-cell table:style-name="ce1" table:formula="of:=0.000000001*(4*1000000* ([.$A$99]/64) *([.J117]/64))/[.J102]" office:value-type="float" office:value="0.110942962893316" calcext:value-type="float">
            <text:p>0.110942962893316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120296431972393" calcext:value-type="float">
            <text:p>0.120296431972393</text:p>
          </table:table-cell>
          <table:table-cell/>
          <table:table-cell office:value-type="float" office:value="0.1216113333305" calcext:value-type="float">
            <text:p>0.1216113333305</text:p>
          </table:table-cell>
          <table:table-cell/>
          <table:table-cell office:value-type="float" office:value="0.088677517999688" calcext:value-type="float">
            <text:p>0.088677517999688</text:p>
          </table:table-cell>
          <table:table-cell/>
          <table:table-cell office:value-type="float" office:value="0.0727441067254081" calcext:value-type="float">
            <text:p>0.072744106725408</text:p>
          </table:table-cell>
          <table:table-cell/>
          <table:table-cell office:value-type="float" office:value="0.0701748895380696" calcext:value-type="float">
            <text:p>0.07017488953807</text:p>
          </table:table-cell>
          <table:table-cell table:style-name="ce1" table:formula="of:=0.000000001*(4*1000000* ([.$A$99]/64) *([.J118]/64))/[.J103]" office:value-type="float" office:value="0.129798930626048" calcext:value-type="float">
            <text:p>0.129798930626048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138281152489966" calcext:value-type="float">
            <text:p>0.138281152489966</text:p>
          </table:table-cell>
          <table:table-cell/>
          <table:table-cell office:value-type="float" office:value="0.143861771435867" calcext:value-type="float">
            <text:p>0.143861771435867</text:p>
          </table:table-cell>
          <table:table-cell/>
          <table:table-cell office:value-type="float" office:value="0.105081090102965" calcext:value-type="float">
            <text:p>0.105081090102965</text:p>
          </table:table-cell>
          <table:table-cell/>
          <table:table-cell office:value-type="float" office:value="0.0883425171010071" calcext:value-type="float">
            <text:p>0.088342517101007</text:p>
          </table:table-cell>
          <table:table-cell/>
          <table:table-cell office:value-type="float" office:value="0.0722819962227691" calcext:value-type="float">
            <text:p>0.072281996222769</text:p>
          </table:table-cell>
          <table:table-cell table:style-name="ce1"/>
        </table:table-row>
        <table:table-row table:style-name="ro1">
          <table:table-cell office:value-type="string" calcext:value-type="string">
            <text:p>reduce(numadefault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all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uce(numa12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196.82803" calcext:value-type="float">
            <text:p>196.82803</text:p>
          </table:table-cell>
          <table:table-cell/>
          <table:table-cell office:value-type="float" office:value="359.06103" calcext:value-type="float">
            <text:p>359.06103</text:p>
          </table:table-cell>
          <table:table-cell/>
          <table:table-cell office:value-type="float" office:value="740.52203" calcext:value-type="float">
            <text:p>740.52203</text:p>
          </table:table-cell>
          <table:table-cell/>
          <table:table-cell office:value-type="float" office:value="1486.93003" calcext:value-type="float">
            <text:p>1486.93003</text:p>
          </table:table-cell>
          <table:table-cell/>
          <table:table-cell office:value-type="float" office:value="2976.42403" calcext:value-type="float">
            <text:p>2976.42403</text:p>
          </table:table-cell>
          <table:table-cell/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202.15903" calcext:value-type="float">
            <text:p>202.15903</text:p>
          </table:table-cell>
          <table:table-cell/>
          <table:table-cell office:value-type="float" office:value="355.33703" calcext:value-type="float">
            <text:p>355.33703</text:p>
          </table:table-cell>
          <table:table-cell/>
          <table:table-cell office:value-type="float" office:value="799.71803" calcext:value-type="float">
            <text:p>799.71803</text:p>
          </table:table-cell>
          <table:table-cell/>
          <table:table-cell office:value-type="float" office:value="1646.48403" calcext:value-type="float">
            <text:p>1646.48403</text:p>
          </table:table-cell>
          <table:table-cell/>
          <table:table-cell office:value-type="float" office:value="3276.74203" calcext:value-type="float">
            <text:p>3276.74203</text:p>
          </table:table-cell>
          <table:table-cell/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180.35003" calcext:value-type="float">
            <text:p>180.35003</text:p>
          </table:table-cell>
          <table:table-cell/>
          <table:table-cell office:value-type="float" office:value="364.74603" calcext:value-type="float">
            <text:p>364.74603</text:p>
          </table:table-cell>
          <table:table-cell/>
          <table:table-cell office:value-type="float" office:value="687.09803" calcext:value-type="float">
            <text:p>687.09803</text:p>
          </table:table-cell>
          <table:table-cell/>
          <table:table-cell office:value-type="float" office:value="1325.78303" calcext:value-type="float">
            <text:p>1325.78303</text:p>
          </table:table-cell>
          <table:table-cell/>
          <table:table-cell office:value-type="float" office:value="2660.80103" calcext:value-type="float">
            <text:p>2660.80103</text:p>
          </table:table-cell>
          <table:table-cell/>
        </table:table-row>
        <table:table-row table:style-name="ro1">
          <table:table-cell office:value-type="string" calcext:value-type="string">
            <text:p>batch_size(numadefault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batch_size(numaall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batch_size(numa12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batch/sec(numadefault)</text:p>
          </table:table-cell>
          <table:table-cell office:value-type="float" office:value="0.0406446175374514" calcext:value-type="float">
            <text:p>0.040644617537451</text:p>
          </table:table-cell>
          <table:table-cell/>
          <table:table-cell office:value-type="float" office:value="0.0445606698114802" calcext:value-type="float">
            <text:p>0.04456066981148</text:p>
          </table:table-cell>
          <table:table-cell/>
          <table:table-cell office:value-type="float" office:value="0.0432127589776094" calcext:value-type="float">
            <text:p>0.043212758977609</text:p>
          </table:table-cell>
          <table:table-cell/>
          <table:table-cell office:value-type="float" office:value="0.0430417025070104" calcext:value-type="float">
            <text:p>0.04304170250701</text:p>
          </table:table-cell>
          <table:table-cell/>
          <table:table-cell office:value-type="float" office:value="0.0430046252515976" calcext:value-type="float">
            <text:p>0.043004625251598</text:p>
          </table:table-cell>
          <table:table-cell/>
        </table:table-row>
        <table:table-row table:style-name="ro1">
          <table:table-cell office:value-type="string" calcext:value-type="string">
            <text:p>batch/sec(numaall)</text:p>
          </table:table-cell>
          <table:table-cell office:value-type="float" office:value="0.0395728056273321" calcext:value-type="float">
            <text:p>0.039572805627332</text:p>
          </table:table-cell>
          <table:table-cell/>
          <table:table-cell office:value-type="float" office:value="0.0450276741492436" calcext:value-type="float">
            <text:p>0.045027674149244</text:p>
          </table:table-cell>
          <table:table-cell/>
          <table:table-cell office:value-type="float" office:value="0.0400141034709446" calcext:value-type="float">
            <text:p>0.040014103470945</text:p>
          </table:table-cell>
          <table:table-cell/>
          <table:table-cell office:value-type="float" office:value="0.0388707080262418" calcext:value-type="float">
            <text:p>0.038870708026242</text:p>
          </table:table-cell>
          <table:table-cell/>
          <table:table-cell office:value-type="float" office:value="0.0390631910684773" calcext:value-type="float">
            <text:p>0.039063191068477</text:p>
          </table:table-cell>
          <table:table-cell/>
        </table:table-row>
        <table:table-row table:style-name="ro1">
          <table:table-cell office:value-type="string" calcext:value-type="string">
            <text:p>batch/sec(numa12)</text:p>
          </table:table-cell>
          <table:table-cell office:value-type="float" office:value="0.0443581850249762" calcext:value-type="float">
            <text:p>0.044358185024976</text:p>
          </table:table-cell>
          <table:table-cell/>
          <table:table-cell office:value-type="float" office:value="0.0438661388583174" calcext:value-type="float">
            <text:p>0.043866138858317</text:p>
          </table:table-cell>
          <table:table-cell/>
          <table:table-cell office:value-type="float" office:value="0.0465726848321775" calcext:value-type="float">
            <text:p>0.046572684832178</text:p>
          </table:table-cell>
          <table:table-cell/>
          <table:table-cell office:value-type="float" office:value="0.0482733588768292" calcext:value-type="float">
            <text:p>0.048273358876829</text:p>
          </table:table-cell>
          <table:table-cell/>
          <table:table-cell office:value-type="float" office:value="0.0481058142103921" calcext:value-type="float">
            <text:p>0.048105814210392</text:p>
          </table:table-cell>
          <table:table-cell/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  <table:table-cell office:value-type="string" calcext:value-type="string">
            <text:p>ldoor</text:p>
          </table:table-cell>
          <table:table-cell/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505251623094348" calcext:value-type="float">
            <text:p>0.505251623094348</text:p>
          </table:table-cell>
          <table:table-cell/>
          <table:table-cell office:value-type="float" office:value="0.449067777705721" calcext:value-type="float">
            <text:p>0.449067777705721</text:p>
          </table:table-cell>
          <table:table-cell/>
          <table:table-cell office:value-type="float" office:value="0.542427761156362" calcext:value-type="float">
            <text:p>0.542427761156362</text:p>
          </table:table-cell>
          <table:table-cell/>
          <table:table-cell office:value-type="float" office:value="0.638661285665779" calcext:value-type="float">
            <text:p>0.638661285665779</text:p>
          </table:table-cell>
          <table:table-cell/>
          <table:table-cell office:value-type="float" office:value="0.576544701376102" calcext:value-type="float">
            <text:p>0.576544701376102</text:p>
          </table:table-cell>
          <table:table-cell/>
        </table:table-row>
        <table:table-row table:style-name="ro1">
          <table:table-cell office:value-type="string" calcext:value-type="string">
            <text:p>load_input(numaall)</text:p>
          </table:table-cell>
          <table:table-cell office:value-type="float" office:value="0.505782628466429" calcext:value-type="float">
            <text:p>0.505782628466429</text:p>
          </table:table-cell>
          <table:table-cell/>
          <table:table-cell office:value-type="float" office:value="0.472723789282355" calcext:value-type="float">
            <text:p>0.472723789282355</text:p>
          </table:table-cell>
          <table:table-cell/>
          <table:table-cell office:value-type="float" office:value="0.604611024369574" calcext:value-type="float">
            <text:p>0.604611024369574</text:p>
          </table:table-cell>
          <table:table-cell/>
          <table:table-cell office:value-type="float" office:value="0.612388815218828" calcext:value-type="float">
            <text:p>0.612388815218828</text:p>
          </table:table-cell>
          <table:table-cell/>
          <table:table-cell office:value-type="float" office:value="0.622262509290356" calcext:value-type="float">
            <text:p>0.622262509290356</text:p>
          </table:table-cell>
          <table:table-cell table:style-name="ce1"/>
        </table:table-row>
        <table:table-row table:style-name="ro1">
          <table:table-cell office:value-type="string" calcext:value-type="string">
            <text:p>load_input(numa12)</text:p>
          </table:table-cell>
          <table:table-cell office:value-type="float" office:value="0.479315063719775" calcext:value-type="float">
            <text:p>0.479315063719775</text:p>
          </table:table-cell>
          <table:table-cell/>
          <table:table-cell office:value-type="float" office:value="0.488112234315572" calcext:value-type="float">
            <text:p>0.488112234315572</text:p>
          </table:table-cell>
          <table:table-cell/>
          <table:table-cell office:value-type="float" office:value="0.4866836014756" calcext:value-type="float">
            <text:p>0.4866836014756</text:p>
          </table:table-cell>
          <table:table-cell/>
          <table:table-cell office:value-type="float" office:value="0.513802931764413" calcext:value-type="float">
            <text:p>0.513802931764413</text:p>
          </table:table-cell>
          <table:table-cell/>
          <table:table-cell office:value-type="float" office:value="0.523635856457563" calcext:value-type="float">
            <text:p>0.523635856457563</text:p>
          </table:table-cell>
          <table:table-cell table:style-name="ce1"/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349396457217642" calcext:value-type="float">
            <text:p>0.349396457217642</text:p>
          </table:table-cell>
          <table:table-cell/>
          <table:table-cell office:value-type="float" office:value="0.398259392346407" calcext:value-type="float">
            <text:p>0.398259392346407</text:p>
          </table:table-cell>
          <table:table-cell/>
          <table:table-cell office:value-type="float" office:value="0.336599456883366" calcext:value-type="float">
            <text:p>0.336599456883366</text:p>
          </table:table-cell>
          <table:table-cell/>
          <table:table-cell office:value-type="float" office:value="0.285882891977047" calcext:value-type="float">
            <text:p>0.285882891977047</text:p>
          </table:table-cell>
          <table:table-cell/>
          <table:table-cell office:value-type="float" office:value="0.33853871952119" calcext:value-type="float">
            <text:p>0.33853871952119</text:p>
          </table:table-cell>
          <table:table-cell table:style-name="ce1"/>
        </table:table-row>
        <table:table-row table:style-name="ro1">
          <table:table-cell office:value-type="string" calcext:value-type="string">
            <text:p>kernel(numaall)</text:p>
          </table:table-cell>
          <table:table-cell office:value-type="float" office:value="0.360275512562867" calcext:value-type="float">
            <text:p>0.360275512562867</text:p>
          </table:table-cell>
          <table:table-cell/>
          <table:table-cell office:value-type="float" office:value="0.399023360193415" calcext:value-type="float">
            <text:p>0.399023360193415</text:p>
          </table:table-cell>
          <table:table-cell/>
          <table:table-cell office:value-type="float" office:value="0.319269572366656" calcext:value-type="float">
            <text:p>0.319269572366656</text:p>
          </table:table-cell>
          <table:table-cell/>
          <table:table-cell office:value-type="float" office:value="0.312622326962181" calcext:value-type="float">
            <text:p>0.312622326962181</text:p>
          </table:table-cell>
          <table:table-cell/>
          <table:table-cell office:value-type="float" office:value="0.313975949762219" calcext:value-type="float">
            <text:p>0.313975949762219</text:p>
          </table:table-cell>
          <table:table-cell table:style-name="ce1"/>
        </table:table-row>
        <table:table-row table:style-name="ro1">
          <table:table-cell office:value-type="string" calcext:value-type="string">
            <text:p>kernel(numa12)</text:p>
          </table:table-cell>
          <table:table-cell office:value-type="float" office:value="0.372133477495291" calcext:value-type="float">
            <text:p>0.372133477495291</text:p>
          </table:table-cell>
          <table:table-cell/>
          <table:table-cell office:value-type="float" office:value="0.374381029696518" calcext:value-type="float">
            <text:p>0.374381029696518</text:p>
          </table:table-cell>
          <table:table-cell/>
          <table:table-cell office:value-type="float" office:value="0.399652648991811" calcext:value-type="float">
            <text:p>0.399652648991811</text:p>
          </table:table-cell>
          <table:table-cell/>
          <table:table-cell office:value-type="float" office:value="0.39703860796869" calcext:value-type="float">
            <text:p>0.39703860796869</text:p>
          </table:table-cell>
          <table:table-cell/>
          <table:table-cell office:value-type="float" office:value="0.396722834868479" calcext:value-type="float">
            <text:p>0.396722834868479</text:p>
          </table:table-cell>
          <table:table-cell table:style-name="ce1" table:formula="of:=0.000000001*(4*1000000* ([.$A$123]/64) *([.J140]/64))/[.J125]" office:value-type="float" office:value="0.173447088770947" calcext:value-type="float">
            <text:p>0.173447088770947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14535191968801" calcext:value-type="float">
            <text:p>0.14535191968801</text:p>
          </table:table-cell>
          <table:table-cell/>
          <table:table-cell office:value-type="float" office:value="0.152672829947872" calcext:value-type="float">
            <text:p>0.152672829947872</text:p>
          </table:table-cell>
          <table:table-cell/>
          <table:table-cell office:value-type="float" office:value="0.120972781960272" calcext:value-type="float">
            <text:p>0.120972781960272</text:p>
          </table:table-cell>
          <table:table-cell/>
          <table:table-cell office:value-type="float" office:value="0.0754558223571732" calcext:value-type="float">
            <text:p>0.075455822357173</text:p>
          </table:table-cell>
          <table:table-cell/>
          <table:table-cell office:value-type="float" office:value="0.0849165791027076" calcext:value-type="float">
            <text:p>0.084916579102708</text:p>
          </table:table-cell>
          <table:table-cell table:style-name="ce1" table:formula="of:=0.000000001*(4*1000000* ([.$A$123]/64) *([.J141]/64))/[.J126]" office:value-type="float" office:value="0.16070388060827" calcext:value-type="float">
            <text:p>0.16070388060827</text:p>
          </table:table-cell>
        </table:table-row>
        <table:table-row table:style-name="ro1">
          <table:table-cell office:value-type="string" calcext:value-type="string">
            <text:p>retrieve(numaall)</text:p>
          </table:table-cell>
          <table:table-cell office:value-type="float" office:value="0.133941858970703" calcext:value-type="float">
            <text:p>0.133941858970703</text:p>
          </table:table-cell>
          <table:table-cell/>
          <table:table-cell office:value-type="float" office:value="0.12825285052423" calcext:value-type="float">
            <text:p>0.12825285052423</text:p>
          </table:table-cell>
          <table:table-cell/>
          <table:table-cell office:value-type="float" office:value="0.0761194032637701" calcext:value-type="float">
            <text:p>0.07611940326377</text:p>
          </table:table-cell>
          <table:table-cell/>
          <table:table-cell office:value-type="float" office:value="0.0749888578189907" calcext:value-type="float">
            <text:p>0.074988857818991</text:p>
          </table:table-cell>
          <table:table-cell/>
          <table:table-cell office:value-type="float" office:value="0.0637615409474241" calcext:value-type="float">
            <text:p>0.063761540947424</text:p>
          </table:table-cell>
          <table:table-cell table:style-name="ce1" table:formula="of:=0.000000001*(4*1000000* ([.$A$123]/64) *([.J142]/64))/[.J127]" office:value-type="float" office:value="0.190972407192486" calcext:value-type="float">
            <text:p>0.190972407192486</text:p>
          </table:table-cell>
        </table:table-row>
        <table:table-row table:style-name="ro1">
          <table:table-cell office:value-type="string" calcext:value-type="string">
            <text:p>retrieve(numa12)</text:p>
          </table:table-cell>
          <table:table-cell office:value-type="float" office:value="0.148551458784933" calcext:value-type="float">
            <text:p>0.148551458784933</text:p>
          </table:table-cell>
          <table:table-cell/>
          <table:table-cell office:value-type="float" office:value="0.13750673598791" calcext:value-type="float">
            <text:p>0.13750673598791</text:p>
          </table:table-cell>
          <table:table-cell/>
          <table:table-cell office:value-type="float" office:value="0.113663749532589" calcext:value-type="float">
            <text:p>0.113663749532589</text:p>
          </table:table-cell>
          <table:table-cell/>
          <table:table-cell office:value-type="float" office:value="0.0891584602668969" calcext:value-type="float">
            <text:p>0.089158460266897</text:p>
          </table:table-cell>
          <table:table-cell/>
          <table:table-cell office:value-type="float" office:value="0.0796413086739579" calcext:value-type="float">
            <text:p>0.079641308673958</text:p>
          </table:table-cell>
          <table:table-cell table:style-name="ce1"/>
        </table:table-row>
        <table:table-row table:style-name="ro1">
          <table:table-cell office:value-type="string" calcext:value-type="string">
            <text:p>reduce(numadefault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reduce(numaall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reduce(numa12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213.07603" calcext:value-type="float">
            <text:p>213.07603</text:p>
          </table:table-cell>
          <table:table-cell/>
          <table:table-cell office:value-type="float" office:value="367.45903" calcext:value-type="float">
            <text:p>367.45903</text:p>
          </table:table-cell>
          <table:table-cell/>
          <table:table-cell office:value-type="float" office:value="863.71503" calcext:value-type="float">
            <text:p>863.71503</text:p>
          </table:table-cell>
          <table:table-cell/>
          <table:table-cell office:value-type="float" office:value="2025.86103" calcext:value-type="float">
            <text:p>2025.86103</text:p>
          </table:table-cell>
          <table:table-cell/>
          <table:table-cell office:value-type="float" office:value="3416.14103" calcext:value-type="float">
            <text:p>3416.14103</text:p>
          </table:table-cell>
          <table:table-cell/>
        </table:table-row>
        <table:table-row table:style-name="ro1">
          <table:table-cell office:value-type="string" calcext:value-type="string">
            <text:p>total(numaall)</text:p>
          </table:table-cell>
          <table:table-cell office:value-type="float" office:value="206.73903" calcext:value-type="float">
            <text:p>206.73903</text:p>
          </table:table-cell>
          <table:table-cell/>
          <table:table-cell office:value-type="float" office:value="366.56503" calcext:value-type="float">
            <text:p>366.56503</text:p>
          </table:table-cell>
          <table:table-cell/>
          <table:table-cell office:value-type="float" office:value="910.42503" calcext:value-type="float">
            <text:p>910.42503</text:p>
          </table:table-cell>
          <table:table-cell/>
          <table:table-cell office:value-type="float" office:value="1852.62203" calcext:value-type="float">
            <text:p>1852.62203</text:p>
          </table:table-cell>
          <table:table-cell/>
          <table:table-cell office:value-type="float" office:value="3683.34903" calcext:value-type="float">
            <text:p>3683.34903</text:p>
          </table:table-cell>
          <table:table-cell/>
        </table:table-row>
        <table:table-row table:style-name="ro1">
          <table:table-cell office:value-type="string" calcext:value-type="string">
            <text:p>total(numa12)</text:p>
          </table:table-cell>
          <table:table-cell office:value-type="float" office:value="200.02503" calcext:value-type="float">
            <text:p>200.02503</text:p>
          </table:table-cell>
          <table:table-cell/>
          <table:table-cell office:value-type="float" office:value="390.57003" calcext:value-type="float">
            <text:p>390.57003</text:p>
          </table:table-cell>
          <table:table-cell/>
          <table:table-cell office:value-type="float" office:value="727.22403" calcext:value-type="float">
            <text:p>727.22403</text:p>
          </table:table-cell>
          <table:table-cell/>
          <table:table-cell office:value-type="float" office:value="1458.63903" calcext:value-type="float">
            <text:p>1458.63903</text:p>
          </table:table-cell>
          <table:table-cell/>
          <table:table-cell office:value-type="float" office:value="2915.02003" calcext:value-type="float">
            <text:p>2915.02003</text:p>
          </table:table-cell>
          <table:table-cell/>
        </table:table-row>
        <table:table-row table:style-name="ro1">
          <table:table-cell office:value-type="string" calcext:value-type="string">
            <text:p>batch_size(numadefault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batch_size(numaall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batch_size(numa12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batch/sec(numadefault)</text:p>
          </table:table-cell>
          <table:table-cell office:value-type="float" office:value="0.0469316046483502" calcext:value-type="float">
            <text:p>0.04693160464835</text:p>
          </table:table-cell>
          <table:table-cell/>
          <table:table-cell office:value-type="float" office:value="0.0544278364856077" calcext:value-type="float">
            <text:p>0.054427836485608</text:p>
          </table:table-cell>
          <table:table-cell/>
          <table:table-cell office:value-type="float" office:value="0.0463115710745476" calcext:value-type="float">
            <text:p>0.046311571074548</text:p>
          </table:table-cell>
          <table:table-cell/>
          <table:table-cell office:value-type="float" office:value="0.0394893819542992" calcext:value-type="float">
            <text:p>0.039489381954299</text:p>
          </table:table-cell>
          <table:table-cell/>
          <table:table-cell office:value-type="float" office:value="0.0468364738442897" calcext:value-type="float">
            <text:p>0.04683647384429</text:p>
          </table:table-cell>
          <table:table-cell/>
        </table:table-row>
        <table:table-row table:style-name="ro1">
          <table:table-cell office:value-type="string" calcext:value-type="string">
            <text:p>batch/sec(numaall)</text:p>
          </table:table-cell>
          <table:table-cell office:value-type="float" office:value="0.0483701601966499" calcext:value-type="float">
            <text:p>0.04837016019665</text:p>
          </table:table-cell>
          <table:table-cell/>
          <table:table-cell office:value-type="float" office:value="0.0545605782417379" calcext:value-type="float">
            <text:p>0.054560578241738</text:p>
          </table:table-cell>
          <table:table-cell/>
          <table:table-cell office:value-type="float" office:value="0.0439355231698759" calcext:value-type="float">
            <text:p>0.043935523169876</text:p>
          </table:table-cell>
          <table:table-cell/>
          <table:table-cell office:value-type="float" office:value="0.0431820407533424" calcext:value-type="float">
            <text:p>0.043182040753342</text:p>
          </table:table-cell>
          <table:table-cell/>
          <table:table-cell office:value-type="float" office:value="0.0434387289113353" calcext:value-type="float">
            <text:p>0.043438728911335</text:p>
          </table:table-cell>
          <table:table-cell/>
        </table:table-row>
        <table:table-row table:style-name="ro1">
          <table:table-cell office:value-type="string" calcext:value-type="string">
            <text:p>batch/sec(numa12)</text:p>
          </table:table-cell>
          <table:table-cell office:value-type="float" office:value="0.0499937432830281" calcext:value-type="float">
            <text:p>0.049993743283028</text:p>
          </table:table-cell>
          <table:table-cell/>
          <table:table-cell office:value-type="float" office:value="0.0512072060418973" calcext:value-type="float">
            <text:p>0.051207206041897</text:p>
          </table:table-cell>
          <table:table-cell/>
          <table:table-cell office:value-type="float" office:value="0.0550036829778576" calcext:value-type="float">
            <text:p>0.055003682977858</text:p>
          </table:table-cell>
          <table:table-cell/>
          <table:table-cell office:value-type="float" office:value="0.0548456460814709" calcext:value-type="float">
            <text:p>0.054845646081471</text:p>
          </table:table-cell>
          <table:table-cell/>
          <table:table-cell office:value-type="float" office:value="0.0548881305628627" calcext:value-type="float">
            <text:p>0.054888130562863</text:p>
          </table:table-cell>
          <table:table-cell table:formula="of:=[.J145]/[.J25]" office:value-type="float" office:value="4.93367460668871" calcext:value-type="float">
            <text:p>4.93367460668871</text:p>
          </table:table-cell>
        </table:table-row>
        <table:table-row table:style-name="ro1">
          <table:table-cell office:value-type="string" calcext:value-type="string">
            <text:p>NPUS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d_input(numadefault)</text:p>
          </table:table-cell>
          <table:table-cell office:value-type="float" office:value="0.513944703091306" calcext:value-type="float">
            <text:p>0.513944703091306</text:p>
          </table:table-cell>
          <table:table-cell table:number-columns-repeated="5"/>
          <table:table-cell office:value-type="float" office:value="0.572842801633756" calcext:value-type="float">
            <text:p>0.572842801633756</text:p>
          </table:table-cell>
          <table:table-cell/>
          <table:table-cell office:value-type="float" office:value="0.562319482848155" calcext:value-type="float">
            <text:p>0.562319482848155</text:p>
          </table:table-cell>
          <table:table-cell/>
        </table:table-row>
        <table:table-row table:style-name="ro1">
          <table:table-cell office:value-type="string" calcext:value-type="string">
            <text:p>kernel(numadefault)</text:p>
          </table:table-cell>
          <table:table-cell office:value-type="float" office:value="0.336798975665267" calcext:value-type="float">
            <text:p>0.336798975665267</text:p>
          </table:table-cell>
          <table:table-cell table:number-columns-repeated="5"/>
          <table:table-cell office:value-type="float" office:value="0.329123827387121" calcext:value-type="float">
            <text:p>0.329123827387121</text:p>
          </table:table-cell>
          <table:table-cell/>
          <table:table-cell office:value-type="float" office:value="0.33086157860891" calcext:value-type="float">
            <text:p>0.33086157860891</text:p>
          </table:table-cell>
          <table:table-cell table:style-name="ce1" table:formula="of:=0.000000001*(4*1000000* ([.$A$147]/64) *([.J154]/64))/[.J149]" office:value-type="float" office:value="0.4552572119738" calcext:value-type="float">
            <text:p>0.4552572119738</text:p>
          </table:table-cell>
        </table:table-row>
        <table:table-row table:style-name="ro1">
          <table:table-cell office:value-type="string" calcext:value-type="string">
            <text:p>retrieve(numadefault)</text:p>
          </table:table-cell>
          <table:table-cell office:value-type="float" office:value="0.149256321243427" calcext:value-type="float">
            <text:p>0.149256321243427</text:p>
          </table:table-cell>
          <table:table-cell table:number-columns-repeated="5"/>
          <table:table-cell office:value-type="float" office:value="0.0980333709791229" calcext:value-type="float">
            <text:p>0.098033370979123</text:p>
          </table:table-cell>
          <table:table-cell/>
          <table:table-cell office:value-type="float" office:value="0.106818938542935" calcext:value-type="float">
            <text:p>0.106818938542935</text:p>
          </table:table-cell>
          <table:table-cell/>
        </table:table-row>
        <table:table-row table:style-name="ro1">
          <table:table-cell office:value-type="string" calcext:value-type="string">
            <text:p>reduce(numadefault)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(numadefault)</text:p>
          </table:table-cell>
          <table:table-cell office:value-type="float" office:value="221.12303" calcext:value-type="float">
            <text:p>221.12303</text:p>
          </table:table-cell>
          <table:table-cell table:number-columns-repeated="5"/>
          <table:table-cell office:value-type="float" office:value="1760.06403" calcext:value-type="float">
            <text:p>1760.06403</text:p>
          </table:table-cell>
          <table:table-cell/>
          <table:table-cell office:value-type="float" office:value="3495.89703" calcext:value-type="float">
            <text:p>3495.89703</text:p>
          </table:table-cell>
          <table:table-cell/>
        </table:table-row>
        <table:table-row table:style-name="ro1">
          <table:table-cell office:value-type="string" calcext:value-type="string">
            <text:p>batch_size(numadefault)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/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batch/sec(numadefault)</text:p>
          </table:table-cell>
          <table:table-cell office:value-type="float" office:value="0.0723579086267043" calcext:value-type="float">
            <text:p>0.072357908626704</text:p>
          </table:table-cell>
          <table:table-cell table:number-columns-repeated="5"/>
          <table:table-cell office:value-type="float" office:value="0.0727246269557591" calcext:value-type="float">
            <text:p>0.072724626955759</text:p>
          </table:table-cell>
          <table:table-cell/>
          <table:table-cell office:value-type="float" office:value="0.0732287014757983" calcext:value-type="float">
            <text:p>0.0732287014757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14:27:12.112614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20:17:38.871954390</meta:creation-date>
    <dc:date>2022-09-09T15:24:23.957575335</dc:date>
    <meta:editing-duration>PT19H56M15S</meta:editing-duration>
    <meta:editing-cycles>65</meta:editing-cycles>
    <meta:generator>LibreOffice/6.4.7.2$Linux_X86_64 LibreOffice_project/40$Build-2</meta:generator>
    <meta:document-statistic meta:table-count="3" meta:cell-count="3472" meta:object-count="0"/>
  </office:meta>
</office:document-meta>
</file>